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4C0000019DA8493AEF.jpg"/>
  <manifest:file-entry manifest:media-type="image/png" manifest:full-path="Pictures/10000000000000200000002000309F1C.png"/>
  <manifest:file-entry manifest:media-type="image/jpeg" manifest:full-path="Pictures/10000000000002580000007019806B5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3" style:family="graphic">
      <style:graphic-properties style:protect="size"/>
    </style:style>
    <style:style style:name="gr4" style:family="graphic" style:parent-style-name="standard">
      <style:graphic-properties draw:stroke="solid" svg:stroke-width="0.035cm" svg:stroke-color="#000000" draw:stroke-linejoin="miter" draw:fill="solid" draw:fill-color="#ffff99" draw:textarea-horizontal-align="justify" draw:textarea-vertical-align="top" draw:auto-grow-height="true" fo:min-height="2.142cm" fo:min-width="11.686cm" fo:padding-top="0.13cm" fo:padding-bottom="0.13cm" fo:padding-left="0.25cm" fo:padding-right="0.25cm" fo:wrap-option="no-wrap" draw:shadow="hidden"/>
    </style:style>
    <style:style style:name="gr5" style:family="graphic" style:parent-style-name="standard">
      <style:graphic-properties draw:stroke="solid" svg:stroke-width="0.035cm" svg:stroke-color="#000000" draw:stroke-linejoin="miter" draw:fill="solid" draw:fill-color="#ffff99" draw:textarea-horizontal-align="justify" draw:textarea-vertical-align="top" draw:auto-grow-height="true" fo:min-height="1.479cm" fo:min-width="7.675cm" fo:padding-top="0.13cm" fo:padding-bottom="0.13cm" fo:padding-left="0.25cm" fo:padding-right="0.25cm" fo:wrap-option="no-wrap" draw:shadow="hidden"/>
    </style:style>
    <style:style style:name="gr6"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solid" svg:stroke-width="0.035cm" svg:stroke-color="#000000" draw:stroke-linejoin="miter" draw:fill="solid" draw:fill-color="#feffda" draw:textarea-horizontal-align="justify" draw:textarea-vertical-align="top" draw:auto-grow-height="true" fo:min-height="4.978cm" fo:padding-top="0.13cm" fo:padding-bottom="0.13cm" fo:padding-left="0.25cm" fo:padding-right="0.25cm" fo:wrap-option="wrap" draw:shadow="hidden" draw:shadow-offset-x="0.035cm" draw:shadow-offset-y="0.035cm" draw:shadow-color="#808080"/>
    </style:style>
    <style:style style:name="gr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 style:family="graphic" style:parent-style-name="standard">
      <style:graphic-properties draw:stroke="solid" svg:stroke-width="0.035cm" svg:stroke-color="#000000" draw:stroke-linejoin="miter" draw:fill="solid" draw:fill-color="#ffff99" draw:textarea-horizontal-align="justify" draw:textarea-vertical-align="top" draw:auto-grow-height="true" fo:min-height="0.713cm" fo:min-width="17.812cm" fo:padding-top="0.13cm" fo:padding-bottom="0.13cm" fo:padding-left="0.25cm" fo:padding-right="0.25cm" fo:wrap-option="no-wrap" draw:shadow="hidden"/>
    </style:style>
    <style:style style:name="gr11" style:family="graphic" style:parent-style-name="standard">
      <style:graphic-properties draw:stroke="solid" svg:stroke-width="0.035cm" svg:stroke-color="#000000" draw:stroke-linejoin="miter" draw:fill="solid" draw:fill-color="#ffff99" draw:textarea-horizontal-align="justify" draw:textarea-vertical-align="top" draw:auto-grow-height="true" fo:min-height="1.423cm" fo:min-width="3.787cm" fo:padding-top="0.13cm" fo:padding-bottom="0.13cm" fo:padding-left="0.25cm" fo:padding-right="0.25cm" fo:wrap-option="no-wrap" draw:shadow="hidden"/>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907cm" fo:padding-top="0.13cm" fo:padding-bottom="0.13cm" fo:padding-left="0.25cm" fo:padding-right="0.25cm" fo:wrap-option="wrap" draw:shadow="hidden"/>
    </style:style>
    <style:style style:name="gr15" style:family="graphic" style:parent-style-name="standard">
      <style:graphic-properties draw:fill="solid" draw:fill-color="#ffff99" draw:textarea-horizontal-align="center" draw:textarea-vertical-align="middle"/>
    </style:style>
    <style:style style:name="gr16" style:family="graphic" style:parent-style-name="standard">
      <style:graphic-properties draw:stroke="solid" svg:stroke-width="0.035cm" svg:stroke-color="#000000" draw:stroke-linejoin="miter" draw:fill="solid" draw:fill-color="#feffda" draw:textarea-horizontal-align="justify" draw:textarea-vertical-align="top" draw:auto-grow-height="true" fo:min-height="6.311cm" fo:padding-top="0.13cm" fo:padding-bottom="0.13cm" fo:padding-left="0.25cm" fo:padding-right="0.25cm" fo:wrap-option="wrap" draw:shadow="hidden" draw:shadow-offset-x="0.035cm" draw:shadow-offset-y="0.035cm" draw:shadow-color="#808080"/>
    </style:style>
    <style:style style:name="gr17" style:family="graphic" style:parent-style-name="standard">
      <style:graphic-properties draw:fill="solid" draw:fill-color="#ffcc99" draw:textarea-horizontal-align="center" draw:textarea-vertical-align="middle"/>
    </style:style>
    <style:style style:name="gr18" style:family="graphic" style:parent-style-name="standard">
      <style:graphic-properties draw:textarea-horizontal-align="left" draw:textarea-vertical-align="top"/>
    </style:style>
    <style:style style:name="gr19"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wrap" draw:shadow="hidden" draw:shadow-color="#808080" draw:shadow-opacity="99%"/>
    </style:style>
    <style:style style:name="gr20" style:family="graphic" style:parent-style-name="standard" style:list-style-name="L7">
      <style:graphic-properties draw:stroke="none" draw:fill="none" draw:fill-color="#ffffff" draw:textarea-horizontal-align="justify" draw:textarea-vertical-align="top" draw:auto-grow-height="true" fo:min-height="0.712cm" fo:padding-top="0.13cm" fo:padding-bottom="0.13cm" fo:padding-left="0.25cm" fo:padding-right="0.25cm" fo:wrap-option="wrap" draw:shadow="hidden"/>
    </style:style>
    <style:style style:name="gr21" style:family="graphic" style:parent-style-name="standard">
      <style:graphic-properties draw:stroke="solid" svg:stroke-width="0.035cm" svg:stroke-color="#000000" draw:stroke-linejoin="miter" draw:fill="solid" draw:fill-color="#660066" draw:textarea-horizontal-align="left" draw:textarea-vertical-align="top" draw:auto-grow-height="false" fo:padding-top="0.13cm" fo:padding-bottom="0.13cm" fo:padding-left="0.25cm" fo:padding-right="0.25cm" fo:wrap-option="wrap" draw:shadow="hidden" draw:shadow-color="#808080" draw:shadow-opacity="99%"/>
    </style:style>
    <style:style style:name="gr22" style:family="graphic" style:parent-style-name="standard" style:list-style-name="L8">
      <style:graphic-properties draw:stroke="none" draw:fill="none" draw:fill-color="#ffffff" draw:textarea-horizontal-align="justify" draw:textarea-vertical-align="top" draw:auto-grow-height="true" fo:min-height="1.423cm" fo:padding-top="0.13cm" fo:padding-bottom="0.13cm" fo:padding-left="0.25cm" fo:padding-right="0.25cm" fo:wrap-option="wrap" draw:shadow="hidden"/>
    </style:style>
    <style:style style:name="gr23"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hidden" draw:shadow-color="#808080" draw:shadow-opacity="99%"/>
    </style:style>
    <style:style style:name="gr24" style:family="graphic" style:parent-style-name="standard" style:list-style-name="L8">
      <style:graphic-properties draw:stroke="none" draw:fill="none" draw:fill-color="#ffffff" draw:textarea-horizontal-align="justify" draw:textarea-vertical-align="top" draw:auto-grow-height="true" fo:min-height="0.712cm" fo:padding-top="0.13cm" fo:padding-bottom="0.13cm" fo:padding-left="0.25cm" fo:padding-right="0.25cm" fo:wrap-option="wrap" draw:shadow="hidden"/>
    </style:style>
    <style:style style:name="gr25" style:family="graphic" style:parent-style-name="standard" style:list-style-name="L8">
      <style:graphic-properties draw:stroke="none" draw:fill="none" draw:fill-color="#ffffff" draw:textarea-horizontal-align="justify" draw:textarea-vertical-align="top" draw:auto-grow-height="true" fo:min-height="0.712cm" fo:padding-top="0.13cm" fo:padding-bottom="0.13cm" fo:padding-left="0.25cm" fo:padding-right="0.25cm" fo:wrap-option="wrap" draw:shadow="hidden"/>
    </style:style>
    <style:style style:name="gr26" style:family="graphic" style:parent-style-name="standard" style:list-style-name="L8">
      <style:graphic-properties draw:stroke="none" draw:fill="none" draw:fill-color="#ffffff" draw:textarea-horizontal-align="justify" draw:textarea-vertical-align="top" draw:auto-grow-height="true" fo:min-height="1.423cm" fo:padding-top="0.13cm" fo:padding-bottom="0.13cm" fo:padding-left="0.25cm" fo:padding-right="0.25cm" fo:wrap-option="wrap" draw:shadow="hidden"/>
    </style:style>
    <style:style style:name="gr27" style:family="graphic" style:parent-style-name="standard" style:list-style-name="L7">
      <style:graphic-properties draw:stroke="none" draw:fill="none" draw:fill-color="#ffffff" draw:textarea-horizontal-align="justify" draw:textarea-vertical-align="top" draw:auto-grow-height="true" fo:min-height="0.712cm" fo:padding-top="0.13cm" fo:padding-bottom="0.13cm" fo:padding-left="0.25cm" fo:padding-right="0.25cm" fo:wrap-option="wrap" draw:shadow="hidden"/>
    </style:style>
    <style:style style:name="gr28" style:family="graphic" style:parent-style-name="standard" style:list-style-name="L7">
      <style:graphic-properties draw:stroke="solid" svg:stroke-width="0.026cm" svg:stroke-color="#000000" draw:stroke-linejoin="miter" draw:fill="solid" draw:fill-color="#eaeaea" draw:textarea-horizontal-align="justify" draw:textarea-vertical-align="middle" draw:auto-grow-height="false" fo:padding-top="0.13cm" fo:padding-bottom="0.13cm" fo:padding-left="0.25cm" fo:padding-right="0.25cm" fo:wrap-option="no-wrap" draw:shadow="hidden"/>
    </style:style>
    <style:style style:name="gr29" style:family="graphic" style:parent-style-name="standard" style:list-style-name="L7">
      <style:graphic-properties draw:stroke="none" draw:fill="none" draw:fill-color="#ffffff" draw:textarea-horizontal-align="justify" draw:textarea-vertical-align="top" draw:auto-grow-height="true" fo:min-height="0.712cm" fo:padding-top="0.13cm" fo:padding-bottom="0.13cm" fo:padding-left="0.25cm" fo:padding-right="0.25cm" fo:wrap-option="wrap" draw:shadow="hidden"/>
    </style:style>
    <style:style style:name="gr30" style:family="graphic" style:parent-style-name="standard">
      <style:graphic-properties draw:stroke="none" draw:fill="none" fo:min-height="0.207cm"/>
    </style:style>
    <style:style style:name="gr31" style:family="graphic" style:parent-style-name="standard" style:list-style-name="L8">
      <style:graphic-properties draw:stroke="none" draw:fill="none" draw:fill-color="#ffffff" draw:textarea-horizontal-align="justify" draw:textarea-vertical-align="top" draw:auto-grow-height="true" fo:min-height="0.712cm" fo:padding-top="0.13cm" fo:padding-bottom="0.13cm" fo:padding-left="0.25cm" fo:padding-right="0.25cm" fo:wrap-option="wrap" draw:shadow="hidden"/>
    </style:style>
    <style:style style:name="gr32"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9.362cm" fo:padding-top="0.13cm" fo:padding-bottom="0.13cm" fo:padding-left="0.25cm" fo:padding-right="0.25cm" fo:wrap-option="wrap" draw:shadow="hidden"/>
    </style:style>
    <style:style style:name="gr33"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8.204cm" fo:padding-top="0.13cm" fo:padding-bottom="0.13cm" fo:padding-left="0.25cm" fo:padding-right="0.25cm" fo:wrap-option="wrap" draw:shadow="hidden" draw:shadow-offset-x="0.035cm" draw:shadow-offset-y="0.035cm" draw:shadow-color="#808080"/>
    </style:style>
    <style:style style:name="gr34" style:family="graphic" style:parent-style-name="standard">
      <style:graphic-properties draw:stroke="solid" svg:stroke-width="0.026cm" svg:stroke-color="#000000" draw:stroke-linejoin="miter" draw:fill="solid" draw:fill-color="#ffffcc" draw:textarea-horizontal-align="justify" draw:textarea-vertical-align="top" draw:auto-grow-height="true" fo:min-height="0.712cm" fo:min-width="19.719cm" fo:padding-top="0.13cm" fo:padding-bottom="0.13cm" fo:padding-left="0.25cm" fo:padding-right="0.25cm" fo:wrap-option="no-wrap" draw:shadow="hidden"/>
    </style:style>
    <style:style style:name="gr35" style:family="graphic" style:parent-style-name="standard">
      <style:graphic-properties draw:marker-end="Arrow" draw:marker-end-width="0.3cm" draw:fill="solid" draw:fill-color="#ffffcc" draw:textarea-horizontal-align="center" draw:textarea-vertical-align="middle"/>
    </style:style>
    <style:style style:name="gr36"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10.3cm" fo:padding-top="0.13cm" fo:padding-bottom="0.13cm" fo:padding-left="0.25cm" fo:padding-right="0.25cm" fo:wrap-option="wrap" draw:shadow="hidden" draw:shadow-offset-x="0.035cm" draw:shadow-offset-y="0.035cm" draw:shadow-color="#808080"/>
    </style:style>
    <style:style style:name="gr37"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38"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2.193cm" fo:padding-top="0.13cm" fo:padding-bottom="0.13cm" fo:padding-left="0.25cm" fo:padding-right="0.25cm" fo:wrap-option="wrap" draw:shadow="hidden" draw:shadow-offset-x="0.035cm" draw:shadow-offset-y="0.035cm" draw:shadow-color="#808080"/>
    </style:style>
    <style:style style:name="gr39"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6.117cm" fo:padding-top="0.13cm" fo:padding-bottom="0.13cm" fo:padding-left="0.25cm" fo:padding-right="0.25cm" fo:wrap-option="wrap" draw:shadow="hidden" draw:shadow-offset-x="0.035cm" draw:shadow-offset-y="0.035cm" draw:shadow-color="#808080"/>
    </style:style>
    <style:style style:name="gr40"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1.575cm" fo:padding-top="0.13cm" fo:padding-bottom="0.13cm" fo:padding-left="0.25cm" fo:padding-right="0.25cm" fo:wrap-option="wrap" draw:shadow="hidden" draw:shadow-offset-x="0.035cm" draw:shadow-offset-y="0.035cm" draw:shadow-color="#808080"/>
    </style:style>
    <style:style style:name="gr41"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12.088cm" fo:padding-top="0.13cm" fo:padding-bottom="0.13cm" fo:padding-left="0.25cm" fo:padding-right="0.25cm" fo:wrap-option="wrap" draw:shadow="hidden"/>
    </style:style>
    <style:style style:name="gr42" style:family="graphic" style:parent-style-name="standard">
      <style:graphic-properties draw:stroke="none" draw:fill="none" fo:min-height="11.161cm"/>
    </style:style>
    <style:style style:name="gr43" style:family="graphic" style:parent-style-name="standard">
      <style:graphic-properties draw:fill="none" draw:textarea-horizontal-align="center" draw:textarea-vertical-align="middle"/>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wrap" draw:shadow="hidden" draw:shadow-color="#808080"/>
    </style:style>
    <style:style style:name="pr2" style:family="presentation" style:parent-style-name="Title1-notes">
      <style:graphic-properties draw:stroke="solid" svg:stroke-width="0.026cm" svg:stroke-color="#000000" svg:stroke-opacity="100%" draw:stroke-linejoin="miter" draw:fill="solid" draw:fill-color="#ffffff" draw:opacity="100%" draw:auto-grow-height="true" fo:min-height="12.001cm" fo:padding-top="0.013cm" fo:padding-bottom="0.013cm" fo:padding-left="0.013cm" fo:padding-right="0.013cm" draw:shadow="hidden"/>
    </style:style>
    <style:style style:name="pr3"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wrap" draw:shadow="hidden"/>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wrap" draw:shadow="hidden"/>
    </style:style>
    <style:style style:name="pr5" style:family="presentation" style:parent-style-name="Default-notes">
      <style:graphic-properties draw:stroke="none" draw:fill="none" draw:fill-color="#ffffff" draw:auto-grow-height="true" fo:min-height="12.001cm" draw:shadow="hidden"/>
    </style:style>
    <style:style style:name="pr6" style:family="presentation" style:parent-style-name="Default-notes">
      <style:graphic-properties draw:fill-color="#ffffff" fo:min-height="11.75cm"/>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6.968cm" fo:min-width="0cm" fo:padding-top="0.127cm" fo:padding-bottom="0.127cm" fo:padding-left="0.254cm" fo:padding-right="0.254cm" fo:wrap-option="wrap" draw:shadow="hidden"/>
    </style:style>
    <style:style style:name="pr8" style:family="presentation" style:parent-style-name="Default-notes">
      <style:graphic-properties draw:fill-color="#ffffff" draw:auto-grow-height="true" fo:min-height="12.001cm"/>
    </style:style>
    <style:style style:name="pr9" style:family="presentation" style:parent-style-name="Default-outline1" style:list-style-name="L9">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12.272cm" fo:min-width="0cm" fo:padding-top="0.127cm" fo:padding-bottom="0.127cm" fo:padding-left="0.254cm" fo:padding-right="0.254cm" fo:wrap-option="wrap" draw:shadow="visible" draw:shadow-offset-x="0.071cm" draw:shadow-offset-y="0.071cm" draw:shadow-color="#808080" draw:shadow-opacity="100%"/>
    </style:style>
    <style:style style:name="pr10" style:family="presentation" style:parent-style-name="Default-outline1" style:list-style-name="L10">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5.886cm" fo:min-width="0cm" fo:padding-top="0.127cm" fo:padding-bottom="0.127cm" fo:padding-left="0.254cm" fo:padding-right="0.254cm" fo:wrap-option="wrap" draw:shadow="hidden" draw:shadow-offset-x="0.071cm" draw:shadow-offset-y="0.071cm" draw:shadow-color="#808080" draw:shadow-opacity="100%"/>
    </style:style>
    <style:style style:name="pr11" style:family="presentation" style:parent-style-name="Default-outline1" style:list-style-name="L9">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8.967cm" fo:min-width="0cm" fo:padding-top="0.127cm" fo:padding-bottom="0.127cm" fo:padding-left="0.254cm" fo:padding-right="0.254cm" fo:wrap-option="wrap" draw:shadow="visible" draw:shadow-offset-x="0.071cm" draw:shadow-offset-y="0.071cm" draw:shadow-color="#808080" draw:shadow-opacity="100%"/>
    </style:style>
    <style:style style:name="pr12" style:family="presentation" style:parent-style-name="Default-outline1" style:list-style-name="L10">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3.072cm" fo:min-width="0cm" fo:padding-top="0.127cm" fo:padding-bottom="0.127cm" fo:padding-left="0.254cm" fo:padding-right="0.254cm" fo:wrap-option="wrap" draw:shadow="hidden" draw:shadow-offset-x="0.071cm" draw:shadow-offset-y="0.071cm" draw:shadow-color="#808080" draw:shadow-opacity="100%"/>
    </style:style>
    <style:style style:name="pr13" style:family="presentation" style:parent-style-name="Default-outline1">
      <style:graphic-properties draw:fill-color="#ffffff" draw:auto-grow-height="true" fo:min-height="6.362cm"/>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8.811cm" fo:min-width="0cm" fo:padding-top="0.127cm" fo:padding-bottom="0.127cm" fo:padding-left="0.254cm" fo:padding-right="0.254cm" fo:wrap-option="wrap" draw:shadow="hidden"/>
    </style:style>
    <style:style style:name="pr15"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9cm" fo:padding-right="0.269cm" fo:wrap-option="wrap" draw:shadow="hidden"/>
    </style:style>
    <style:style style:name="pr16" style:family="presentation" style:parent-style-name="Default-title">
      <style:graphic-properties draw:stroke="none" draw:fill="none" draw:fill-color="#bbe0e3" draw:textarea-horizontal-align="justify" draw:textarea-vertical-align="top" draw:auto-grow-height="true" draw:auto-grow-width="false" fo:min-height="2.97cm" fo:min-width="0cm" fo:padding-top="0.127cm" fo:padding-bottom="0.127cm" fo:padding-left="0.254cm" fo:padding-right="0.254cm" fo:wrap-option="wrap" draw:shadow="hidden"/>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9.293cm" fo:min-width="0cm" fo:padding-top="0.127cm" fo:padding-bottom="0.127cm" fo:padding-left="0.254cm" fo:padding-right="0.254cm" fo:wrap-option="wrap" draw:shadow="hidden"/>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8.264cm" fo:min-width="0cm" fo:padding-top="0.127cm" fo:padding-bottom="0.127cm" fo:padding-left="0.254cm" fo:padding-right="0.254cm" fo:wrap-option="wrap" draw:shadow="hidden"/>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8.372cm" fo:min-width="0cm" fo:padding-top="0.127cm" fo:padding-bottom="0.127cm" fo:padding-left="0.254cm" fo:padding-right="0.254cm" fo:wrap-option="wrap" draw:shadow="hidden"/>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6.752cm" fo:min-width="0cm" fo:padding-top="0.127cm" fo:padding-bottom="0.127cm" fo:padding-left="0.254cm" fo:padding-right="0.254cm" fo:wrap-option="wrap" draw:shadow="hidden"/>
    </style:style>
    <style:style style:name="pr21" style:family="presentation" style:parent-style-name="Default-outline1">
      <style:graphic-properties fo:min-height="12.323cm"/>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43cm" fo:min-width="0cm" fo:padding-top="0.127cm" fo:padding-bottom="0.127cm" fo:padding-left="0.254cm" fo:padding-right="0.254cm" fo:wrap-option="wrap" draw:shadow="hidden"/>
    </style:style>
    <style:style style:name="pr23" style:family="presentation" style:parent-style-name="Title1-subtitle">
      <style:graphic-properties draw:stroke="none" draw:fill="none" draw:fill-color="#bbe0e3" draw:textarea-horizontal-align="justify" draw:textarea-vertical-align="top" draw:auto-grow-height="true" draw:auto-grow-width="false" fo:min-height="4.616cm" fo:min-width="0cm" fo:padding-top="0.127cm" fo:padding-bottom="0.127cm" fo:padding-left="0.254cm" fo:padding-right="0.254cm" fo:wrap-option="wrap" draw:shadow="hidden" draw:shadow-color="#808080"/>
    </style:style>
    <style:style style:name="pr24" style:family="presentation" style:parent-style-name="Title1-notes">
      <style:graphic-properties draw:stroke="none" draw:fill="none" draw:fill-color="#ffffff" draw:auto-grow-height="true" fo:min-height="12.001cm" draw:shadow="hidden"/>
    </style:style>
    <style:style style:name="P1" style:family="paragraph">
      <style:paragraph-properties fo:margin-left="0cm" fo:margin-right="0cm" fo:text-align="center" fo:text-indent="0cm"/>
    </style:style>
    <style:style style:name="P2" style:family="paragraph">
      <style:paragraph-properties text:enable-numbering="false" fo:margin-left="0cm" fo:margin-right="0cm" fo:text-align="center" fo:text-indent="0cm" style:writing-mode="lr-tb"/>
    </style:style>
    <style:style style:name="P3" style:family="paragraph">
      <style:text-properties fo:font-family="Verdana" style:font-family-generic="swiss" style:font-pitch="variable" fo:font-size="20pt" style:font-size-asian="20pt" style:font-size-complex="20pt"/>
    </style:style>
    <style:style style:name="P4" style:family="paragraph">
      <style:paragraph-properties fo:margin-left="0cm" fo:margin-right="0cm" fo:line-height="100%" fo:text-align="end" fo:text-indent="0cm" style:punctuation-wrap="hanging" style:line-break="strict"/>
    </style:style>
    <style:style style:name="P5" style:family="paragraph">
      <style:paragraph-properties text:enable-numbering="false" fo:margin-left="0cm" fo:margin-right="0cm" fo:line-height="100%" fo:text-align="end" fo:text-indent="0cm" style:punctuation-wrap="hanging" style:line-break="strict" style:writing-mode="lr-tb"/>
    </style:style>
    <style:style style:name="P6" style:family="paragraph">
      <style:paragraph-properties fo:margin-left="0cm" fo:margin-right="0cm" fo:text-indent="0cm"/>
    </style:style>
    <style:style style:name="P7" style:family="paragraph">
      <style:paragraph-properties text:enable-numbering="false" fo:margin-left="0cm" fo:margin-right="0cm" fo:text-indent="0cm" style:writing-mode="lr-tb"/>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margin-top="0.176cm" fo:margin-bottom="0cm" fo:text-indent="0cm"/>
    </style:style>
    <style:style style:name="P10" style:family="paragraph">
      <style:paragraph-properties fo:margin-left="0.952cm" fo:margin-right="0cm" fo:margin-top="0.211cm" fo:margin-bottom="0cm" fo:text-indent="-0.952cm"/>
    </style:style>
    <style:style style:name="P11" style:family="paragraph">
      <style:paragraph-properties text:enable-numbering="true" fo:margin-left="0.952cm" fo:margin-right="0cm" fo:margin-top="0.211cm" fo:margin-bottom="0cm" fo:text-indent="-0.952cm" style:writing-mode="lr-tb"/>
    </style:style>
    <style:style style:name="P12" style:family="paragraph">
      <style:paragraph-properties text:enable-numbering="true" fo:margin-left="0.952cm" fo:margin-right="0cm" fo:margin-top="0.211cm" fo:margin-bottom="0cm" fo:text-indent="-0.952cm" style:writing-mode="lr-tb"/>
      <style:text-properties fo:font-family="Verdana" style:font-family-generic="swiss" style:font-pitch="variable"/>
    </style:style>
    <style:style style:name="P13" style:family="paragraph">
      <style:paragraph-properties text:enable-numbering="true" fo:margin-left="0cm" fo:margin-right="0cm" fo:margin-top="0.211cm" fo:margin-bottom="0cm" fo:text-indent="0cm" style:writing-mode="lr-tb"/>
    </style:style>
    <style:style style:name="P14" style:family="paragraph">
      <style:paragraph-properties text:enable-numbering="true" fo:margin-left="0cm" fo:margin-right="0cm" fo:margin-top="0.211cm" fo:margin-bottom="0cm" fo:text-indent="0cm" style:writing-mode="lr-tb"/>
      <style:text-properties fo:font-size="20pt" style:font-size-asian="20pt" style:font-size-complex="20pt"/>
    </style:style>
    <style:style style:name="P15" style:family="paragraph">
      <style:paragraph-properties fo:margin-left="0.952cm" fo:margin-right="0cm" fo:margin-top="0.176cm" fo:margin-bottom="0cm" fo:line-height="80%" fo:text-indent="-0.952cm"/>
    </style:style>
    <style:style style:name="P16" style:family="paragraph">
      <style:paragraph-properties fo:margin-left="0.952cm" fo:margin-right="0cm" fo:margin-top="0.158cm" fo:margin-bottom="0cm" fo:line-height="90%" fo:text-indent="-0.952cm"/>
    </style:style>
    <style:style style:name="P17" style:family="paragraph">
      <style:paragraph-properties text:enable-numbering="false" fo:margin-left="0.952cm" fo:margin-right="0cm" fo:margin-top="0.176cm" fo:margin-bottom="0cm" fo:line-height="80%" fo:text-indent="-0.952cm" style:writing-mode="lr-tb"/>
    </style:style>
    <style:style style:name="P18" style:family="paragraph">
      <style:paragraph-properties fo:margin-left="0cm" fo:margin-right="0cm" fo:line-height="100%" fo:text-indent="0cm"/>
    </style:style>
    <style:style style:name="P19" style:family="paragraph">
      <style:paragraph-properties text:enable-numbering="false" fo:margin-left="0cm" fo:margin-right="0cm" fo:line-height="100%" fo:text-indent="0cm" style:writing-mode="lr-tb"/>
    </style:style>
    <style:style style:name="P20" style:family="paragraph">
      <style:paragraph-properties fo:text-align="center" style:writing-mode="lr-tb"/>
      <style:text-properties fo:font-size="24pt"/>
    </style:style>
    <style:style style:name="P21" style:family="paragraph">
      <style:paragraph-properties text:enable-numbering="true" fo:margin-left="0cm" fo:margin-right="0cm" fo:margin-top="0.211cm" fo:margin-bottom="0cm" fo:text-indent="0cm" style:writing-mode="lr-tb"/>
      <style:text-properties fo:font-size="24pt" style:font-size-asian="24pt" style:font-size-complex="24pt"/>
    </style:style>
    <style:style style:name="P22" style:family="paragraph">
      <style:paragraph-properties text:enable-numbering="false" fo:margin-left="0.952cm" fo:margin-right="0cm" fo:margin-top="0.158cm" fo:margin-bottom="0cm" fo:line-height="90%" fo:text-indent="-0.952cm" style:writing-mode="lr-tb"/>
    </style:style>
    <style:style style:name="P23" style:family="paragraph">
      <style:paragraph-properties text:enable-numbering="false" fo:margin-left="0cm" fo:margin-right="0cm" fo:line-height="100%" fo:text-indent="0cm" style:writing-mode="lr-tb"/>
      <style:text-properties fo:font-size="24pt"/>
    </style:style>
    <style:style style:name="P24" style:family="paragraph">
      <style:paragraph-properties text:enable-numbering="false" fo:margin-left="0cm" fo:margin-right="0cm" fo:line-height="100%" fo:text-align="end" fo:text-indent="0cm" style:punctuation-wrap="hanging" style:line-break="strict" style:writing-mode="lr-tb"/>
      <style:text-properties fo:font-size="24pt"/>
    </style:style>
    <style:style style:name="P25" style:family="paragraph">
      <style:paragraph-properties fo:margin-left="0cm" fo:margin-right="0cm" fo:text-indent="0cm"/>
      <style:text-properties fo:font-size="12pt"/>
    </style:style>
    <style:style style:name="P26" style:family="paragraph">
      <style:paragraph-properties fo:margin-left="0.952cm" fo:margin-right="0cm" fo:margin-top="0.158cm" fo:margin-bottom="0cm" fo:line-height="80%" fo:text-indent="-0.952cm"/>
    </style:style>
    <style:style style:name="P27" style:family="paragraph">
      <style:paragraph-properties fo:margin-left="0cm" fo:margin-right="0cm" fo:line-height="100%" fo:text-align="center" fo:text-indent="0cm"/>
    </style:style>
    <style:style style:name="P28" style:family="paragraph">
      <style:paragraph-properties text:enable-numbering="false" fo:margin-left="0cm" fo:margin-right="0cm" fo:line-height="100%" fo:text-align="center" fo:text-indent="0cm" style:writing-mode="lr-tb"/>
    </style:style>
    <style:style style:name="P29" style:family="paragraph">
      <style:paragraph-properties style:text-autospace="none"/>
    </style:style>
    <style:style style:name="P30" style:family="paragraph">
      <style:text-properties fo:font-family="Arial" style:font-family-generic="swiss" style:font-pitch="variable" fo:font-size="18pt" style:font-size-asian="18pt" style:font-size-complex="18pt"/>
    </style:style>
    <style:style style:name="P31" style:family="paragraph">
      <style:paragraph-properties text:enable-numbering="false" fo:margin-left="0.952cm" fo:margin-right="0cm" fo:margin-top="0.158cm" fo:margin-bottom="0cm" fo:line-height="80%" fo:text-indent="-0.952cm" style:writing-mode="lr-tb"/>
      <style:text-properties fo:font-size="16pt" style:font-size-asian="16pt" style:font-size-complex="16pt"/>
    </style:style>
    <style:style style:name="P32" style:family="paragraph">
      <style:paragraph-properties text:enable-numbering="false" fo:margin-left="0cm" fo:margin-right="0cm" fo:line-height="100%" fo:text-indent="0cm" style:writing-mode="lr-tb"/>
      <style:text-properties fo:font-size="16pt" style:font-size-asian="16pt" style:font-size-complex="16pt"/>
    </style:style>
    <style:style style:name="P33" style:family="paragraph">
      <style:paragraph-properties fo:margin-left="0cm" fo:margin-right="0cm" fo:line-height="100%" fo:text-indent="0cm"/>
      <style:text-properties fo:font-family="Verdana" style:font-family-generic="swiss" style:font-pitch="variable" fo:font-size="16pt" style:font-size-asian="16pt" style:font-size-complex="16pt"/>
    </style:style>
    <style:style style:name="P34" style:family="paragraph">
      <style:paragraph-properties fo:margin-left="0cm" fo:margin-right="0cm" fo:margin-top="0.176cm" fo:margin-bottom="0cm" fo:line-height="100%" fo:text-indent="0cm"/>
    </style:style>
    <style:style style:name="P35" style:family="paragraph">
      <style:paragraph-properties text:enable-numbering="true" fo:margin-left="0.952cm" fo:margin-right="0cm" fo:margin-top="0.211cm" fo:margin-bottom="0cm" fo:text-indent="-0.952cm" style:writing-mode="lr-tb"/>
      <style:text-properties fo:font-family="Verdana" style:font-family-generic="swiss" style:font-pitch="variable" fo:font-size="24pt" style:font-size-asian="24pt" style:font-size-complex="24pt"/>
    </style:style>
    <style:style style:name="P36" style:family="paragraph">
      <style:paragraph-properties fo:margin-left="0cm" fo:margin-right="0cm" fo:margin-top="0.158cm" fo:margin-bottom="0cm" fo:text-indent="0cm" style:punctuation-wrap="hanging" style:line-break="strict"/>
    </style:style>
    <style:style style:name="P37" style:family="paragraph">
      <style:paragraph-properties text:enable-numbering="false" fo:margin-left="0cm" fo:margin-right="0cm" fo:margin-top="0.158cm" fo:margin-bottom="0cm" fo:text-indent="0cm" style:punctuation-wrap="hanging" style:line-break="strict" style:writing-mode="lr-tb"/>
    </style:style>
    <style:style style:name="P38" style:family="paragraph">
      <style:paragraph-properties style:writing-mode="lr-tb"/>
    </style:style>
    <style:style style:name="P39" style:family="paragraph">
      <style:paragraph-properties fo:margin-left="0cm" fo:margin-right="0cm" fo:line-height="100%" fo:text-align="center" fo:text-indent="0cm"/>
      <style:text-properties fo:color="#000000" fo:font-family="Verdana" style:font-family-generic="swiss" style:font-pitch="variable" fo:font-size="18pt" style:font-size-asian="18pt" style:font-size-complex="18pt"/>
    </style:style>
    <style:style style:name="P40" style:family="paragraph">
      <style:text-properties fo:font-family="Arial" style:font-family-generic="swiss" style:font-pitch="variable" fo:font-size="16pt" style:font-size-asian="16pt" style:font-size-complex="16pt"/>
    </style:style>
    <style:style style:name="P41" style:family="paragraph">
      <style:text-properties fo:font-family="Verdana" style:font-family-generic="swiss" style:font-pitch="variable" fo:font-size="16pt" style:font-size-asian="16pt" style:font-size-complex="16pt"/>
    </style:style>
    <style:style style:name="P42" style:family="paragraph">
      <style:paragraph-properties fo:margin-left="0cm" fo:margin-right="0cm" fo:line-height="100%" fo:text-indent="0cm"/>
      <style:text-properties fo:font-family="Arial" style:font-family-generic="swiss" style:font-pitch="variable" fo:font-size="16pt" style:font-size-asian="16pt" style:font-size-complex="16pt"/>
    </style:style>
    <style:style style:name="P43" style:family="paragraph">
      <style:paragraph-properties text:enable-numbering="false" fo:margin-left="0cm" fo:margin-right="0cm" fo:text-indent="0cm" style:writing-mode="lr-tb"/>
      <style:text-properties fo:font-size="32pt" style:font-size-asian="32pt" style:font-size-complex="32pt"/>
    </style:style>
    <style:style style:name="P44" style:family="paragraph">
      <style:paragraph-properties text:enable-numbering="false" fo:margin-left="0cm" fo:margin-right="0cm" fo:line-height="100%" fo:text-indent="0cm" style:writing-mode="lr-tb"/>
      <style:text-properties fo:font-size="16pt" fo:font-weight="normal" style:font-size-asian="16pt" style:font-weight-asian="normal" style:font-size-complex="16pt" style:font-weight-complex="normal"/>
    </style:style>
    <style:style style:name="P45" style:family="paragraph">
      <style:paragraph-properties fo:margin-left="0.952cm" fo:margin-right="0cm" fo:margin-top="0cm" fo:margin-bottom="0cm" fo:line-height="100%" fo:text-indent="-0.952cm" style:punctuation-wrap="hanging" style:line-break="strict"/>
    </style:style>
    <style:style style:name="P46" style:family="paragraph">
      <style:paragraph-properties text:enable-numbering="true" fo:margin-left="0cm" fo:margin-right="0cm" fo:margin-top="0.211cm" fo:margin-bottom="0cm" fo:text-indent="0cm" style:writing-mode="lr-tb"/>
      <style:text-properties fo:font-family="Verdana" style:font-family-generic="swiss" style:font-pitch="variable"/>
    </style:style>
    <style:style style:name="P47" style:family="paragraph">
      <style:paragraph-properties fo:margin-left="0cm" fo:margin-right="0cm" fo:margin-top="0.211cm" fo:margin-bottom="0cm" fo:text-indent="0cm"/>
      <style:text-properties fo:color="#000000" fo:font-family="Monaco" style:font-family-generic="modern" style:font-pitch="fixed"/>
    </style:style>
    <style:style style:name="P48" style:family="paragraph">
      <style:paragraph-properties text:enable-numbering="false" fo:margin-left="0cm" fo:margin-right="0cm" fo:margin-top="0.176cm" fo:margin-bottom="0cm" fo:text-indent="0cm" style:writing-mode="lr-tb"/>
    </style:style>
    <style:style style:name="T1" style:family="text">
      <style:text-properties fo:color="#1e481f" fo:font-size="36pt" fo:language="en" fo:country="GB" style:font-size-asian="36pt" style:font-size-complex="36pt"/>
    </style:style>
    <style:style style:name="T2" style:family="text">
      <style:text-properties fo:font-family="Verdana" style:font-family-generic="swiss" style:font-pitch="variable" fo:font-size="20pt" style:font-size-asian="20pt" style:font-size-complex="20pt"/>
    </style:style>
    <style:style style:name="T3" style:family="text">
      <style:text-properties fo:font-family="Arial" style:font-family-generic="swiss" style:font-pitch="variable" fo:font-size="13pt" fo:language="en" fo:country="US" style:font-size-asian="13pt" style:font-size-complex="13pt"/>
    </style:style>
    <style:style style:name="T4" style:family="text">
      <style:text-properties fo:language="en" fo:country="GB" fo:font-weight="bold" style:font-weight-asian="bold" style:font-weight-complex="bold"/>
    </style:style>
    <style:style style:name="T5" style:family="text">
      <style:text-properties fo:language="en" fo:country="GB"/>
    </style:style>
    <style:style style:name="T6" style:family="text">
      <style:text-properties fo:language="en" fo:country="US"/>
    </style:style>
    <style:style style:name="T7" style:family="text">
      <style:text-properties fo:font-family="Verdana" style:font-family-generic="swiss" style:font-pitch="variable" fo:font-size="22pt" fo:language="en" fo:country="US" style:font-size-asian="22pt" style:font-size-complex="22pt"/>
    </style:style>
    <style:style style:name="T8" style:family="text">
      <style:text-properties fo:font-family="Verdana" style:font-family-generic="swiss" style:font-pitch="variable" fo:font-size="18pt" fo:language="en" fo:country="US" fo:font-weight="normal" style:font-size-asian="18pt" style:font-weight-asian="normal" style:font-size-complex="18pt" style:font-weight-complex="normal"/>
    </style:style>
    <style:style style:name="T9" style:family="text">
      <style:text-properties fo:font-family="Verdana" style:font-family-generic="swiss" style:font-pitch="variable" fo:font-size="14pt" fo:language="en" fo:country="US" fo:font-weight="normal" style:font-size-asian="14pt" style:font-weight-asian="normal" style:font-size-complex="14pt" style:font-weight-complex="normal"/>
    </style:style>
    <style:style style:name="T10" style:family="text">
      <style:text-properties fo:font-family="Verdana" style:font-family-generic="swiss" style:font-pitch="variable" fo:font-size="14pt" fo:language="en" fo:country="US" style:font-size-asian="14pt" style:font-size-complex="14pt"/>
    </style:style>
    <style:style style:name="T11" style:family="text">
      <style:text-properties fo:font-family="Arial" style:font-family-generic="swiss" style:font-pitch="variable" fo:font-size="10pt" fo:language="en" fo:country="US" style:font-size-asian="10pt" style:font-size-complex="10pt"/>
    </style:style>
    <style:style style:name="T12" style:family="text">
      <style:text-properties fo:color="#000000" style:text-outline="false" style:text-line-through-style="none" style:text-position="0% 100%" fo:font-family="Arial" style:font-family-generic="swiss" style:font-pitch="variable" fo:font-size="10pt" fo:language="en" fo:country="US" fo:font-style="normal" fo:text-shadow="none" style:text-underline-style="none" fo:font-weight="normal" style:font-family-asian="Times-Roman" style:font-family-generic-asian="roman" style:font-size-asian="10pt" style:font-style-asian="normal" style:font-weight-asian="normal" style:font-family-complex="Times-Roman" style:font-family-generic-complex="roman" style:font-size-complex="10pt" style:font-style-complex="normal" style:font-weight-complex="normal" style:text-emphasize="none" style:font-relief="none"/>
    </style:style>
    <style:style style:name="T13" style:family="text">
      <style:text-properties fo:font-family="Verdana" style:font-family-generic="swiss" style:font-pitch="variable" fo:font-size="10pt" fo:language="en" fo:country="US" style:font-size-asian="10pt" style:font-size-complex="10pt"/>
    </style:style>
    <style:style style:name="T14" style:family="text">
      <style:text-properties fo:color="#000000" style:text-outline="false" style:text-line-through-style="none" style:text-position="0% 100%" fo:font-family="Verdana" style:font-family-generic="swiss" style:font-pitch="variable" fo:font-size="10pt" fo:language="en" fo:country="US" fo:font-style="normal" fo:text-shadow="none" style:text-underline-style="none" fo:font-weight="normal" style:font-family-asian="Times-Roman" style:font-family-generic-asian="roman" style:font-size-asian="10pt" style:font-style-asian="normal" style:font-weight-asian="normal" style:font-family-complex="Times-Roman" style:font-family-generic-complex="roman" style:font-size-complex="10pt" style:font-style-complex="normal" style:font-weight-complex="normal" style:text-emphasize="none" style:font-relief="none"/>
    </style:style>
    <style:style style:name="T15" style:family="text">
      <style:text-properties fo:font-family="Verdana" style:font-family-generic="swiss" style:font-pitch="variable" fo:font-size="20pt" fo:language="en" fo:country="US" style:font-size-asian="20pt" style:font-size-complex="20pt"/>
    </style:style>
    <style:style style:name="T16" style:family="text">
      <style:text-properties fo:color="#000000" style:text-outline="false" style:text-line-through-style="none" style:text-position="0% 100%" fo:font-family="Verdana" style:font-family-generic="swiss" style:font-pitch="variable" fo:font-size="16pt" fo:language="en" fo:country="US" fo:font-style="normal" fo:text-shadow="none" style:text-underline-style="none" fo:font-weight="normal" style:font-family-asian="Times-Roman" style:font-family-generic-asian="roman" style:font-size-asian="16pt" style:font-style-asian="normal" style:font-weight-asian="normal" style:font-family-complex="Times-Roman" style:font-family-generic-complex="roman" style:font-size-complex="16pt" style:font-style-complex="normal" style:font-weight-complex="normal" style:text-emphasize="none" style:font-relief="none"/>
    </style:style>
    <style:style style:name="T17" style:family="text">
      <style:text-properties fo:font-family="Verdana" style:font-family-generic="swiss" style:font-pitch="variable" fo:font-size="16pt" fo:language="en" fo:country="US" style:font-size-asian="16pt" style:font-size-complex="16pt"/>
    </style:style>
    <style:style style:name="T18"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normal" style:font-family-asian="Times-Roman" style:font-family-generic-asian="roman" style:font-size-asian="20pt" style:font-style-asian="normal" style:font-weight-asian="normal" style:font-family-complex="Times-Roman" style:font-family-generic-complex="roman" style:font-size-complex="20pt" style:font-style-complex="normal" style:font-weight-complex="normal" style:text-emphasize="none" style:font-relief="none"/>
    </style:style>
    <style:style style:name="T19" style:family="text">
      <style:text-properties fo:font-size="20pt" style:font-size-asian="20pt" style:font-size-complex="20pt"/>
    </style:style>
    <style:style style:name="T20" style:family="text">
      <style:text-properties fo:font-size="16pt" style:font-size-asian="16pt" style:font-size-complex="16pt"/>
    </style:style>
    <style:style style:name="T21" style:family="text">
      <style:text-properties fo:font-size="12pt" style:font-size-asian="12pt" style:font-size-complex="12pt"/>
    </style:style>
    <style:style style:name="T22" style:family="text">
      <style:text-properties fo:font-size="8pt" style:font-size-asian="8pt" style:font-size-complex="8pt"/>
    </style:style>
    <style:style style:name="T23" style:family="text">
      <style:text-properties fo:color="#646464" fo:font-family="Arial" style:font-family-generic="modern" style:font-pitch="variable" fo:font-size="20pt" fo:language="en" fo:country="GB" style:font-size-asian="20pt" style:font-size-complex="20pt"/>
    </style:style>
    <style:style style:name="T24" style:family="text">
      <style:text-properties fo:color="#7f0055" fo:font-family="Arial" style:font-family-generic="modern" style:font-pitch="variable" fo:font-size="20pt" fo:language="en" fo:country="GB" style:font-size-asian="20pt" style:font-size-complex="20pt"/>
    </style:style>
    <style:style style:name="T25" style:family="text">
      <style:text-properties fo:color="#646464" fo:font-family="Arial" style:font-pitch="variable" fo:font-size="18pt" fo:language="en" fo:country="US" style:font-size-asian="18pt" style:font-size-complex="18pt"/>
    </style:style>
    <style:style style:name="T26" style:family="text">
      <style:text-properties fo:color="#0000c0" fo:font-family="Arial" style:font-pitch="variable" fo:font-size="18pt" fo:language="en" fo:country="US" style:font-size-asian="18pt" style:font-size-complex="18pt"/>
    </style:style>
    <style:style style:name="T27" style:family="text">
      <style:text-properties fo:color="#7f0055" fo:font-family="Arial" style:font-pitch="variable" fo:font-size="18pt" fo:language="en" fo:country="US" style:font-size-asian="18pt" style:font-size-complex="18pt"/>
    </style:style>
    <style:style style:name="T28" style:family="text">
      <style:text-properties fo:font-family="Arial" style:font-pitch="variable" fo:font-size="18pt" fo:language="en" fo:country="US" style:font-size-asian="18pt" style:font-size-complex="18pt"/>
    </style:style>
    <style:style style:name="T29" style:family="text">
      <style:text-properties fo:font-family="Arial" style:font-pitch="variable" fo:font-size="18pt" style:font-size-asian="18pt" style:font-size-complex="18pt"/>
    </style:style>
    <style:style style:name="T30" style:family="text">
      <style:text-properties fo:font-size="24pt" style:font-size-asian="24pt" style:font-size-complex="24pt"/>
    </style:style>
    <style:style style:name="T31" style:family="text">
      <style:text-properties fo:color="#3f7f7f" fo:font-family="Arial" style:font-pitch="variable" fo:font-size="18pt" fo:language="en" fo:country="US" style:font-size-asian="18pt" style:font-size-complex="18pt"/>
    </style:style>
    <style:style style:name="T32" style:family="text">
      <style:text-properties fo:color="#7f0055" fo:font-family="Arial" style:font-pitch="variable" fo:font-size="18pt" style:font-size-asian="18pt" style:font-size-complex="18pt"/>
    </style:style>
    <style:style style:name="T33" style:family="text">
      <style:text-properties fo:font-family="Arial" style:font-pitch="variable" fo:font-size="20pt" style:font-size-asian="20pt" style:font-size-complex="20pt"/>
    </style:style>
    <style:style style:name="T34" style:family="text">
      <style:text-properties fo:color="#3f7f5f" fo:font-family="Arial" style:font-family-generic="swiss" style:font-pitch="variable" fo:font-size="18pt" style:text-underline-style="solid" style:text-underline-width="auto" style:text-underline-color="font-color" style:font-family-asian="Monaco" style:font-family-generic-asian="modern" style:font-pitch-asian="fixed" style:font-size-asian="18pt" style:font-family-complex="Monaco" style:font-family-generic-complex="modern" style:font-pitch-complex="fixed" style:font-size-complex="18pt"/>
    </style:style>
    <style:style style:name="T35" style:family="text">
      <style:text-properties fo:color="#3f7f5f"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36" style:family="text">
      <style:text-properties fo:color="#7f0055" fo:font-family="Arial" style:font-pitch="variable" fo:font-size="16pt" style:font-size-asian="16pt" style:font-size-complex="16pt"/>
    </style:style>
    <style:style style:name="T37" style:family="text">
      <style:text-properties fo:font-family="Arial" style:font-pitch="variable" fo:font-size="16pt" style:font-size-asian="16pt" style:font-size-complex="16pt"/>
    </style:style>
    <style:style style:name="T38" style:family="text">
      <style:text-properties fo:color="#3f7f7f" fo:font-family="Arial" style:font-pitch="variable" fo:font-size="16pt" fo:language="en" fo:country="US" style:font-size-asian="16pt" style:font-size-complex="16pt"/>
    </style:style>
    <style:style style:name="T39" style:family="text">
      <style:text-properties fo:font-family="Arial" style:font-pitch="variable" fo:font-size="16pt" fo:language="en" fo:country="US" style:font-size-asian="16pt" style:font-size-complex="16pt"/>
    </style:style>
    <style:style style:name="T40" style:family="text">
      <style:text-properties fo:color="#7f0055" fo:font-family="Arial" style:font-pitch="variable" fo:font-size="16pt" fo:language="en" fo:country="US" style:font-size-asian="16pt" style:font-size-complex="16pt"/>
    </style:style>
    <style:style style:name="T41" style:family="text">
      <style:text-properties fo:color="#0000c0" fo:font-family="Arial" style:font-pitch="variable" fo:font-size="16pt" fo:language="en" fo:country="US" style:font-size-asian="16pt" style:font-size-complex="16pt"/>
    </style:style>
    <style:style style:name="T42" style:family="text">
      <style:text-properties fo:font-family="Arial" style:font-pitch="variable"/>
    </style:style>
    <style:style style:name="T43" style:family="text">
      <style:text-properties fo:color="#bbe0e3" fo:font-family="Arial" style:font-pitch="variable" fo:font-size="18pt" fo:language="en" fo:country="US" style:font-size-asian="18pt" style:font-size-complex="18pt"/>
    </style:style>
    <style:style style:name="T44" style:family="text">
      <style:text-properties fo:color="#006f70" fo:font-family="Arial" style:font-pitch="variable" fo:font-size="18pt" fo:language="en" fo:country="US" style:font-size-asian="18pt" style:font-size-complex="18pt"/>
    </style:style>
    <style:style style:name="T45" style:family="text">
      <style:text-properties fo:font-family="Verdana" style:font-family-generic="swiss" style:font-pitch="variable" fo:font-size="24pt" fo:language="en" fo:country="US" style:font-size-asian="24pt" style:font-size-complex="24pt"/>
    </style:style>
    <style:style style:name="T46" style:family="text">
      <style:text-properties fo:color="#ffffff" fo:font-family="Arial" style:font-pitch="variable" fo:font-size="18pt" fo:language="en" fo:country="US" style:font-size-asian="18pt" style:font-size-complex="18pt"/>
    </style:style>
    <style:style style:name="T47" style:family="text">
      <style:text-properties fo:color="#ffffff" fo:font-family="Arial" style:font-pitch="variable" fo:font-size="18pt" style:font-size-asian="18pt" style:font-size-complex="18pt"/>
    </style:style>
    <style:style style:name="T48" style:family="text">
      <style:text-properties fo:color="#000000" fo:font-family="Arial" style:font-pitch="variable" fo:font-size="18pt" fo:language="en" fo:country="US" style:font-size-asian="18pt" style:font-size-complex="18pt"/>
    </style:style>
    <style:style style:name="T49" style:family="text">
      <style:text-properties fo:font-family="Arial" style:font-pitch="variable" fo:font-size="16pt" fo:language="en" fo:country="US" fo:font-weight="bold" style:font-size-asian="16pt" style:font-weight-asian="bold" style:font-size-complex="16pt" style:font-weight-complex="bold"/>
    </style:style>
    <style:style style:name="T50" style:family="text">
      <style:text-properties fo:color="#ff3366" fo:font-family="Arial" style:font-pitch="variable" fo:font-size="16pt" fo:language="en" fo:country="US" style:font-size-asian="16pt" style:font-size-complex="16pt"/>
    </style:style>
    <style:style style:name="T51" style:family="text">
      <style:text-properties fo:font-family="Verdana" style:font-family-generic="swiss" style:font-pitch="variable" fo:font-size="16pt" style:font-size-asian="16pt" style:font-size-complex="16pt"/>
    </style:style>
    <style:style style:name="T52" style:family="text">
      <style:text-properties fo:color="#000000" fo:font-family="Arial" style:font-pitch="variable" fo:font-size="16pt" fo:language="en" fo:country="US" style:font-size-asian="16pt" style:font-size-complex="16pt"/>
    </style:style>
    <style:style style:name="T53" style:family="text">
      <style:text-properties fo:color="#3f7f7f" fo:font-family="Arial" style:font-pitch="variable" fo:font-size="16pt" fo:language="en" fo:country="US" fo:font-weight="normal" style:font-size-asian="16pt" style:font-weight-asian="normal" style:font-size-complex="16pt" style:font-weight-complex="normal"/>
    </style:style>
    <style:style style:name="T54" style:family="text">
      <style:text-properties fo:color="#7f0055" fo:font-family="Arial" style:font-pitch="variable" fo:font-size="16pt" fo:language="en" fo:country="US" fo:font-weight="normal" style:font-size-asian="16pt" style:font-weight-asian="normal" style:font-size-complex="16pt" style:font-weight-complex="normal"/>
    </style:style>
    <style:style style:name="T55" style:family="text">
      <style:text-properties fo:color="#0000c0" fo:font-family="Arial" style:font-pitch="variable" fo:font-size="16pt" fo:language="en" fo:country="US" fo:font-weight="normal" style:font-size-asian="16pt" style:font-weight-asian="normal" style:font-size-complex="16pt" style:font-weight-complex="normal"/>
    </style:style>
    <style:style style:name="T56" style:family="text">
      <style:text-properties fo:font-size="16pt" fo:language="en" fo:country="US" style:font-size-asian="16pt" style:font-size-complex="16pt"/>
    </style:style>
    <style:style style:name="T57" style:family="text">
      <style:text-properties fo:font-size="32pt" fo:language="en" fo:country="US" style:font-size-asian="32pt" style:font-size-complex="32pt"/>
    </style:style>
    <style:style style:name="T58" style:family="text">
      <style:text-properties fo:font-size="32pt" style:font-size-asian="32pt" style:font-size-complex="32pt"/>
    </style:style>
    <style:style style:name="T59" style:family="text">
      <style:text-properties fo:font-family="Arial" style:font-pitch="variable" fo:language="en" fo:country="US"/>
    </style:style>
    <style:style style:name="T60" style:family="text">
      <style:text-properties fo:font-family="Arial" style:font-pitch="variable" fo:font-size="16pt" fo:language="en" fo:country="US" fo:font-weight="normal" style:font-size-asian="16pt" style:font-weight-asian="normal" style:font-size-complex="16pt" style:font-weight-complex="normal"/>
    </style:style>
    <style:style style:name="T61" style:family="text">
      <style:text-properties fo:font-family="Arial" style:font-pitch="variable" fo:font-size="18pt" fo:language="en" fo:country="US" fo:font-weight="bold" style:font-size-asian="18pt" style:font-weight-asian="bold" style:font-size-complex="18pt" style:font-weight-complex="bold"/>
    </style:style>
    <style:style style:name="T62" style:family="text">
      <style:text-properties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63" style:family="text">
      <style:text-properties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64" style:family="text">
      <style:text-properties fo:color="#7f0055"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65" style:family="text">
      <style:text-properties fo:color="#3f7f7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66" style:family="text">
      <style:text-properties fo:font-family="Verdana" style:font-family-generic="swiss" style:font-pitch="variable" fo:language="en" fo:country="US"/>
    </style:style>
    <style:style style:name="T67" style:family="text">
      <style:text-properties fo:font-family="Verdana" style:font-family-generic="swiss" style:font-pitch="variable" fo:language="en" fo:country="US" fo:font-weight="normal" style:font-weight-asian="normal" style:font-weight-complex="normal"/>
    </style:style>
    <style:style style:name="T68" style:family="text">
      <style:text-properties fo:font-size="24pt" fo:language="en" fo:country="US" style:font-size-asian="24pt" style:font-size-complex="24pt"/>
    </style:style>
    <style:style style:name="T69" style:family="text">
      <style:text-properties fo:font-size="16pt" fo:language="en" fo:country="US" fo:font-weight="normal" style:font-size-asian="16pt" style:font-weight-asian="normal" style:font-size-complex="16pt" style:font-weight-complex="normal"/>
    </style:style>
    <style:style style:name="T70" style:family="text">
      <style:text-properties fo:color="#808080" fo:font-family="Arial" style:font-pitch="variable" fo:font-size="18pt" fo:language="en" fo:country="US" fo:font-weight="bold" style:font-size-asian="18pt" style:font-weight-asian="bold" style:font-size-complex="18pt" style:font-weight-complex="bold"/>
    </style:style>
    <style:style style:name="T71" style:family="text">
      <style:text-properties fo:color="#660066" fo:font-family="Arial" style:font-pitch="variable" fo:font-size="18pt" fo:language="en" fo:country="US" style:font-size-asian="18pt" style:font-size-complex="18pt"/>
    </style:style>
    <style:style style:name="T72" style:family="text">
      <style:text-properties fo:language="en" fo:country="GB" fo:font-weight="normal" style:font-weight-asian="normal" style:font-weight-complex="normal"/>
    </style:style>
    <style:style style:name="T73" style:family="text">
      <style:text-properties fo:font-family="Arial" style:font-pitch="variable" fo:font-size="20pt" fo:language="en" fo:country="US" style:font-size-asian="20pt" style:font-size-complex="20pt"/>
    </style:style>
    <style:style style:name="T74" style:family="text">
      <style:text-properties fo:color="#7f0055" fo:font-family="Arial" style:font-pitch="variable" fo:font-size="20pt" fo:language="en" fo:country="US" style:font-size-asian="20pt" style:font-size-complex="20pt"/>
    </style:style>
    <style:style style:name="T75" style:family="text">
      <style:text-properties fo:color="#7f0055" fo:font-family="Arial" style:font-pitch="variable" fo:font-size="20pt" fo:language="en" fo:country="US" fo:font-weight="bold" style:font-size-asian="20pt" style:font-weight-asian="bold" style:font-size-complex="20pt" style:font-weight-complex="bold"/>
    </style:style>
    <style:style style:name="T76" style:family="text">
      <style:text-properties fo:font-family="Arial" style:font-pitch="variable" fo:font-size="18pt" fo:language="en" fo:country="US" fo:font-weight="normal" style:font-size-asian="18pt" style:font-weight-asian="normal" style:font-size-complex="18pt" style:font-weight-complex="normal"/>
    </style:style>
    <style:style style:name="T77" style:family="text">
      <style:text-properties fo:font-family="Verdana" style:font-family-generic="swiss" style:font-pitch="variable" fo:font-size="24pt" fo:language="en" fo:country="US" fo:font-weight="normal" style:font-size-asian="24pt" style:font-weight-asian="normal" style:font-size-complex="24pt" style:font-weight-complex="normal"/>
    </style:style>
    <style:style style:name="T78" style:family="text">
      <style:text-properties fo:color="#000000" fo:font-family="Monaco" style:font-family-generic="modern" style:font-pitch="fixed" fo:language="en" fo:country="US"/>
    </style:style>
    <style:style style:name="T79" style:family="text">
      <style:text-properties fo:color="#00ae00" fo:font-family="Monaco" style:font-family-generic="modern" style:font-pitch="fixed" fo:language="en" fo:country="US"/>
    </style:style>
    <style:style style:name="T80" style:family="text">
      <style:text-properties fo:color="#00ae00" fo:language="en" fo:country="US"/>
    </style:style>
    <style:style style:name="T81" style:family="text">
      <style:text-properties fo:language="en" fo:country="US" fo:font-style="italic" style:font-style-asian="italic" style:font-style-complex="italic"/>
    </style:style>
    <style:style style:name="T82" style:family="text">
      <style:text-properties fo:language="en" fo:country="US" fo:font-style="normal" style:font-style-asian="normal" style:font-style-complex="normal"/>
    </style:style>
    <style:style style:name="T83" style:family="text">
      <style:text-properties fo:color="#000000" fo:language="en" fo:country="US" fo:font-style="normal" style:font-style-asian="normal" style:font-style-complex="normal"/>
    </style:style>
    <style:style style:name="T84" style:family="text">
      <style:text-properties fo:color="#00ae00" fo:language="en" fo:country="US" fo:font-style="normal" style:font-style-asian="normal" style:font-style-complex="normal"/>
    </style:style>
    <style:style style:name="T85" style:family="text">
      <style:text-properties fo:color="#1e481f" fo:font-size="36pt" style:font-size-asian="36pt" style:font-size-complex="36pt"/>
    </style:style>
    <text:list-style style:name="L1">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3">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9">
      <text:list-level-style-bullet text:level="1" text:bullet-char="•">
        <style:list-level-properties text:min-label-width="0.952cm"/>
        <style:text-properties fo:font-family="Arial" style:font-family-generic="modern" style:font-pitch="variable" fo:color="#646464"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Arial" style:font-family-generic="swiss" style:font-pitch="variable" fo:color="#7f0055"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Object/Relational Mapping with Spring and Hibernate" draw:style-name="dp1" draw:master-page-name="Title1" presentation:presentation-page-layout-name="AL1T0">
        <office:forms form:automatic-focus="false" form:apply-design-mode="false"/>
        <draw:frame presentation:style-name="pr1" draw:text-style-name="P2" draw:layer="layout" svg:width="21.59cm" svg:height="3.345cm" svg:x="1.826cm" svg:y="5.583cm" presentation:class="title" presentation:user-transformed="true">
          <draw:text-box>
            <text:p text:style-name="P1"><text:span text:style-name="T1">Object/Relational Mapping with Spring and Hibernate</text:span></text:p>
          </draw:text-box>
        </draw:frame>
        <draw:frame draw:style-name="gr1" draw:text-style-name="P3" draw:layer="layout" svg:width="17.545cm" svg:height="1.11cm" svg:x="4.049cm" svg:y="11.501cm">
          <draw:text-box>
            <text:p><text:span text:style-name="T2">Simplifying Data Access with Spring / Hibernate</text:span></text:p>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
          <draw:frame presentation:style-name="pr2" draw:text-style-name="P6" draw:layer="layout" svg:width="16.254cm" svg:height="12.027cm" svg:x="2.033cm" svg:y="12.668cm" presentation:class="notes" presentation:placeholder="true">
            <draw:text-box/>
          </draw:frame>
        </presentation:notes>
      </draw:page>
      <draw:page draw:name="page2" draw:style-name="dp1" draw:master-page-name="Default">
        <office:forms form:automatic-focus="false" form:apply-design-mode="false"/>
        <draw:frame presentation:style-name="pr3" draw:text-style-name="P7" draw:layer="layout" svg:width="17.476cm" svg:height="2.753cm" svg:x="0.957cm" svg:y="0.225cm" presentation:class="title" presentation:user-transformed="true">
          <draw:text-box>
            <text:p text:style-name="P6">Topics in this Session</text:p>
          </draw:text-box>
        </draw:frame>
        <draw:frame presentation:style-name="pr4" draw:text-style-name="P11" draw:layer="layout" svg:width="21.855cm" svg:height="11.219cm" svg:x="1.745cm" svg:y="4.057cm" presentation:class="outline" presentation:user-transformed="true">
          <draw:text-box>
            <text:list text:style-name="L3">
              <text:list-item>
                <text:p text:style-name="P8"><text:span text:style-name="T4">Introduction to Hibernate</text:span></text:p>
                <text:list>
                  <text:list-item>
                    <text:p text:style-name="P9"><text:span text:style-name="T4">Mapping</text:span></text:p>
                  </text:list-item>
                  <text:list-item>
                    <text:p text:style-name="P9"><text:span text:style-name="T4">Querying</text:span></text:p>
                  </text:list-item>
                </text:list>
              </text:list-item>
              <text:list-item>
                <text:p text:style-name="P8"><text:span text:style-name="T5">Configuring a Hibernate SessionFactory</text:span></text:p>
              </text:list-item>
              <text:list-item>
                <text:p text:style-name="P8"><text:span text:style-name="T5">Implementing Native Hibernate DAOs</text:span></text:p>
              </text:list-item>
              <text:list-item>
                <text:p text:style-name="P8"><text:span text:style-name="T5">Spring’s HibernateTemplate</text:span></text:p>
              </text:list-item>
            </text:list>
            <text:p text:style-name="P10"><text:span text:style-name="T5"/></text:p>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
          <draw:frame presentation:style-name="pr5" draw:text-style-name="P6" draw:layer="layout" svg:width="16.254cm" svg:height="12.001cm" svg:x="2.033cm" svg:y="12.668cm" presentation:class="notes" presentation:placeholder="true">
            <draw:text-box/>
          </draw:frame>
        </presentation:notes>
      </draw:page>
      <draw:page draw:name="page3" draw:style-name="dp1" draw:master-page-name="Default">
        <office:forms form:automatic-focus="false" form:apply-design-mode="false"/>
        <draw:frame presentation:style-name="pr3" draw:text-style-name="P7" draw:layer="layout" svg:width="17.476cm" svg:height="2.753cm" svg:x="0.957cm" svg:y="0.226cm" presentation:class="title" presentation:user-transformed="true">
          <draw:text-box>
            <text:p text:style-name="P6">What is Hibernate?</text:p>
          </draw:text-box>
        </draw:frame>
        <draw:frame presentation:style-name="pr4" draw:text-style-name="P11" draw:layer="layout" svg:width="21.855cm" svg:height="11.219cm" svg:x="1.746cm" svg:y="4.058cm" presentation:class="outline" presentation:user-transformed="true">
          <draw:text-box>
            <text:list text:style-name="L3">
              <text:list-item>
                <text:p text:style-name="P8"><text:span text:style-name="T6">Hibernate is one of a number of Object/Relational Mapping products</text:span></text:p>
                <text:list>
                  <text:list-item>
                    <text:p><text:span text:style-name="T6">You write POJOs representing your data model</text:span></text:p>
                  </text:list-item>
                  <text:list-item>
                    <text:p><text:span text:style-name="T6">Hibernate manages the relationship between those POJOs and the database</text:span></text:p>
                    <text:list>
                      <text:list-item>
                        <text:p><text:span text:style-name="T6">Generating code for retrieving data from the database</text:span></text:p>
                      </text:list-item>
                      <text:list-item>
                        <text:p><text:span text:style-name="T6">Generating code for updating the database</text:span></text:p>
                      </text:list-item>
                      <text:list-item>
                        <text:p><text:span text:style-name="T6">Synchronizing data access with the needs of the transaction manager</text:span></text:p>
                      </text:list-item>
                      <text:list-item>
                        <text:p><text:span text:style-name="T6">Caching the data model to improve performance</text:span></text:p>
                      </text:list-item>
                    </text:list>
                  </text:list-item>
                </text:list>
              </text:list-item>
            </text:list>
          </draw:text-box>
        </draw:frame>
        <presentation:notes draw:style-name="dp2">
          <draw:page-thumbnail draw:style-name="gr3" draw:layer="layout" svg:width="13.335cm" svg:height="10.002cm" svg:x="3.492cm" svg:y="2.001cm" draw:page-number="3" presentation:class="page"/>
          <draw:frame presentation:style-name="pr6" draw:layer="layout" svg:width="16.254cm" svg:height="11.75cm" svg:x="2.033cm" svg:y="12.668cm" presentation:class="notes" presentation:placeholder="true">
            <draw:text-box/>
          </draw:frame>
        </presentation:notes>
      </draw:page>
      <draw:page draw:name="Introduction to Hibernate " draw:style-name="dp1" draw:master-page-name="Default">
        <office:forms form:automatic-focus="false" form:apply-design-mode="false"/>
        <draw:frame presentation:style-name="pr3" draw:text-style-name="P7" draw:layer="layout" svg:width="17.476cm" svg:height="2.753cm" svg:x="0.957cm" svg:y="0.228cm" presentation:class="title" presentation:user-transformed="true">
          <draw:text-box>
            <text:p text:style-name="P6">Hibernate Building Blocks</text:p>
          </draw:text-box>
        </draw:frame>
        <draw:frame presentation:style-name="pr4" draw:text-style-name="P12" draw:layer="layout" svg:width="21.855cm" svg:height="14.644cm" svg:x="1.746cm" svg:y="4.06cm" presentation:class="outline" presentation:user-transformed="true">
          <draw:text-box>
            <text:list text:style-name="L3">
              <text:list-item>
                <text:p text:style-name="P8"><text:span text:style-name="T7">A Hibernate application consists of:</text:span></text:p>
                <text:list>
                  <text:list-item>
                    <text:p><text:span text:style-name="T8">SessionFactory</text:span></text:p>
                    <text:list>
                      <text:list-item>
                        <text:p><text:span text:style-name="T9">A heavyweight thread-safe object representing a single data source</text:span></text:p>
                      </text:list-item>
                      <text:list-item>
                        <text:p><text:span text:style-name="T9">Intended to be shared across the application</text:span></text:p>
                      </text:list-item>
                      <text:list-item>
                        <text:p><text:span text:style-name="T9">Provides access to a transactional Session</text:span></text:p>
                      </text:list-item>
                      <text:list-item>
                        <text:p><text:span text:style-name="T10">Manages Hibernate's optional globally-scoped cache (2LC)</text:span></text:p>
                        <text:list>
                          <text:list-item>
                            <text:p><text:span text:style-name="T11">H</text:span><text:span text:style-name="T12">olds cached data that has been read in one unit of work and may be reused in a future unit of work (only if class and collection mappings specify that this second-level cache is desirable)</text:span></text:p>
                          </text:list-item>
                        </text:list>
                      </text:list-item>
                    </text:list>
                  </text:list-item>
                  <text:list-item>
                    <text:p><text:span text:style-name="T8">Session</text:span></text:p>
                    <text:list>
                      <text:list-item>
                        <text:p><text:span text:style-name="T10">A lightweight stateful object representing a unit-of-work</text:span></text:p>
                        <text:list>
                          <text:list-item>
                            <text:p><text:span text:style-name="T13">Not thread-safe</text:span></text:p>
                          </text:list-item>
                        </text:list>
                      </text:list-item>
                      <text:list-item>
                        <text:p><text:span text:style-name="T10">Corresponds to a Connection</text:span></text:p>
                        <text:list>
                          <text:list-item>
                            <text:p><text:span text:style-name="T14">Logically resides somewhere between a connection and transaction</text:span></text:p>
                          </text:list-item>
                        </text:list>
                      </text:list-item>
                      <text:list-item>
                        <text:p><text:span text:style-name="T10">Manages persistent objects within the unit-of-work</text:span></text:p>
                      </text:list-item>
                      <text:list-item>
                        <text:p><text:span text:style-name="T10">Acts as a transaction-scoped cache (1LC)</text:span></text:p>
                      </text:list-item>
                    </text:list>
                  </text:list-item>
                  <text:list-item>
                    <text:p><text:span text:style-name="T8">Entity</text:span></text:p>
                    <text:list>
                      <text:list-item>
                        <text:p><text:span text:style-name="T10">A persistent object</text:span></text:p>
                      </text:list-item>
                    </text:list>
                  </text:list-item>
                  <text:list-item>
                    <text:p><text:span text:style-name="T8">Metadata</text:span></text:p>
                    <text:list>
                      <text:list-item>
                        <text:p><text:span text:style-name="T9">XML or Annotation based</text:span></text:p>
                      </text:list-item>
                    </text:list>
                  </text:list-item>
                </text:list>
              </text:list-item>
            </text:list>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
          <draw:frame presentation:style-name="pr5" draw:text-style-name="P6" draw:layer="layout" svg:width="16.254cm" svg:height="12.001cm" svg:x="2.033cm" svg:y="12.668cm" presentation:class="notes" presentation:placeholder="true">
            <draw:text-box/>
          </draw:frame>
        </presentation:notes>
      </draw:page>
      <draw:page draw:name="page5" draw:style-name="dp1" draw:master-page-name="Default">
        <office:forms form:automatic-focus="false" form:apply-design-mode="false"/>
        <draw:frame presentation:style-name="pr3" draw:text-style-name="P7" draw:layer="layout" svg:width="17.476cm" svg:height="2.999cm" svg:x="0.957cm" svg:y="0.229cm" presentation:class="title" presentation:user-transformed="true">
          <draw:text-box>
            <text:p text:style-name="P6">Additional Hibernate Interfaces</text:p>
          </draw:text-box>
        </draw:frame>
        <draw:frame presentation:style-name="pr4" draw:text-style-name="P12" draw:layer="layout" svg:width="21.855cm" svg:height="13.996cm" svg:x="1.746cm" svg:y="4.061cm" presentation:class="outline" presentation:user-transformed="true">
          <draw:text-box>
            <text:list text:style-name="L3">
              <text:list-item>
                <text:p text:style-name="P8"><text:span text:style-name="T15">Configuration</text:span></text:p>
                <text:list>
                  <text:list-item>
                    <text:p><text:span text:style-name="T16">Use to configure and bootstrap Hibernate</text:span></text:p>
                  </text:list-item>
                </text:list>
              </text:list-item>
              <text:list-item>
                <text:p text:style-name="P8"><text:span text:style-name="T15">Transaction</text:span></text:p>
                <text:list>
                  <text:list-item>
                    <text:p><text:span text:style-name="T17">Use to </text:span><text:span text:style-name="T16">abstract application code from the underlying transaction implementation</text:span></text:p>
                  </text:list-item>
                </text:list>
              </text:list-item>
              <text:list-item>
                <text:p text:style-name="P8"><text:span text:style-name="T15">Query</text:span></text:p>
                <text:list>
                  <text:list-item>
                    <text:p><text:span text:style-name="T17">Use to</text:span><text:span text:style-name="T16"> perform queries against the database and control how the query is executed</text:span></text:p>
                  </text:list-item>
                </text:list>
              </text:list-item>
              <text:list-item>
                <text:p text:style-name="P8"><text:span text:style-name="T15">Callback</text:span></text:p>
                <text:list>
                  <text:list-item>
                    <text:p><text:span text:style-name="T17">Use to </text:span><text:span text:style-name="T16">receive a notification when something interesting happens to an object</text:span></text:p>
                  </text:list-item>
                </text:list>
              </text:list-item>
              <text:list-item>
                <text:p><text:span text:style-name="T18">Extension</text:span></text:p>
                <text:list>
                  <text:list-item>
                    <text:p><text:span text:style-name="T16">Much of the functionality that Hibernate provides is configurable</text:span></text:p>
                  </text:list-item>
                  <text:list-item>
                    <text:p><text:span text:style-name="T16">When the built-in strategies are insufficient, Hibernate will usually let you plug in your own custom implementation by implementing an interface</text:span></text:p>
                  </text:list-item>
                </text:list>
              </text:list-item>
            </text:list>
          </draw:text-box>
        </draw:frame>
        <presentation:notes draw:style-name="dp2">
          <draw:page-thumbnail draw:style-name="gr3" draw:layer="layout" svg:width="13.335cm" svg:height="10.002cm" svg:x="3.492cm" svg:y="2.001cm" draw:page-number="5" presentation:class="page"/>
          <draw:frame presentation:style-name="pr6" draw:layer="layout" svg:width="16.254cm" svg:height="11.75cm" svg:x="2.033cm" svg:y="12.668cm" presentation:class="notes" presentation:placeholder="true">
            <draw:text-box/>
          </draw:frame>
        </presentation:notes>
      </draw:page>
      <draw:page draw:name="Hibernate Mapping" draw:style-name="dp1" draw:master-page-name="Default">
        <office:forms form:automatic-focus="false" form:apply-design-mode="false"/>
        <draw:frame presentation:style-name="pr3" draw:text-style-name="P7" draw:layer="layout" svg:width="17.476cm" svg:height="2.753cm" svg:x="0.959cm" svg:y="0.225cm" presentation:class="title" presentation:user-transformed="true">
          <draw:text-box>
            <text:p text:style-name="P6">Hibernate Metadata</text:p>
          </draw:text-box>
        </draw:frame>
        <draw:frame presentation:style-name="pr7" draw:text-style-name="P13" draw:layer="layout" svg:width="21.855cm" svg:height="11.003cm" svg:x="1.747cm" svg:y="4.057cm" presentation:class="outline" presentation:user-transformed="true">
          <draw:text-box>
            <text:list text:style-name="L3">
              <text:list-item>
                <text:p text:style-name="P8">Hibernate requires metadata</text:p>
                <text:list>
                  <text:list-item>
                    <text:p>Mapping classes to tables</text:p>
                  </text:list-item>
                  <text:list-item>
                    <text:p>Mapping fields to attributes / properties</text:p>
                  </text:list-item>
                  <text:list-item>
                    <text:p>Mapping relationships to foreign keys</text:p>
                  </text:list-item>
                  <text:list-item>
                    <text:p>Mapping primary keys to attributes / properties</text:p>
                  </text:list-item>
                  <text:list-item>
                    <text:p>Defining join tables (where necessary)</text:p>
                  </text:list-item>
                  <text:list-item>
                    <text:p>Mapping inheritance strategies to tables</text:p>
                  </text:list-item>
                </text:list>
              </text:list-item>
              <text:list-item>
                <text:p text:style-name="P8">This metadata can be provided using XML or annotations</text:p>
              </text:list-item>
              <text:list-item>
                <text:p text:style-name="P8">This session will present both approaches</text:p>
              </text:list-item>
            </text:list>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6"/>
          <draw:frame presentation:style-name="pr5" draw:text-style-name="P6" draw:layer="layout" svg:width="16.254cm" svg:height="12.001cm" svg:x="2.033cm" svg:y="12.668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7" draw:layer="layout" svg:width="17.476cm" svg:height="2.999cm" svg:x="0.958cm" svg:y="0.227cm" presentation:class="title" presentation:user-transformed="true">
          <draw:text-box>
            <text:p text:style-name="P6">Annotation Support in Hibernate</text:p>
          </draw:text-box>
        </draw:frame>
        <draw:frame presentation:style-name="pr7" draw:text-style-name="P14" draw:layer="layout" svg:width="21.855cm" svg:height="10.43cm" svg:x="1.747cm" svg:y="4.058cm" presentation:class="outline" presentation:user-transformed="true">
          <draw:text-box>
            <text:list text:style-name="L3">
              <text:list-item>
                <text:p text:style-name="P6"><text:span text:style-name="T19">Hibernate supports two sets of annotations</text:span></text:p>
                <text:list>
                  <text:list-item>
                    <text:p><text:span text:style-name="T20">javax.persistence.* (standard, defined by JPA)</text:span></text:p>
                    <text:list>
                      <text:list-item>
                        <text:p><text:span text:style-name="T21">JSR-250 compliant</text:span></text:p>
                      </text:list-item>
                    </text:list>
                  </text:list-item>
                  <text:list-item>
                    <text:p><text:span text:style-name="T20">Native Hibernate annotations (extensions to JPA annotations)</text:span></text:p>
                  </text:list-item>
                </text:list>
              </text:list-item>
              <text:list-item>
                <text:p text:style-name="P6"><text:span text:style-name="T19">Best practice:</text:span></text:p>
                <text:list>
                  <text:list-item>
                    <text:p><text:span text:style-name="T20">Use javax.persistence.* annotations for typical features </text:span></text:p>
                  </text:list-item>
                  <text:list-item>
                    <text:p><text:span text:style-name="T20">Use Hibernate annotations for extensions</text:span></text:p>
                    <text:list>
                      <text:list-item>
                        <text:p><text:span text:style-name="T21">For behavior not supported by JPA</text:span></text:p>
                      </text:list-item>
                      <text:list-item>
                        <text:p><text:span text:style-name="T21">Performance enhancements specific to Hibernate</text:span></text:p>
                      </text:list-item>
                    </text:list>
                  </text:list-item>
                </text:list>
              </text:list-item>
              <text:list-item>
                <text:p text:style-name="P6"><text:span text:style-name="T19">Developers can still base their applications on the Hibernate API and HQL, even when using JPA annotations</text:span></text:p>
              </text:list-item>
            </text:list>
          </draw:text-box>
        </draw:frame>
        <presentation:notes draw:style-name="dp2">
          <draw:page-thumbnail draw:style-name="gr3" draw:layer="layout" svg:width="13.335cm" svg:height="10.002cm" svg:x="3.492cm" svg:y="2.001cm" draw:page-number="7" presentation:class="page"/>
          <draw:frame presentation:style-name="pr8" draw:text-style-name="P6" draw:layer="layout" svg:width="16.254cm" svg:height="12.001cm" svg:x="2.033cm" svg:y="12.668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7" draw:layer="layout" svg:width="17.476cm" svg:height="2.753cm" svg:x="0.959cm" svg:y="0.228cm" presentation:class="title" presentation:user-transformed="true">
          <draw:text-box>
            <text:p text:style-name="P6">What Can You Annotate?</text:p>
          </draw:text-box>
        </draw:frame>
        <draw:frame presentation:style-name="pr7" draw:text-style-name="P14" draw:layer="layout" svg:width="21.855cm" svg:height="11.898cm" svg:x="1.749cm" svg:y="4.059cm" presentation:class="outline" presentation:user-transformed="true">
          <draw:text-box>
            <text:list text:style-name="L3">
              <text:list-item>
                <text:p text:style-name="P6"><text:span text:style-name="T19">Classes</text:span></text:p>
                <text:list>
                  <text:list-item>
                    <text:p><text:span text:style-name="T20">Metadata that applies to the entire class (e.g. table)</text:span></text:p>
                  </text:list-item>
                </text:list>
              </text:list-item>
              <text:list-item>
                <text:p text:style-name="P6"><text:span text:style-name="T19"><text:s/></text:span><text:span text:style-name="T19">Fields or properties</text:span></text:p>
                <text:list>
                  <text:list-item>
                    <text:p><text:span text:style-name="T20">Metadata that applies to a single field or property (e.g. mapped column)</text:span></text:p>
                  </text:list-item>
                </text:list>
              </text:list-item>
              <text:list-item>
                <text:p><text:span text:style-name="T19">Examples:</text:span></text:p>
                <text:list>
                  <text:list-item>
                    <text:p><text:span text:style-name="T20">Access type</text:span></text:p>
                    <text:list>
                      <text:list-item>
                        <text:p><text:span text:style-name="T21">Determines whether access is field or property based</text:span></text:p>
                      </text:list-item>
                      <text:list-item>
                        <text:p><text:span text:style-name="T21">Default access type is determined by the position of @Id</text:span></text:p>
                        <text:list>
                          <text:list-item>
                            <text:p><text:span text:style-name="T22">Can be overridden using Hibernate's Access annotation</text:span></text:p>
                          </text:list-item>
                        </text:list>
                      </text:list-item>
                    </text:list>
                  </text:list-item>
                  <text:list-item>
                    <text:p><text:span text:style-name="T20">Persistence requirements</text:span></text:p>
                    <text:list>
                      <text:list-item>
                        <text:p><text:span text:style-name="T21">By default, all fields / properties are persistent</text:span></text:p>
                        <text:list>
                          <text:list-item>
                            <text:p><text:span text:style-name="T22">Can be overridden using Hibernate's @Transient annotation</text:span></text:p>
                          </text:list-item>
                        </text:list>
                      </text:list-item>
                    </text:list>
                  </text:list-item>
                  <text:list-item>
                    <text:p><text:span text:style-name="T20">Other</text:span></text:p>
                    <text:list>
                      <text:list-item>
                        <text:p><text:span text:style-name="T21">Table names, Column names, cardinality, propagation</text:span></text:p>
                      </text:list-item>
                    </text:list>
                  </text:list-item>
                </text:list>
              </text:list-item>
            </text:list>
          </draw:text-box>
        </draw:frame>
        <presentation:notes draw:style-name="dp2">
          <draw:page-thumbnail draw:style-name="gr3" draw:layer="layout" svg:width="13.335cm" svg:height="10.002cm" svg:x="3.492cm" svg:y="2.001cm" draw:page-number="8" presentation:class="page"/>
          <draw:frame presentation:style-name="pr8" draw:text-style-name="P6" draw:layer="layout" svg:width="16.254cm" svg:height="12.001cm" svg:x="2.033cm" svg:y="12.668cm" presentation:class="notes" presentation:placeholder="true">
            <draw:text-box/>
          </draw:frame>
        </presentation:notes>
      </draw:page>
      <draw:page draw:name="Mapping simple properties" draw:style-name="dp1" draw:master-page-name="Default">
        <office:forms form:automatic-focus="false" form:apply-design-mode="false"/>
        <draw:frame presentation:style-name="pr3" draw:text-style-name="P7" draw:layer="layout" svg:width="17.476cm" svg:height="2.999cm" svg:x="0.959cm" svg:y="0.225cm" presentation:class="title" presentation:user-transformed="true">
          <draw:text-box>
            <text:p text:style-name="P6">Mapping Simple Properties with Annotations (1)</text:p>
          </draw:text-box>
        </draw:frame>
        <draw:frame presentation:style-name="pr9" draw:text-style-name="P17" draw:layer="layout" svg:width="22.022cm" svg:height="12.526cm" svg:x="1.73cm" svg:y="4.082cm" presentation:class="outline" presentation:user-transformed="true">
          <draw:text-box>
            <text:p text:style-name="P15"><text:span text:style-name="T23">@Entity</text:span></text:p>
            <text:p text:style-name="P15"><text:span text:style-name="T23">@Table(</text:span><text:span text:style-name="T24">name</text:span><text:span text:style-name="T25">= </text:span><text:span text:style-name="T26">“T_CUSTOMER”</text:span><text:span text:style-name="T23">)</text:span></text:p>
            <text:p text:style-name="P16"><text:span text:style-name="T27">public class</text:span><text:span text:style-name="T28"> Customer {</text:span></text:p>
            <text:p text:style-name="P16"><text:span text:style-name="T28"><text:s text:c="4"/></text:span><text:span text:style-name="T23">@Id</text:span></text:p>
            <text:p text:style-name="P16"><text:span text:style-name="T23"><text:s text:c="4"/></text:span><text:span text:style-name="T23">@Column (</text:span><text:span text:style-name="T24">name</text:span><text:span text:style-name="T25">=</text:span><text:span text:style-name="T26">“cust_id”</text:span><text:span text:style-name="T23">)</text:span></text:p>
            <text:p text:style-name="P16"><text:span text:style-name="T28"><text:s text:c="4"/></text:span><text:span text:style-name="T27">private</text:span><text:span text:style-name="T28"> Long id;</text:span></text:p>
            <text:p text:style-name="P16"><text:span text:style-name="T28"/></text:p>
            <text:p text:style-name="P16"><text:span text:style-name="T28"><text:s text:c="4"/></text:span><text:span text:style-name="T23">@Column (</text:span><text:span text:style-name="T24">name</text:span><text:span text:style-name="T25">=</text:span><text:span text:style-name="T26">“first_name”</text:span><text:span text:style-name="T23">)</text:span></text:p>
            <text:p text:style-name="P16"><text:span text:style-name="T28"><text:s text:c="4"/></text:span><text:span text:style-name="T23">@org.hibernate.annotations.AccessType(</text:span><text:span text:style-name="T26">“property”</text:span><text:span text:style-name="T23">)</text:span></text:p>
            <text:p text:style-name="P16"><text:span text:style-name="T28"><text:s text:c="4"/></text:span><text:span text:style-name="T27">private</text:span><text:span text:style-name="T28"> String firstName;</text:span></text:p>
            <text:p text:style-name="P16"><text:span text:style-name="T28"/></text:p>
            <text:p text:style-name="P16"><text:span text:style-name="T28"><text:s text:c="4"/></text:span><text:span text:style-name="T27">public void</text:span><text:span text:style-name="T28"> setFirstName(String firstName) {</text:span></text:p>
            <text:p text:style-name="P16"><text:span text:style-name="T28"><text:s text:c="8"/></text:span><text:span text:style-name="T27">this</text:span><text:span text:style-name="T28">.firstName = firstName;</text:span></text:p>
            <text:p text:style-name="P16"><text:span text:style-name="T28"><text:s text:c="4"/></text:span><text:span text:style-name="T28">}</text:span></text:p>
            <text:p text:style-name="P16"><text:span text:style-name="T28">...</text:span></text:p>
          </draw:text-box>
        </draw:frame>
        <draw:custom-shape draw:name="Text Box 15" draw:style-name="gr4" draw:text-style-name="P19" draw:layer="layout" svg:width="12.186cm" svg:height="2.402cm" svg:x="11.275cm" svg:y="6.113cm">
          <text:p text:style-name="P18"><text:span text:style-name="T29">Hibernate infers the type of access based</text:span></text:p>
          <text:p text:style-name="P18"><text:span text:style-name="T29">on the location of the JPA @Id annotation</text:span></text:p>
          <text:p text:style-name="P18"><text:span text:style-name="T29">on either the field or get method </text:span></text:p>
          <draw:enhanced-geometry svg:viewBox="0 0 21600 21600" draw:type="mso-spt202" draw:enhanced-path="M 0 0 L 21600 0 21600 21600 0 21600 0 0 Z N"/>
        </draw:custom-shape>
        <draw:custom-shape draw:name="Text Box 4" draw:style-name="gr5" draw:text-style-name="P19" draw:layer="layout" svg:width="8.175cm" svg:height="1.739cm" svg:x="15.368cm" svg:y="11.879cm">
          <text:p text:style-name="P18"><text:span text:style-name="T29">Override the default setting</text:span></text:p>
          <text:p text:style-name="P18"><text:span text:style-name="T29">Hibernate specific</text:span></text:p>
          <draw:enhanced-geometry svg:viewBox="0 0 21600 21600" draw:type="mso-spt202" draw:enhanced-path="M 0 0 L 21600 0 21600 21600 0 21600 0 0 Z N"/>
        </draw:custom-shape>
        <draw:line draw:name="Line 20" draw:style-name="gr6" draw:text-style-name="P20" draw:layer="layout" svg:x1="25.524cm" svg:y1="18.139cm" svg:x2="25.524cm" svg:y2="13.905cm">
          <text:p/>
        </draw:line>
        <draw:line draw:style-name="gr7" draw:layer="layout" svg:x1="11.335cm" svg:y1="7.127cm" svg:x2="4.298cm" svg:y2="7.127cm">
          <text:p/>
        </draw:line>
        <draw:line draw:style-name="gr7" draw:layer="layout" svg:x1="15.394cm" svg:y1="12.32cm" svg:x2="12.755cm" svg:y2="11.671cm">
          <text:p/>
        </draw:line>
        <draw:line draw:style-name="gr7" draw:layer="layout" svg:x1="15.342cm" svg:y1="12.32cm" svg:x2="9.908cm" svg:y2="13.24cm">
          <text:p/>
        </draw:lin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9"/>
          <draw:frame presentation:style-name="pr5" draw:text-style-name="P6" draw:layer="layout" svg:width="16.254cm" svg:height="12.001cm" svg:x="2.033cm" svg:y="12.668cm" presentation:class="notes" presentation:placeholder="true">
            <draw:text-box/>
          </draw:frame>
        </presentation:notes>
      </draw:page>
      <draw:page draw:name="page10" draw:style-name="dp1" draw:master-page-name="Default">
        <office:forms form:automatic-focus="false" form:apply-design-mode="false"/>
        <draw:frame presentation:style-name="pr3" draw:text-style-name="P7" draw:layer="layout" svg:width="17.476cm" svg:height="2.999cm" svg:x="0.958cm" svg:y="0.226cm" presentation:class="title" presentation:user-transformed="true">
          <draw:text-box>
            <text:p text:style-name="P6">Mapping Simple Properties with Annotations (2)</text:p>
          </draw:text-box>
        </draw:frame>
        <draw:frame presentation:style-name="pr7" draw:text-style-name="P21" draw:layer="layout" svg:width="21.855cm" svg:height="7.222cm" svg:x="1.749cm" svg:y="4.058cm" presentation:class="outline" presentation:user-transformed="true">
          <draw:text-box>
            <text:list text:style-name="L3">
              <text:list-item>
                <text:p text:style-name="P6"><text:span text:style-name="T30">Demonstrations</text:span></text:p>
                <text:list>
                  <text:list-item>
                    <text:p><text:span text:style-name="T19">SingleClassAnnotation</text:span></text:p>
                  </text:list-item>
                  <text:list-item>
                    <text:p><text:span text:style-name="T19">AccessTypeAnnotation</text:span></text:p>
                    <text:p><text:span text:style-name="T30"/></text:p>
                  </text:list-item>
                </text:list>
              </text:list-item>
            </text:list>
          </draw:text-box>
        </draw:frame>
        <presentation:notes draw:style-name="dp2">
          <draw:page-thumbnail draw:style-name="gr3" draw:layer="layout" svg:width="13.335cm" svg:height="10.002cm" svg:x="3.492cm" svg:y="2.001cm" draw:page-number="10" presentation:class="page"/>
          <draw:frame presentation:style-name="pr6" draw:layer="layout" svg:width="16.254cm" svg:height="11.75cm" svg:x="2.033cm" svg:y="12.668cm" presentation:class="notes" presentation:placeholder="true">
            <draw:text-box/>
          </draw:frame>
        </presentation:notes>
      </draw:page>
      <draw:page draw:name="page11" draw:style-name="dp1" draw:master-page-name="Default">
        <office:forms form:automatic-focus="false" form:apply-design-mode="false"/>
        <draw:frame presentation:style-name="pr3" draw:text-style-name="P7" draw:layer="layout" svg:width="17.476cm" svg:height="2.999cm" svg:x="0.957cm" svg:y="0.225cm" presentation:class="title" presentation:user-transformed="true">
          <draw:text-box>
            <text:p text:style-name="P6">Mapping Simple Properties with XML (1)</text:p>
          </draw:text-box>
        </draw:frame>
        <draw:frame presentation:style-name="pr10" draw:text-style-name="P22" draw:layer="layout" svg:width="21.341cm" svg:height="6.14cm" svg:x="2.392cm" svg:y="4.067cm" presentation:class="outline" presentation:user-transformed="true">
          <draw:text-box>
            <text:p text:style-name="P16"><text:span text:style-name="T27">public class</text:span><text:span text:style-name="T28"> Customer {</text:span></text:p>
            <text:p text:style-name="P16"><text:span text:style-name="T28"><text:s text:c="4"/></text:span><text:span text:style-name="T27">private</text:span><text:span text:style-name="T28"> Long id;</text:span></text:p>
            <text:p text:style-name="P16"><text:span text:style-name="T28"><text:s text:c="4"/></text:span><text:span text:style-name="T27">private</text:span><text:span text:style-name="T28"> String firstName;</text:span></text:p>
            <text:p text:style-name="P16"><text:span text:style-name="T28"><text:s text:c="4"/></text:span><text:span text:style-name="T27">public void</text:span><text:span text:style-name="T28"> setFirstName(String firstName) {</text:span></text:p>
            <text:p text:style-name="P16"><text:span text:style-name="T28"><text:s text:c="8"/></text:span><text:span text:style-name="T27">this</text:span><text:span text:style-name="T28">.firstName = firstName;</text:span></text:p>
            <text:p text:style-name="P16"><text:span text:style-name="T28"><text:s text:c="4"/></text:span><text:span text:style-name="T28">}</text:span></text:p>
          </draw:text-box>
        </draw:frame>
        <draw:custom-shape draw:name="Text Box 5" draw:style-name="gr8" draw:text-style-name="P23" draw:layer="layout" svg:width="16.392cm" svg:height="5.238cm" svg:x="5.032cm" svg:y="11.027cm">
          <text:p text:style-name="P18"><text:span text:style-name="T31">&lt;hibernate-mapping</text:span><text:span text:style-name="T28"> </text:span><text:span text:style-name="T27">package</text:span><text:span text:style-name="T28">=</text:span><text:span text:style-name="T26">“org.xyz.customer”</text:span><text:span text:style-name="T31">&gt;</text:span></text:p>
          <text:p text:style-name="P18"><text:span text:style-name="T28"><text:s text:c="4"/></text:span><text:span text:style-name="T31">&lt;class</text:span><text:span text:style-name="T28"> </text:span><text:span text:style-name="T27">name</text:span><text:span text:style-name="T28">=</text:span><text:span text:style-name="T26">“Customer”</text:span><text:span text:style-name="T28"> </text:span><text:span text:style-name="T27">table</text:span><text:span text:style-name="T28">= </text:span><text:span text:style-name="T26">“T_CUSTOMER”</text:span><text:span text:style-name="T31">&gt;</text:span></text:p>
          <text:p text:style-name="P18"><text:span text:style-name="T28"><text:s text:c="8"/></text:span><text:span text:style-name="T31">&lt;id</text:span><text:span text:style-name="T28"> </text:span><text:span text:style-name="T27">name</text:span><text:span text:style-name="T28">=</text:span><text:span text:style-name="T26">“id”</text:span><text:span text:style-name="T28"> </text:span><text:span text:style-name="T27">column</text:span><text:span text:style-name="T28">=</text:span><text:span text:style-name="T26">“cust_id”</text:span><text:span text:style-name="T28"> </text:span><text:span text:style-name="T27">access</text:span><text:span text:style-name="T28">=</text:span><text:span text:style-name="T26">“field”</text:span><text:span text:style-name="T31">/&gt;</text:span></text:p>
          <text:p text:style-name="P18"><text:span text:style-name="T28"><text:s text:c="8"/></text:span><text:span text:style-name="T31">&lt;property</text:span><text:span text:style-name="T28"> </text:span><text:span text:style-name="T27">name</text:span><text:span text:style-name="T28">=</text:span><text:span text:style-name="T26">“firstName”</text:span><text:span text:style-name="T28"> </text:span><text:span text:style-name="T27">column</text:span><text:span text:style-name="T28">=</text:span><text:span text:style-name="T26">“first_name”</text:span><text:span text:style-name="T31">/&gt;</text:span></text:p>
          <text:p text:style-name="P18"><text:span text:style-name="T28"><text:s text:c="4"/></text:span><text:span text:style-name="T31">&lt;/class&gt;</text:span></text:p>
          <text:p text:style-name="P18"><text:span text:style-name="T31">&lt;/hibernate-mapping&gt;</text:span></text:p>
          <draw:enhanced-geometry svg:viewBox="0 0 21600 21600" draw:type="mso-spt202" draw:enhanced-path="M 0 0 L 21600 0 21600 21600 0 21600 0 0 Z N"/>
        </draw:custom-shape>
        <draw:line draw:name="Line 11" draw:style-name="gr9" draw:text-style-name="P20" draw:layer="layout" svg:x1="1.77cm" svg:y1="5.338cm" svg:x2="3.306cm" svg:y2="5.338cm">
          <text:p/>
        </draw:line>
        <draw:line draw:name="Line 12" draw:style-name="gr9" draw:text-style-name="P20" draw:layer="layout" svg:x1="1.77cm" svg:y1="12.899cm" svg:x2="6.294cm" svg:y2="12.899cm">
          <text:p/>
        </draw:line>
        <draw:line draw:name="Line 13" draw:style-name="gr6" draw:text-style-name="P20" draw:layer="layout" svg:x1="1.758cm" svg:y1="5.338cm" svg:x2="1.758cm" svg:y2="12.899cm">
          <text:p/>
        </draw:line>
        <draw:custom-shape draw:name="Text Box 4" draw:style-name="gr10" draw:text-style-name="P19" draw:layer="layout" svg:width="18.312cm" svg:height="0.973cm" svg:x="4.064cm" svg:y="8.68cm">
          <text:p text:style-name="P18"><text:span text:style-name="T29">‘</text:span><text:span text:style-name="T29">Property’ based access (default for XML mappings) uses setter</text:span></text:p>
          <draw:enhanced-geometry svg:viewBox="0 0 21600 21600" draw:type="mso-spt202" draw:enhanced-path="M 0 0 L 21600 0 21600 21600 0 21600 0 0 Z N"/>
        </draw:custom-shape>
        <draw:line draw:name="Line 9" draw:style-name="gr9" draw:text-style-name="P20" draw:layer="layout" svg:x1="13.579cm" svg:y1="8.625cm" svg:x2="11.922cm" svg:y2="7.567cm">
          <text:p/>
        </draw:line>
        <draw:line draw:name="Line 19" draw:style-name="gr9" draw:text-style-name="P20" draw:layer="layout" svg:x1="22.903cm" svg:y1="12.905cm" svg:x2="20.821cm" svg:y2="12.923cm">
          <text:p/>
        </draw:line>
        <draw:line draw:name="Line 20" draw:style-name="gr6" draw:text-style-name="P20" draw:layer="layout" svg:x1="22.939cm" svg:y1="12.941cm" svg:x2="22.875cm" svg:y2="9.104cm">
          <text:p/>
        </draw:line>
        <draw:custom-shape draw:name="Text Box 15" draw:style-name="gr11" draw:text-style-name="P19" draw:layer="layout" svg:width="4.287cm" svg:height="1.683cm" svg:x="16.49cm" svg:y="14.021cm">
          <text:p text:style-name="P18"><text:span text:style-name="T29">‘</text:span><text:span text:style-name="T29">Field’ access</text:span></text:p>
          <text:p text:style-name="P18"><text:span text:style-name="T29">override</text:span></text:p>
          <draw:enhanced-geometry svg:viewBox="0 0 21600 21600" draw:type="mso-spt202" draw:enhanced-path="M 0 0 L 21600 0 21600 21600 0 21600 0 0 Z N"/>
        </draw:custom-shape>
        <draw:line draw:style-name="gr12" draw:layer="layout" svg:x1="22.871cm" svg:y1="9.072cm" svg:x2="22.392cm" svg:y2="9.072cm">
          <text:p/>
        </draw:line>
        <presentation:notes draw:style-name="dp2">
          <draw:custom-shape draw:name="Rectangle 7" draw:style-name="gr2" draw:text-style-name="P24"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1"/>
          <draw:frame presentation:style-name="pr5" draw:text-style-name="P25" draw:layer="layout" svg:width="16.254cm" svg:height="12.001cm" svg:x="2.033cm" svg:y="12.668cm" presentation:class="notes" presentation:placeholder="true">
            <draw:text-box/>
          </draw:frame>
        </presentation:notes>
      </draw:page>
      <draw:page draw:name="page12" draw:style-name="dp1" draw:master-page-name="Default">
        <office:forms form:automatic-focus="false" form:apply-design-mode="false"/>
        <draw:frame presentation:style-name="pr3" draw:text-style-name="P7" draw:layer="layout" svg:width="17.476cm" svg:height="2.999cm" svg:x="0.958cm" svg:y="0.226cm" presentation:class="title" presentation:user-transformed="true">
          <draw:text-box>
            <text:p text:style-name="P6">Mapping Simple Properties with XML (2)</text:p>
          </draw:text-box>
        </draw:frame>
        <draw:frame presentation:style-name="pr7" draw:text-style-name="P21" draw:layer="layout" svg:width="21.855cm" svg:height="7.222cm" svg:x="1.749cm" svg:y="4.058cm" presentation:class="outline" presentation:user-transformed="true">
          <draw:text-box>
            <text:list text:style-name="L3">
              <text:list-item>
                <text:p text:style-name="P6"><text:span text:style-name="T30">Hibernate recommends placing class mapping files in the same directory as the class itself, one XML file per class</text:span></text:p>
              </text:list-item>
              <text:list-item>
                <text:p text:style-name="P6"><text:span text:style-name="T30">Demonstrations</text:span></text:p>
                <text:list>
                  <text:list-item>
                    <text:p><text:span text:style-name="T19">SingleClassXML</text:span></text:p>
                  </text:list-item>
                </text:list>
              </text:list-item>
            </text:list>
          </draw:text-box>
        </draw:frame>
        <presentation:notes draw:style-name="dp2">
          <draw:page-thumbnail draw:style-name="gr3" draw:layer="layout" svg:width="13.335cm" svg:height="10.002cm" svg:x="3.492cm" svg:y="2.001cm" draw:page-number="12" presentation:class="page"/>
          <draw:frame presentation:style-name="pr6" draw:layer="layout" svg:width="16.254cm" svg:height="11.75cm" svg:x="2.033cm" svg:y="12.668cm" presentation:class="notes" presentation:placeholder="true">
            <draw:text-box/>
          </draw:frame>
        </presentation:notes>
      </draw:page>
      <draw:page draw:name="Mapping collections" draw:style-name="dp1" draw:master-page-name="Default">
        <office:forms form:automatic-focus="false" form:apply-design-mode="false"/>
        <draw:frame presentation:style-name="pr3" draw:text-style-name="P7" draw:layer="layout" svg:width="17.476cm" svg:height="2.999cm" svg:x="0.958cm" svg:y="0.225cm" presentation:class="title" presentation:user-transformed="true">
          <draw:text-box>
            <text:p text:style-name="P6">Mapping Collections with Annotations</text:p>
          </draw:text-box>
        </draw:frame>
        <draw:frame presentation:style-name="pr11" draw:text-style-name="P17" draw:layer="layout" svg:width="21.606cm" svg:height="9.221cm" svg:x="1.726cm" svg:y="4.065cm" presentation:class="outline" presentation:user-transformed="true">
          <draw:text-box>
            <text:p text:style-name="P15"><text:span text:style-name="T23">@Entity</text:span></text:p>
            <text:p text:style-name="P15"><text:span text:style-name="T23">@Table(</text:span><text:span text:style-name="T24">name</text:span><text:span text:style-name="T25">= </text:span><text:span text:style-name="T26">“T_CUSTOMER”</text:span><text:span text:style-name="T23">)</text:span></text:p>
            <text:p text:style-name="P26"><text:span text:style-name="T32">public class</text:span><text:span text:style-name="T29"> Customer {</text:span></text:p>
            <text:p text:style-name="P26"><text:span text:style-name="T29"><text:s text:c="4"/></text:span><text:span text:style-name="T23">@Id</text:span></text:p>
            <text:p text:style-name="P16"><text:span text:style-name="T23"><text:s text:c="4"/></text:span><text:span text:style-name="T23">@Column (</text:span><text:span text:style-name="T24">name</text:span><text:span text:style-name="T25">=</text:span><text:span text:style-name="T26">“cust_id”</text:span><text:span text:style-name="T23">)</text:span></text:p>
            <text:p text:style-name="P26"><text:span text:style-name="T29"><text:s text:c="4"/></text:span><text:span text:style-name="T32">private</text:span><text:span text:style-name="T29"> Long id;</text:span></text:p>
            <text:p text:style-name="P26"><text:span text:style-name="T29"/></text:p>
            <text:p text:style-name="P26"><text:span text:style-name="T29"><text:s text:c="4"/></text:span><text:span text:style-name="T23">@OneToMany(</text:span><text:span text:style-name="T27">cascade=CascadeType.ALL)</text:span></text:p>
            <text:p text:style-name="P26"><text:span text:style-name="T27"><text:s text:c="4"/></text:span><text:span text:style-name="T23">@JoinColumn(</text:span><text:span text:style-name="T24">name</text:span><text:span text:style-name="T25">=</text:span><text:span text:style-name="T26">“cust_id”</text:span><text:span text:style-name="T23">)</text:span></text:p>
            <text:p text:style-name="P26"><text:span text:style-name="T29"><text:s text:c="4"/></text:span><text:span text:style-name="T32">private</text:span><text:span text:style-name="T29"> Set&lt;Address&gt; addresses;</text:span></text:p>
            <text:p text:style-name="P26"><text:span text:style-name="T29">…</text:span></text:p>
          </draw:text-box>
        </draw:frame>
        <draw:line draw:name="Line 7" draw:style-name="gr13" draw:text-style-name="P20" draw:layer="layout" svg:x1="12.143cm" svg:y1="13.941cm" svg:x2="13.425cm" svg:y2="10.401cm">
          <text:p/>
        </draw:line>
        <draw:custom-shape draw:name="Text Box 8" draw:style-name="gr14" draw:text-style-name="P28" draw:layer="layout" svg:width="21.721cm" svg:height="1.167cm" svg:x="1.694cm" svg:y="13.942cm">
          <text:p text:style-name="P27"><text:span text:style-name="T33">Propagate all operations to the underlying objects</text:span></text:p>
          <draw:enhanced-geometry svg:viewBox="0 0 21600 21600" draw:type="mso-spt202" draw:enhanced-path="M 0 0 L 21600 0 21600 21600 0 21600 0 0 Z N"/>
        </draw:custom-shape>
        <draw:line draw:style-name="gr7" draw:layer="layout" svg:x1="17.067cm" svg:y1="8.995cm" svg:x2="11.361cm" svg:y2="10.517cm">
          <text:p/>
        </draw:line>
        <draw:rect draw:style-name="gr15" draw:text-style-name="P30" draw:layer="layout" svg:width="10.642cm" svg:height="4.66cm" svg:x="12.108cm" svg:y="4.326cm">
          <text:p text:style-name="P29"><text:span text:style-name="T34">Hibernate</text:span><text:span text:style-name="T35"> will generate and </text:span></text:p>
          <text:p text:style-name="P29"><text:span text:style-name="T35">build a JoinColumn automatically.</text:span></text:p>
          <text:p text:style-name="P29"><text:span text:style-name="T35">You can tell H</text:span><text:span text:style-name="T34">ibernate</text:span><text:span text:style-name="T35"> to name this </text:span></text:p>
          <text:p text:style-name="P29"><text:span text:style-name="T35">column explicitly, rather than</text:span></text:p>
          <text:p text:style-name="P29"><text:span text:style-name="T35">having </text:span><text:span text:style-name="T34">Hibernate</text:span><text:span text:style-name="T35"> generate a default </text:span></text:p>
          <text:p text:style-name="P29"><text:span text:style-name="T35">name for the join column.</text:span></text:p>
        </draw:rect>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3"/>
          <draw:frame presentation:style-name="pr5" draw:text-style-name="P6" draw:layer="layout" svg:width="16.254cm" svg:height="12.001cm" svg:x="2.033cm" svg:y="12.668cm" presentation:class="notes" presentation:placeholder="true">
            <draw:text-box/>
          </draw:frame>
        </presentation:notes>
      </draw:page>
      <draw:page draw:name="page14" draw:style-name="dp1" draw:master-page-name="Default">
        <office:forms form:automatic-focus="false" form:apply-design-mode="false"/>
        <draw:frame presentation:style-name="pr3" draw:text-style-name="P7" draw:layer="layout" svg:width="17.476cm" svg:height="2.753cm" svg:x="0.957cm" svg:y="0.225cm" presentation:class="title" presentation:user-transformed="true">
          <draw:text-box>
            <text:p text:style-name="P6">Mapping Collections with XML</text:p>
          </draw:text-box>
        </draw:frame>
        <draw:frame presentation:style-name="pr12" draw:text-style-name="P31" draw:layer="layout" svg:width="7.015cm" svg:height="4.196cm" svg:x="1.789cm" svg:y="4.218cm" presentation:class="outline" presentation:user-transformed="true">
          <draw:text-box>
            <text:p text:style-name="P26"><text:span text:style-name="T36">public class</text:span><text:span text:style-name="T37"> Customer</text:span></text:p>
            <text:p text:style-name="P26"><text:span text:style-name="T37">{</text:span></text:p>
            <text:p text:style-name="P26"><text:span text:style-name="T37"><text:s text:c="4"/></text:span><text:span text:style-name="T36">private</text:span><text:span text:style-name="T37"> Long id;</text:span></text:p>
            <text:p text:style-name="P26"><text:span text:style-name="T37"><text:s text:c="4"/></text:span><text:span text:style-name="T36">private</text:span><text:span text:style-name="T37"> Set addresses;</text:span></text:p>
            <text:p text:style-name="P26"><text:span text:style-name="T37"><text:s text:c="4"/>…</text:span></text:p>
            <text:p text:style-name="P26"><text:span text:style-name="T37">}</text:span></text:p>
          </draw:text-box>
        </draw:frame>
        <draw:custom-shape draw:name="Text Box 4" draw:style-name="gr16" draw:text-style-name="P32" draw:layer="layout" svg:width="12.874cm" svg:height="6.571cm" svg:x="10.476cm" svg:y="4.068cm">
          <text:p text:style-name="P18"><text:span text:style-name="T38">&lt;class</text:span><text:span text:style-name="T39"> </text:span><text:span text:style-name="T40">name</text:span><text:span text:style-name="T39">=</text:span><text:span text:style-name="T41">“Customer”</text:span><text:span text:style-name="T39"> </text:span><text:span text:style-name="T40">table</text:span><text:span text:style-name="T39">=</text:span><text:span text:style-name="T41">“T_CUSTOMER”</text:span><text:span text:style-name="T38">&gt;</text:span></text:p>
          <text:p text:style-name="P18"><text:span text:style-name="T39"><text:s text:c="4"/></text:span><text:span text:style-name="T39">...</text:span></text:p>
          <text:p text:style-name="P18"><text:span text:style-name="T39"><text:s text:c="4"/></text:span><text:span text:style-name="T38">&lt;set</text:span><text:span text:style-name="T39"> </text:span><text:span text:style-name="T40">name</text:span><text:span text:style-name="T39">=</text:span><text:span text:style-name="T41">“addresses”</text:span><text:span text:style-name="T39"> </text:span><text:span text:style-name="T40">cascade</text:span><text:span text:style-name="T39">=</text:span><text:span text:style-name="T41">“all”</text:span><text:span text:style-name="T39"> </text:span></text:p>
          <text:p text:style-name="P18"><text:span text:style-name="T40"><text:s text:c="12"/></text:span><text:span text:style-name="T40">access</text:span><text:span text:style-name="T39">=</text:span><text:span text:style-name="T41">“field”</text:span><text:span text:style-name="T38">&gt;</text:span></text:p>
          <text:p text:style-name="P18"><text:span text:style-name="T39"><text:s text:c="8"/></text:span><text:span text:style-name="T38">&lt;key</text:span><text:span text:style-name="T39"> </text:span><text:span text:style-name="T40">column</text:span><text:span text:style-name="T39">=</text:span><text:span text:style-name="T41">“CUST_ID”</text:span><text:span text:style-name="T38">/&gt;</text:span></text:p>
          <text:p text:style-name="P18"><text:span text:style-name="T39"><text:s text:c="8"/></text:span><text:span text:style-name="T38">&lt;one-to-many</text:span><text:span text:style-name="T39"> </text:span><text:span text:style-name="T40">class</text:span><text:span text:style-name="T39">=</text:span><text:span text:style-name="T41">“Address”</text:span><text:span text:style-name="T38">/&gt;</text:span></text:p>
          <text:p text:style-name="P18"><text:span text:style-name="T38"><text:s text:c="4"/></text:span><text:span text:style-name="T38">&lt;/set&gt;</text:span></text:p>
          <text:p text:style-name="P18"><text:span text:style-name="T38"><text:s text:c="4"/></text:span><text:span text:style-name="T38">...</text:span></text:p>
          <text:p text:style-name="P18"><text:span text:style-name="T38">&lt;/class&gt;</text:span></text:p>
          <draw:enhanced-geometry svg:viewBox="0 0 21600 21600" draw:type="mso-spt202" draw:enhanced-path="M 0 0 L 21600 0 21600 21600 0 21600 0 0 Z N"/>
        </draw:custom-shape>
        <draw:line draw:style-name="gr7" draw:layer="layout" svg:x1="8.804cm" svg:y1="5.823cm" svg:x2="10.538cm" svg:y2="5.823cm">
          <text:p/>
        </draw:line>
        <draw:frame presentation:style-name="pr13" draw:text-style-name="P6" draw:layer="layout" svg:width="21.606cm" svg:height="6.362cm" svg:x="2.127cm" svg:y="10.977cm" presentation:class="outline" presentation:user-transformed="true">
          <draw:text-box>
            <text:list text:style-name="L3">
              <text:list-item>
                <text:p text:style-name="P6"><text:span text:style-name="T19">Supported Collection Types:</text:span></text:p>
                <text:list>
                  <text:list-item>
                    <text:p text:style-name="P6"><text:span text:style-name="T20">Set</text:span><text:span text:style-name="T20"><text:tab/></text:span><text:span text:style-name="T20">Collection of unique values (ordered or unordered)</text:span></text:p>
                  </text:list-item>
                  <text:list-item>
                    <text:p text:style-name="P6"><text:span text:style-name="T20">Bag</text:span><text:span text:style-name="T20"><text:tab/></text:span><text:span text:style-name="T20">Unordered collection of unkeyed values</text:span></text:p>
                  </text:list-item>
                  <text:list-item>
                    <text:p text:style-name="P6"><text:span text:style-name="T20">IdBag</text:span><text:span text:style-name="T20"><text:tab/></text:span><text:span text:style-name="T20">Unordered collection of keyed values</text:span></text:p>
                  </text:list-item>
                  <text:list-item>
                    <text:p text:style-name="P6"><text:span text:style-name="T20">List</text:span><text:span text:style-name="T20"><text:tab/></text:span><text:span text:style-name="T20">Ordered collection of values</text:span></text:p>
                  </text:list-item>
                  <text:list-item>
                    <text:p text:style-name="P6"><text:span text:style-name="T20">Map</text:span><text:span text:style-name="T20"><text:tab/></text:span><text:span text:style-name="T20">Unordered collection of key / value pairs</text:span></text:p>
                  </text:list-item>
                </text:list>
              </text:list-item>
            </text:list>
          </draw:text-box>
        </draw:frame>
        <presentation:notes draw:style-name="dp2">
          <draw:custom-shape draw:name="Rectangle 7" draw:style-name="gr2" draw:text-style-name="P24"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4"/>
          <draw:frame presentation:style-name="pr5" draw:text-style-name="P25" draw:layer="layout" svg:width="16.254cm" svg:height="12.001cm" svg:x="2.033cm" svg:y="12.668cm" presentation:class="notes" presentation:placeholder="true">
            <draw:text-box/>
          </draw:frame>
        </presentation:notes>
      </draw:page>
      <draw:page draw:name="page15" draw:style-name="dp1" draw:master-page-name="Default">
        <office:forms form:automatic-focus="false" form:apply-design-mode="false"/>
        <draw:frame presentation:style-name="pr3" draw:text-style-name="P7" draw:layer="layout" svg:width="17.476cm" svg:height="2.753cm" svg:x="0.957cm" svg:y="0.226cm" presentation:class="title" presentation:user-transformed="true">
          <draw:text-box>
            <text:p text:style-name="P6">Mapping Associations</text:p>
          </draw:text-box>
        </draw:frame>
        <draw:frame presentation:style-name="pr7" draw:text-style-name="P21" draw:layer="layout" svg:width="21.855cm" svg:height="7.222cm" svg:x="1.75cm" svg:y="4.058cm" presentation:class="outline" presentation:user-transformed="true">
          <draw:text-box>
            <text:list text:style-name="L3">
              <text:list-item>
                <text:p text:style-name="P6"><text:span text:style-name="T30">Demonstrations</text:span></text:p>
                <text:list>
                  <text:list-item>
                    <text:p><text:span text:style-name="T19">OneToOneAnnotations</text:span></text:p>
                  </text:list-item>
                  <text:list-item>
                    <text:p><text:span text:style-name="T19">OneToOneXML</text:span></text:p>
                  </text:list-item>
                  <text:list-item>
                    <text:p><text:span text:style-name="T19">OneToManyAnnotations</text:span></text:p>
                  </text:list-item>
                  <text:list-item>
                    <text:p><text:span text:style-name="T19">OneToManyXML</text:span></text:p>
                  </text:list-item>
                </text:list>
              </text:list-item>
            </text:list>
          </draw:text-box>
        </draw:frame>
        <presentation:notes draw:style-name="dp2">
          <draw:page-thumbnail draw:style-name="gr3" draw:layer="layout" svg:width="13.335cm" svg:height="10.002cm" svg:x="3.492cm" svg:y="2.001cm" draw:page-number="15" presentation:class="page"/>
          <draw:frame presentation:style-name="pr6" draw:layer="layout" svg:width="16.254cm" svg:height="11.75cm" svg:x="2.033cm" svg:y="12.668cm" presentation:class="notes" presentation:placeholder="true">
            <draw:text-box/>
          </draw:frame>
        </presentation:notes>
      </draw:page>
      <draw:page draw:name="Hibernate Querying" draw:style-name="dp1" draw:master-page-name="Default">
        <office:forms form:automatic-focus="false" form:apply-design-mode="false"/>
        <draw:frame presentation:style-name="pr3" draw:text-style-name="P7" draw:layer="layout" svg:width="17.476cm" svg:height="2.753cm" svg:x="0.959cm" svg:y="0.226cm" presentation:class="title" presentation:user-transformed="true">
          <draw:text-box>
            <text:p text:style-name="P6">Hibernate Querying</text:p>
          </draw:text-box>
        </draw:frame>
        <draw:frame presentation:style-name="pr14" draw:text-style-name="P13" draw:layer="layout" svg:width="21.855cm" svg:height="9.065cm" svg:x="1.747cm" svg:y="4.058cm" presentation:class="outline" presentation:user-transformed="true">
          <draw:text-box>
            <text:list text:style-name="L3">
              <text:list-item>
                <text:p text:style-name="P8">Hibernate provides several options for accessing data</text:p>
                <text:list>
                  <text:list-item>
                    <text:p text:style-name="P9">Retrieve an object by its primary key</text:p>
                  </text:list-item>
                  <text:list-item>
                    <text:p text:style-name="P9">Query for objects with the Hibernate Query Language (HQL)</text:p>
                  </text:list-item>
                  <text:list-item>
                    <text:p text:style-name="P9">Query for objects using Criteria Queries</text:p>
                    <text:list>
                      <text:list-item>
                        <text:p><text:span text:style-name="T20">Object oriented</text:span></text:p>
                      </text:list-item>
                      <text:list-item>
                        <text:p><text:span text:style-name="T20">Type safe</text:span></text:p>
                      </text:list-item>
                    </text:list>
                  </text:list-item>
                  <text:list-item>
                    <text:p text:style-name="P9">Execute standard SQL</text:p>
                  </text:list-item>
                </text:list>
              </text:list-item>
            </text:list>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6"/>
          <draw:frame presentation:style-name="pr5" draw:text-style-name="P6" draw:layer="layout" svg:width="16.254cm" svg:height="12.001cm" svg:x="2.033cm" svg:y="12.668cm" presentation:class="notes" presentation:placeholder="true">
            <draw:text-box/>
          </draw:frame>
        </presentation:notes>
      </draw:page>
      <draw:page draw:name="Hibernate Querying: by primary key" draw:style-name="dp1" draw:master-page-name="Default">
        <office:forms form:automatic-focus="false" form:apply-design-mode="false"/>
        <draw:frame presentation:style-name="pr3" draw:text-style-name="P7" draw:layer="layout" svg:width="17.476cm" svg:height="2.999cm" svg:x="0.959cm" svg:y="0.225cm" presentation:class="title" presentation:user-transformed="true">
          <draw:text-box>
            <text:p text:style-name="P6">Hibernate Querying: By Primary Key</text:p>
          </draw:text-box>
        </draw:frame>
        <draw:frame presentation:style-name="pr4" draw:text-style-name="P11" draw:layer="layout" svg:width="21.855cm" svg:height="12.113cm" svg:x="1.747cm" svg:y="4.057cm" presentation:class="outline" presentation:user-transformed="true">
          <draw:text-box>
            <text:list text:style-name="L3">
              <text:list-item>
                <text:p text:style-name="P8">To retrieve an object by its database identifier simply call <text:span text:style-name="T42">get()</text:span> on the <text:span text:style-name="T42">Session</text:span></text:p>
                <text:list>
                  <text:list-item>
                    <text:p>Checks the transactional cache, then the database</text:p>
                    <text:list>
                      <text:list-item>
                        <text:p><text:span text:style-name="T20">Returns null if the entity does not exist</text:span></text:p>
                      </text:list-item>
                    </text:list>
                    <text:p/>
                    <text:p/>
                  </text:list-item>
                </text:list>
              </text:list-item>
              <text:list-item>
                <text:p>You can also retrieve an object using the load() method of the Session</text:p>
                <text:list>
                  <text:list-item>
                    <text:p>Returns a proxy for the entity (without actually hitting the database)</text:p>
                    <text:list>
                      <text:list-item>
                        <text:p><text:span text:style-name="T20">Lazy loading</text:span></text:p>
                      </text:list-item>
                      <text:list-item>
                        <text:p><text:span text:style-name="T20">Use only when you “know” the object exists in the database</text:span></text:p>
                      </text:list-item>
                    </text:list>
                  </text:list-item>
                </text:list>
              </text:list-item>
            </text:list>
          </draw:text-box>
        </draw:frame>
        <draw:rect draw:style-name="gr17" draw:text-style-name="P33" draw:layer="layout" svg:width="19.977cm" svg:height="1.781cm" svg:x="3.054cm" svg:y="8.459cm">
          <text:p text:style-name="P18"><text:span text:style-name="T39">Long custId = </text:span><text:span text:style-name="T40">new</text:span><text:span text:style-name="T39"> Long(123);</text:span></text:p>
          <text:p text:style-name="P18"><text:span text:style-name="T39">Customer customer = session.get(Customer.</text:span><text:span text:style-name="T40">class</text:span><text:span text:style-name="T39">, custId); </text:span></text:p>
        </draw:rect>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7"/>
          <draw:frame presentation:style-name="pr5" draw:text-style-name="P6" draw:layer="layout" svg:width="16.254cm" svg:height="12.001cm" svg:x="2.033cm" svg:y="12.668cm" presentation:class="notes" presentation:placeholder="true">
            <draw:text-box/>
          </draw:frame>
        </presentation:notes>
      </draw:page>
      <draw:page draw:name="Hibernate Querying: HQL" draw:style-name="dp1" draw:master-page-name="Default">
        <office:forms form:automatic-focus="false" form:apply-design-mode="false"/>
        <draw:frame presentation:style-name="pr3" draw:text-style-name="P7" draw:layer="layout" svg:width="17.476cm" svg:height="2.999cm" svg:x="0.958cm" svg:y="0.227cm" presentation:class="title" presentation:user-transformed="true">
          <draw:text-box>
            <text:p text:style-name="P6">Hibernate Querying: Using HQL</text:p>
          </draw:text-box>
        </draw:frame>
        <draw:rect draw:style-name="gr18" draw:text-style-name="P30" draw:layer="layout" svg:width="19.46cm" svg:height="6.203cm" svg:x="2.964cm" svg:y="11.723cm">
          <text:p text:style-name="P18"><text:span text:style-name="T28">String city = </text:span><text:span text:style-name="T26">“Chicago”</text:span><text:span text:style-name="T28">;</text:span></text:p>
          <text:p text:style-name="P18"><text:span text:style-name="T28">Query query = session.createQuery</text:span></text:p>
          <text:p text:style-name="P18"><text:span text:style-name="T28"><text:s text:c="4"/></text:span><text:span text:style-name="T28">(</text:span><text:span text:style-name="T26">“from Customer c where c.address.city = :city”</text:span><text:span text:style-name="T28">);</text:span></text:p>
          <text:p text:style-name="P18"><text:span text:style-name="T28">query.setString(</text:span><text:span text:style-name="T26">“city”</text:span><text:span text:style-name="T28">, city);</text:span></text:p>
          <text:p text:style-name="P18"><text:span text:style-name="T28">List customers = query.list();</text:span></text:p>
          <text:p text:style-name="P18"><text:span text:style-name="T43"/></text:p>
          <text:p text:style-name="P18"><text:span text:style-name="T44">// or if expecting a single result</text:span></text:p>
          <text:p text:style-name="P18"><text:span text:style-name="T28">Customer customer = (Customer) query.uniqueResult(); </text:span></text:p>
        </draw:rect>
        <draw:frame presentation:style-name="pr14" draw:text-style-name="P13" draw:layer="layout" svg:width="21.855cm" svg:height="9.065cm" svg:x="1.747cm" svg:y="4.058cm" presentation:class="outline" presentation:user-transformed="true">
          <draw:text-box>
            <text:list text:style-name="L3">
              <text:list-item>
                <text:p text:style-name="P8">A SQL-like query language</text:p>
                <text:list>
                  <text:list-item>
                    <text:p>References are to objects / properties, NOT tables / fields</text:p>
                  </text:list-item>
                  <text:list-item>
                    <text:p>Less verbose than SQL</text:p>
                  </text:list-item>
                  <text:list-item>
                    <text:p>Joins often represented as associations</text:p>
                  </text:list-item>
                </text:list>
              </text:list-item>
              <text:list-item>
                <text:p text:style-name="P8">To query for objects based on properties or associations use HQL</text:p>
              </text:list-item>
            </text:list>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8"/>
          <draw:frame presentation:style-name="pr5" draw:text-style-name="P6" draw:layer="layout" svg:width="16.254cm" svg:height="12.001cm" svg:x="2.033cm" svg:y="12.668cm" presentation:class="notes" presentation:placeholder="true">
            <draw:text-box/>
          </draw:frame>
        </presentation:notes>
      </draw:page>
      <draw:page draw:name="page19" draw:style-name="dp1" draw:master-page-name="Default">
        <office:forms form:automatic-focus="false" form:apply-design-mode="false"/>
        <draw:frame presentation:style-name="pr3" draw:text-style-name="P7" draw:layer="layout" svg:width="17.476cm" svg:height="2.753cm" svg:x="0.958cm" svg:y="0.226cm" presentation:class="title" presentation:user-transformed="true">
          <draw:text-box>
            <text:p text:style-name="P6">Topics in this Session</text:p>
          </draw:text-box>
        </draw:frame>
        <draw:frame presentation:style-name="pr4" draw:text-style-name="P11" draw:layer="layout" svg:width="21.855cm" svg:height="11.219cm" svg:x="1.746cm" svg:y="4.058cm" presentation:class="outline" presentation:user-transformed="true">
          <draw:text-box>
            <text:list text:style-name="L3">
              <text:list-item>
                <text:p text:style-name="P8"><text:span text:style-name="T5">Introduction to Hibernate</text:span></text:p>
                <text:list>
                  <text:list-item>
                    <text:p text:style-name="P9"><text:span text:style-name="T5">Mapping</text:span></text:p>
                  </text:list-item>
                  <text:list-item>
                    <text:p text:style-name="P9"><text:span text:style-name="T5">Querying</text:span></text:p>
                  </text:list-item>
                </text:list>
              </text:list-item>
              <text:list-item>
                <text:p text:style-name="P8"><text:span text:style-name="T4">Configuring a Hibernate SessionFactory</text:span></text:p>
              </text:list-item>
              <text:list-item>
                <text:p text:style-name="P8"><text:span text:style-name="T5">Spring’s HibernateTemplate</text:span></text:p>
              </text:list-item>
              <text:list-item>
                <text:p text:style-name="P8"><text:span text:style-name="T5">Implementing Native Hibernate DAOs</text:span></text:p>
              </text:list-item>
            </text:list>
            <text:p text:style-name="P10"><text:span text:style-name="T5"/></text:p>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9"/>
          <draw:frame presentation:style-name="pr5" draw:text-style-name="P6" draw:layer="layout" svg:width="16.254cm" svg:height="12.001cm" svg:x="2.033cm" svg:y="12.668cm" presentation:class="notes" presentation:placeholder="true">
            <draw:text-box/>
          </draw:frame>
        </presentation:notes>
      </draw:page>
      <draw:page draw:name="Configuring a SessionFactory (1)" draw:style-name="dp1" draw:master-page-name="Default">
        <office:forms form:automatic-focus="false" form:apply-design-mode="false"/>
        <draw:frame presentation:style-name="pr3" draw:text-style-name="P7" draw:layer="layout" svg:width="17.476cm" svg:height="2.999cm" svg:x="0.959cm" svg:y="0.227cm" presentation:class="title" presentation:user-transformed="true">
          <draw:text-box>
            <text:p text:style-name="P6"><text:span text:style-name="T6">Configuring a SessionFactory (1)</text:span></text:p>
          </draw:text-box>
        </draw:frame>
        <draw:frame presentation:style-name="pr4" draw:text-style-name="P35" draw:layer="layout" svg:width="21.855cm" svg:height="11.459cm" svg:x="1.747cm" svg:y="4.059cm" presentation:class="outline" presentation:user-transformed="true">
          <draw:text-box>
            <text:list text:style-name="L3">
              <text:list-item>
                <text:p text:style-name="P8"><text:span text:style-name="T45">Hibernate implementations of data access code require access to a SessionFactory</text:span></text:p>
              </text:list-item>
              <text:list-item>
                <text:p text:style-name="P8"><text:span text:style-name="T45">The SessionFactory requires</text:span></text:p>
              </text:list-item>
            </text:list>
            <text:list text:style-name="L4">
              <text:list-item>
                <text:list>
                  <text:list-item>
                    <text:p text:style-name="P34"><text:span text:style-name="T15">DataSource (local or container-managed)</text:span></text:p>
                  </text:list-item>
                </text:list>
              </text:list-item>
            </text:list>
            <text:list text:style-name="L3">
              <text:list-item>
                <text:list>
                  <text:list-item>
                    <text:p text:style-name="P9"><text:span text:style-name="T15">Mapping information</text:span></text:p>
                    <text:list>
                      <text:list-item>
                        <text:p><text:span text:style-name="T17">Hibernate metadata</text:span></text:p>
                      </text:list-item>
                      <text:list-item>
                        <text:p><text:span text:style-name="T17">DataSource metadata</text:span></text:p>
                      </text:list-item>
                      <text:list-item>
                        <text:p><text:span text:style-name="T17">Entity metadata</text:span></text:p>
                      </text:list-item>
                    </text:list>
                  </text:list-item>
                  <text:list-item>
                    <text:p><text:span text:style-name="T15">Optional caching metadata</text:span></text:p>
                  </text:list-item>
                </text:list>
              </text:list-item>
              <text:list-item>
                <text:p text:style-name="P8"><text:span text:style-name="T45">Spring provides a FactoryBean for configuring a shareable SessionFactory</text:span></text:p>
              </text:list-item>
            </text:list>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0"/>
          <draw:frame presentation:style-name="pr15" draw:text-style-name="P37" draw:layer="layout" svg:width="16.254cm" svg:height="12cm" svg:x="2.033cm" svg:y="12.668cm" presentation:class="notes" presentation:user-transformed="true">
            <draw:text-box>
              <text:p text:style-name="P36"><text:span text:style-name="T6">NOTE: The SessionFactory will typically also be configured with properties either in-line or (better) from a file, such as “hibernate.properties”. The Spring FactoryBeans support this.</text:span></text:p>
            </draw:text-box>
          </draw:frame>
        </presentation:notes>
      </draw:page>
      <draw:page draw:name="Configuring a SessionFactory (2)" draw:style-name="dp1" draw:master-page-name="Default">
        <office:forms form:automatic-focus="false" form:apply-design-mode="false"/>
        <draw:frame presentation:style-name="pr3" draw:text-style-name="P7" draw:layer="layout" svg:width="17.476cm" svg:height="2.999cm" svg:x="0.957cm" svg:y="0.225cm" presentation:class="title" presentation:user-transformed="true">
          <draw:text-box>
            <text:p text:style-name="P6"><text:span text:style-name="T6">Configuring a SessionFactory (2)</text:span></text:p>
          </draw:text-box>
        </draw:frame>
        <draw:custom-shape draw:name="Rectangle 3" draw:style-name="gr19" draw:text-style-name="P38" draw:layer="layout" svg:width="6.672cm" svg:height="2.328cm" svg:x="8.725cm" svg:y="4.045cm">
          <text:p/>
          <draw:enhanced-geometry svg:viewBox="0 0 21600 21600" draw:mirror-horizontal="false" draw:mirror-vertical="false" draw:type="rectangle" draw:enhanced-path="M 0 0 L 21600 0 21600 21600 0 21600 0 0 Z N"/>
        </draw:custom-shape>
        <draw:custom-shape draw:name="Rectangle 4" draw:style-name="gr20" draw:text-style-name="P28" draw:layer="layout" svg:width="6.643cm" svg:height="0.972cm" svg:x="8.746cm" svg:y="4.68cm">
          <text:p text:style-name="P27"><text:span text:style-name="T28">OrderServiceImpl</text:span></text:p>
          <draw:enhanced-geometry svg:viewBox="0 0 21600 21600" draw:mirror-horizontal="false" draw:mirror-vertical="false" draw:type="rectangle" draw:enhanced-path="M 0 0 L 21600 0 21600 21600 0 21600 0 0 Z N"/>
        </draw:custom-shape>
        <draw:custom-shape draw:name="Rectangle 5" draw:style-name="gr21" draw:text-style-name="P38" draw:layer="layout" svg:width="6.672cm" svg:height="2.328cm" svg:x="8.725cm" svg:y="7.22cm">
          <text:p/>
          <draw:enhanced-geometry svg:viewBox="0 0 21600 21600" draw:mirror-horizontal="false" draw:mirror-vertical="false" draw:type="rectangle" draw:enhanced-path="M 0 0 L 21600 0 21600 21600 0 21600 0 0 Z N"/>
        </draw:custom-shape>
        <draw:custom-shape draw:name="Rectangle 6" draw:style-name="gr22" draw:text-style-name="P28" draw:layer="layout" svg:width="6.694cm" svg:height="1.683cm" svg:x="8.7cm" svg:y="7.568cm">
          <text:p text:style-name="P27"><text:span text:style-name="T46">Hibernate</text:span></text:p>
          <text:p text:style-name="P27"><text:span text:style-name="T46">OrderRepository</text:span></text:p>
          <draw:enhanced-geometry svg:viewBox="0 0 21600 21600" draw:mirror-horizontal="false" draw:mirror-vertical="false" draw:type="rectangle" draw:enhanced-path="M 0 0 L 21600 0 21600 21600 0 21600 0 0 Z N"/>
        </draw:custom-shape>
        <draw:custom-shape draw:name="Rectangle 11" draw:style-name="gr23" draw:text-style-name="P38" draw:layer="layout" svg:width="6.674cm" svg:height="2.328cm" svg:x="8.734cm" svg:y="10.395cm">
          <text:p/>
          <draw:enhanced-geometry svg:viewBox="0 0 21600 21600" draw:mirror-horizontal="false" draw:mirror-vertical="false" draw:type="rectangle" draw:enhanced-path="M 0 0 L 21600 0 21600 21600 0 21600 0 0 Z N"/>
        </draw:custom-shape>
        <draw:custom-shape draw:name="Rectangle 12" draw:style-name="gr24" draw:text-style-name="P28" draw:layer="layout" svg:width="6.694cm" svg:height="0.972cm" svg:x="8.707cm" svg:y="11.03cm">
          <text:p text:style-name="P27"><text:span text:style-name="T46">SessionFactory</text:span></text:p>
          <draw:enhanced-geometry svg:viewBox="0 0 21600 21600" draw:mirror-horizontal="false" draw:mirror-vertical="false" draw:type="rectangle" draw:enhanced-path="M 0 0 L 21600 0 21600 21600 0 21600 0 0 Z N"/>
        </draw:custom-shape>
        <draw:custom-shape draw:name="Rectangle 23" draw:style-name="gr23" draw:text-style-name="P38" draw:layer="layout" svg:width="5.721cm" svg:height="2.328cm" svg:x="17.703cm" svg:y="10.395cm">
          <text:p/>
          <draw:enhanced-geometry svg:viewBox="0 0 21600 21600" draw:type="rectangle" draw:enhanced-path="M 0 0 L 21600 0 21600 21600 0 21600 0 0 Z N"/>
        </draw:custom-shape>
        <draw:custom-shape draw:name="Rectangle 24" draw:style-name="gr25" draw:text-style-name="P28" draw:layer="layout" svg:width="4.921cm" svg:height="0.972cm" svg:x="17.978cm" svg:y="11.101cm">
          <text:p text:style-name="P27"><text:span text:style-name="T47">Session</text:span></text:p>
          <draw:enhanced-geometry svg:viewBox="0 0 21600 21600" draw:mirror-horizontal="false" draw:mirror-vertical="false" draw:type="rectangle" draw:enhanced-path="M 0 0 L 21600 0 21600 21600 0 21600 0 0 Z N"/>
        </draw:custom-shape>
        <draw:custom-shape draw:name="Rectangle 26" draw:style-name="gr23" draw:text-style-name="P38" draw:layer="layout" svg:width="4.736cm" svg:height="2.328cm" svg:x="1.748cm" svg:y="10.395cm">
          <text:p/>
          <draw:enhanced-geometry svg:viewBox="0 0 21600 21600" draw:mirror-horizontal="false" draw:mirror-vertical="false" draw:type="rectangle" draw:enhanced-path="M 0 0 L 21600 0 21600 21600 0 21600 0 0 Z N"/>
        </draw:custom-shape>
        <draw:custom-shape draw:name="Rectangle 27" draw:style-name="gr26" draw:text-style-name="P28" draw:layer="layout" svg:width="4.278cm" svg:height="1.683cm" svg:x="1.913cm" svg:y="10.715cm">
          <text:p text:style-name="P27"><text:span text:style-name="T46">LocalSession</text:span></text:p>
          <text:p text:style-name="P27"><text:span text:style-name="T46">FactoryBean</text:span></text:p>
          <draw:enhanced-geometry svg:viewBox="0 0 21600 21600" draw:mirror-horizontal="false" draw:mirror-vertical="false" draw:type="rectangle" draw:enhanced-path="M 0 0 L 21600 0 21600 21600 0 21600 0 0 Z N"/>
        </draw:custom-shape>
        <draw:custom-shape draw:name="Text Box 29" draw:style-name="gr27" draw:text-style-name="P28" draw:layer="layout" svg:width="2.799cm" svg:height="0.972cm" svg:x="5.756cm" svg:y="11.123cm">
          <text:p/>
          <draw:enhanced-geometry svg:viewBox="0 0 21600 21600" draw:type="mso-spt202" draw:enhanced-path="M 0 0 L 21600 0 21600 21600 0 21600 0 0 Z N"/>
        </draw:custom-shape>
        <draw:custom-shape draw:name="AutoShape 31" draw:style-name="gr28" draw:text-style-name="P28" draw:layer="layout" svg:width="4.194cm" svg:height="2.751cm" svg:x="9.889cm" svg:y="13.582cm">
          <text:p text:style-name="P27"><text:span text:style-name="T33">Mapping</text:span></text:p>
          <text:p text:style-name="P27"><text:span text:style-name="T33">Metadata</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name="Text Box 29" draw:style-name="gr29" draw:text-style-name="P28" draw:layer="layout" svg:width="3.186cm" svg:height="0.972cm" svg:x="15.605cm" svg:y="11.069cm">
          <text:p/>
          <draw:enhanced-geometry svg:viewBox="0 0 21600 21600" draw:type="mso-spt202" draw:enhanced-path="M 0 0 L 21600 0 21600 21600 0 21600 0 0 Z N"/>
        </draw:custom-shape>
        <draw:custom-shape draw:name="Rectangle 11" draw:style-name="gr19" draw:text-style-name="P38" draw:layer="layout" svg:width="5.739cm" svg:height="2.328cm" svg:x="17.794cm" svg:y="7.101cm">
          <text:p/>
          <draw:enhanced-geometry svg:viewBox="0 0 21600 21600" draw:type="rectangle" draw:enhanced-path="M 0 0 L 21600 0 21600 21600 0 21600 0 0 Z N"/>
        </draw:custom-shape>
        <draw:frame draw:style-name="gr30" draw:text-style-name="P39" draw:layer="layout" svg:width="4.395cm" svg:height="0.962cm" svg:x="18.667cm" svg:y="7.866cm">
          <draw:text-box>
            <text:p text:style-name="P27"><text:span text:style-name="T48">Entity Class</text:span></text:p>
          </draw:text-box>
        </draw:frame>
        <draw:line draw:style-name="gr7" draw:layer="layout" svg:x1="6.453cm" svg:y1="11.627cm" svg:x2="8.784cm" svg:y2="11.659cm">
          <text:p/>
        </draw:line>
        <draw:line draw:style-name="gr7" draw:layer="layout" svg:x1="15.454cm" svg:y1="11.627cm" svg:x2="17.728cm" svg:y2="11.659cm">
          <text:p/>
        </draw:line>
        <draw:line draw:style-name="gr7" draw:layer="layout" svg:x1="12.106cm" svg:y1="6.389cm" svg:x2="12.106cm" svg:y2="7.283cm">
          <text:p/>
        </draw:line>
        <draw:line draw:style-name="gr7" draw:layer="layout" svg:x1="12.106cm" svg:y1="9.589cm" svg:x2="12.106cm" svg:y2="10.483cm">
          <text:p/>
        </draw:line>
        <draw:line draw:style-name="gr7" draw:layer="layout" svg:x1="12.106cm" svg:y1="12.689cm" svg:x2="12.106cm" svg:y2="13.583cm">
          <text:p/>
        </draw:line>
        <draw:custom-shape draw:name="Rectangle 23" draw:style-name="gr23" draw:text-style-name="P38" draw:layer="layout" svg:width="5.721cm" svg:height="2.328cm" svg:x="17.703cm" svg:y="13.695cm">
          <text:p/>
          <draw:enhanced-geometry svg:viewBox="0 0 21600 21600" draw:type="rectangle" draw:enhanced-path="M 0 0 L 21600 0 21600 21600 0 21600 0 0 Z N"/>
        </draw:custom-shape>
        <draw:custom-shape draw:name="Rectangle 24" draw:style-name="gr31" draw:text-style-name="P28" draw:layer="layout" svg:width="4.921cm" svg:height="0.972cm" svg:x="17.978cm" svg:y="14.401cm">
          <text:p text:style-name="P27"><text:span text:style-name="T47">DataSource</text:span></text:p>
          <draw:enhanced-geometry svg:viewBox="0 0 21600 21600" draw:mirror-horizontal="false" draw:mirror-vertical="false" draw:type="rectangle" draw:enhanced-path="M 0 0 L 21600 0 21600 21600 0 21600 0 0 Z N"/>
        </draw:custom-shape>
        <draw:line draw:style-name="gr7" draw:layer="layout" svg:x1="20.507cm" svg:y1="12.777cm" svg:x2="20.506cm" svg:y2="13.683cm">
          <text:p/>
        </draw:line>
        <draw:line draw:style-name="gr7" draw:layer="layout" svg:x1="20.507cm" svg:y1="10.382cm" svg:x2="20.507cm" svg:y2="9.423cm">
          <text:p/>
        </draw:line>
        <draw:line draw:style-name="gr7" draw:layer="layout" svg:x1="15.396cm" svg:y1="10.413cm" svg:x2="17.792cm" svg:y2="9.455cm">
          <text:p/>
        </draw:lin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1"/>
          <draw:frame presentation:style-name="pr15" draw:text-style-name="P37" draw:layer="layout" svg:width="16.254cm" svg:height="12cm" svg:x="2.033cm" svg:y="12.668cm" presentation:class="notes" presentation:user-transformed="true">
            <draw:text-box>
              <text:p text:style-name="P36"><text:span text:style-name="T6">NOTE: Spring also provides AnnotationSessionFactoryBean for annotation-based metadata</text:span></text:p>
              <text:p text:style-name="P36"><text:span text:style-name="T6"/></text:p>
            </draw:text-box>
          </draw:frame>
        </presentation:notes>
      </draw:page>
      <draw:page draw:name="Configuring a SessionFactory (3)" draw:style-name="dp1" draw:master-page-name="Default">
        <office:forms form:automatic-focus="false" form:apply-design-mode="false"/>
        <draw:frame presentation:style-name="pr3" draw:text-style-name="P7" draw:layer="layout" svg:width="17.476cm" svg:height="2.999cm" svg:x="0.958cm" svg:y="0.226cm" presentation:class="title" presentation:user-transformed="true">
          <draw:text-box>
            <text:p text:style-name="P6"><text:span text:style-name="T6">Configuring a SessionFactory from Annotated Classes</text:span></text:p>
          </draw:text-box>
        </draw:frame>
        <draw:rect draw:style-name="gr18" draw:text-style-name="P40" draw:layer="layout" svg:width="21.34cm" svg:height="11.657cm" svg:x="2.074cm" svg:y="5.628cm">
          <text:p text:style-name="P18"><text:span text:style-name="T38">&lt;bean</text:span><text:span text:style-name="T39"> </text:span><text:span text:style-name="T40">id</text:span><text:span text:style-name="T39">=</text:span><text:span text:style-name="T41">“orderService”</text:span><text:span text:style-name="T39"> </text:span><text:span text:style-name="T40">class</text:span><text:span text:style-name="T39">=</text:span><text:span text:style-name="T41">“example.OrderServiceImpl”</text:span><text:span text:style-name="T38">&gt;</text:span></text:p>
          <text:p text:style-name="P18"><text:span text:style-name="T39"><text:s text:c="4"/></text:span><text:span text:style-name="T49">&lt;constructor-arg ref=“orderRepository”/&gt;</text:span></text:p>
          <text:p text:style-name="P18"><text:span text:style-name="T38">&lt;/bean&gt;</text:span></text:p>
          <text:p text:style-name="P18"><text:span text:style-name="T38">&lt;bean</text:span><text:span text:style-name="T39"> </text:span><text:span text:style-name="T40">id</text:span><text:span text:style-name="T39">=</text:span><text:span text:style-name="T41">“orderRepository” </text:span></text:p>
          <text:p text:style-name="P18"><text:span text:style-name="T39"><text:s text:c="11"/></text:span><text:span text:style-name="T40">class</text:span><text:span text:style-name="T39">=</text:span><text:span text:style-name="T41">“example.HibernateOrderRepository”</text:span><text:span text:style-name="T38">&gt;</text:span></text:p>
          <text:p text:style-name="P18"><text:span text:style-name="T39"><text:s text:c="4"/></text:span><text:span text:style-name="T49">&lt;property name=“sessionFactory” ref=“sessionFactory”/&gt;</text:span></text:p>
          <text:p text:style-name="P18"><text:span text:style-name="T38">&lt;/bean&gt;</text:span><text:span text:style-name="T39"> </text:span></text:p>
          <text:p text:style-name="P18"><text:span text:style-name="T38">&lt;bean</text:span><text:span text:style-name="T39"> </text:span><text:span text:style-name="T40">id</text:span><text:span text:style-name="T39">=</text:span><text:span text:style-name="T41">“sessionFactory”</text:span></text:p>
          <text:p text:style-name="P18"><text:span text:style-name="T39"><text:s text:c="10"/></text:span><text:span text:style-name="T40">class</text:span><text:span text:style-name="T39">=</text:span><text:span text:style-name="T41">“org.</text:span><text:span text:style-name="T50">sfm</text:span><text:span text:style-name="T41">.orm.hibernate3.annotation.AnnotationSessionFactoryBean”</text:span><text:span text:style-name="T38">&gt;</text:span></text:p>
          <text:p text:style-name="P18"><text:span text:style-name="T39"><text:s text:c="4"/></text:span><text:span text:style-name="T49">&lt;property name=“dataSource” ref=“dataSource”/&gt;</text:span></text:p>
          <text:p text:style-name="P18"><text:span text:style-name="T39"><text:s text:c="4"/></text:span><text:span text:style-name="T38">&lt;property</text:span><text:span text:style-name="T39"> </text:span><text:span text:style-name="T40">name</text:span><text:span text:style-name="T39">=</text:span><text:span text:style-name="T41">“annotatedClasses”</text:span><text:span text:style-name="T38">&gt;</text:span></text:p>
          <text:p text:style-name="P18"><text:span text:style-name="T38"><text:s text:c="8"/></text:span><text:span text:style-name="T38">&lt;list&gt;</text:span></text:p>
          <text:p text:style-name="P18"><text:span text:style-name="T39"><text:s text:c="12"/></text:span><text:span text:style-name="T38">&lt;value&gt;example.Customer&lt;/value&gt;</text:span></text:p>
          <text:p text:style-name="P18"><text:span text:style-name="T38"><text:s text:c="12"/></text:span><text:span text:style-name="T38">&lt;value&gt;example.Address&lt;/value&gt;</text:span></text:p>
          <text:p text:style-name="P18"><text:span text:style-name="T38"><text:s text:c="8"/></text:span><text:span text:style-name="T38">&lt;/list&gt;</text:span></text:p>
          <text:p text:style-name="P18"><text:span text:style-name="T38"><text:s text:c="4"/></text:span><text:span text:style-name="T38">&lt;/property&gt;</text:span></text:p>
          <text:p text:style-name="P18"><text:span text:style-name="T38">&lt;/bean&gt;</text:span></text:p>
          <text:p text:style-name="P18"><text:span text:style-name="T38">&lt;jee:jndi-lookup</text:span><text:span text:style-name="T39"> </text:span><text:span text:style-name="T40">id</text:span><text:span text:style-name="T39">=</text:span><text:span text:style-name="T41">“dataSource”</text:span><text:span text:style-name="T39"> </text:span><text:span text:style-name="T40">jndi-name</text:span><text:span text:style-name="T39">=</text:span><text:span text:style-name="T41">“java:comp/env/jdbc/orders”</text:span><text:span text:style-name="T38">/&gt;</text:span></text:p>
        </draw:rect>
        <draw:rect draw:style-name="gr15" draw:text-style-name="P41" draw:layer="layout" svg:width="9.886cm" svg:height="0.866cm" svg:x="10.941cm" svg:y="14.882cm">
          <text:p><text:span text:style-name="T51">Wildcards are not supported here</text:span></text:p>
        </draw:rect>
        <draw:line draw:style-name="gr7" draw:layer="layout" svg:x1="10.941cm" svg:y1="15.406cm" svg:x2="9.608cm" svg:y2="14.592cm">
          <text:p/>
        </draw:line>
        <draw:frame presentation:style-name="pr4" draw:text-style-name="P35" draw:layer="layout" svg:width="21.855cm" svg:height="11.219cm" svg:x="1.748cm" svg:y="4.06cm" presentation:class="outline" presentation:user-transformed="true">
          <draw:text-box>
            <text:list text:style-name="L3">
              <text:list-item>
                <text:p text:style-name="P8"><text:span text:style-name="T45">Annotated classes must be listed individually</text:span></text:p>
              </text:list-item>
            </text:list>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2"/>
          <draw:frame presentation:style-name="pr5" draw:text-style-name="P6" draw:layer="layout" svg:width="16.254cm" svg:height="12.001cm" svg:x="2.033cm" svg:y="12.668cm" presentation:class="notes" presentation:placeholder="true">
            <draw:text-box/>
          </draw:frame>
        </presentation:notes>
      </draw:page>
      <draw:page draw:name="page23" draw:style-name="dp1" draw:master-page-name="Default">
        <office:forms form:automatic-focus="false" form:apply-design-mode="false"/>
        <draw:frame presentation:style-name="pr16" draw:text-style-name="P7" draw:layer="layout" svg:width="17.476cm" svg:height="3.224cm" svg:x="0.957cm" svg:y="0.218cm" presentation:class="title" presentation:user-transformed="true">
          <draw:text-box>
            <text:p text:style-name="P6"><text:span text:style-name="T6">SessionFactory and Scanned Packages </text:span></text:p>
          </draw:text-box>
        </draw:frame>
        <draw:rect draw:style-name="gr18" draw:text-style-name="P42" draw:layer="layout" svg:width="21.864cm" svg:height="6.815cm" svg:x="1.773cm" svg:y="10.56cm">
          <text:p text:style-name="P18"><text:span text:style-name="T38">&lt;bean</text:span><text:span text:style-name="T39"> </text:span><text:span text:style-name="T40">id</text:span><text:span text:style-name="T39">=</text:span><text:span text:style-name="T41">“sessionFactory”</text:span><text:span text:style-name="T39"> <text:s/></text:span><text:span text:style-name="T40">class</text:span><text:span text:style-name="T39">=</text:span><text:span text:style-name="T41">“org.springframework.orm.hibernate3.</text:span></text:p>
          <text:p text:style-name="P18"><text:span text:style-name="T41"><text:tab/></text:span><text:span text:style-name="T41">annotation.AnnotationSessionFactoryBean”</text:span><text:span text:style-name="T38">&gt;</text:span></text:p>
          <text:p text:style-name="P18"><text:span text:style-name="T39"><text:s text:c="4"/></text:span><text:span text:style-name="T49">&lt;property name=“dataSource” ref=“dataSource”/&gt;</text:span></text:p>
          <text:p text:style-name="P18"><text:span text:style-name="T39"><text:s text:c="4"/></text:span><text:span text:style-name="T38">&lt;property</text:span><text:span text:style-name="T39"> </text:span><text:span text:style-name="T40">name</text:span><text:span text:style-name="T39">=</text:span><text:span text:style-name="T41">“packagesToScan”</text:span><text:span text:style-name="T38">&gt;</text:span></text:p>
          <text:p text:style-name="P18"><text:span text:style-name="T38"><text:s text:c="8"/></text:span><text:span text:style-name="T38">&lt;list&gt;</text:span></text:p>
          <text:p text:style-name="P18"><text:span text:style-name="T39"><text:s text:c="12"/></text:span><text:span text:style-name="T38">&lt;value&gt;</text:span><text:span text:style-name="T52">com/springsource/*/entity</text:span><text:span text:style-name="T38">&lt;/value&gt;</text:span></text:p>
          <text:p text:style-name="P18"><text:span text:style-name="T38"><text:s text:c="8"/></text:span><text:span text:style-name="T38">&lt;/list&gt;</text:span></text:p>
          <text:p text:style-name="P18"><text:span text:style-name="T38"><text:s text:c="4"/></text:span><text:span text:style-name="T38">&lt;/property&gt;</text:span></text:p>
          <text:p text:style-name="P18"><text:span text:style-name="T38">&lt;/bean&gt;</text:span></text:p>
          <text:p text:style-name="P18"><text:span text:style-name="T38">&lt;jee:jndi-lookup</text:span><text:span text:style-name="T39"> </text:span><text:span text:style-name="T40">id</text:span><text:span text:style-name="T39">=</text:span><text:span text:style-name="T41">“dataSource”</text:span><text:span text:style-name="T39"> </text:span><text:span text:style-name="T40">jndi-name</text:span><text:span text:style-name="T39">=</text:span><text:span text:style-name="T41">“java:comp/env/jdbc/orders”</text:span><text:span text:style-name="T38">/&gt;</text:span></text:p>
        </draw:rect>
        <draw:frame presentation:style-name="pr4" draw:text-style-name="P35" draw:layer="layout" svg:width="21.855cm" svg:height="11.219cm" svg:x="1.748cm" svg:y="4.061cm" presentation:class="outline" presentation:user-transformed="true">
          <draw:text-box>
            <text:list text:style-name="L3">
              <text:list-item>
                <text:p text:style-name="P8"><text:span text:style-name="T45">What if there are lots of annotated classes?</text:span></text:p>
                <text:list>
                  <text:list-item>
                    <text:p>Use the packagesToScan attribute</text:p>
                    <text:list>
                      <text:list-item>
                        <text:p><text:span text:style-name="T20">Can be used as an alternative to specifying <text:s/>annotatedClasses individually</text:span></text:p>
                      </text:list-item>
                      <text:list-item>
                        <text:p><text:span text:style-name="T20">Wildcards are supported</text:span></text:p>
                      </text:list-item>
                      <text:list-item>
                        <text:p><text:span text:style-name="T20">Also scans subpackages</text:span></text:p>
                      </text:list-item>
                      <text:list-item>
                        <text:p><text:span text:style-name="T20">Like component scanning</text:span></text:p>
                      </text:list-item>
                    </text:list>
                  </text:list-item>
                </text:list>
              </text:list-item>
            </text:list>
          </draw:text-box>
        </draw:frame>
        <presentation:notes draw:style-name="dp2">
          <draw:page-thumbnail draw:style-name="gr3" draw:layer="layout" svg:width="13.335cm" svg:height="10.002cm" svg:x="3.492cm" svg:y="2.001cm" draw:page-number="23" presentation:class="page"/>
          <draw:frame presentation:style-name="pr6" draw:layer="layout" svg:width="16.254cm" svg:height="11.75cm" svg:x="2.033cm" svg:y="12.668cm" presentation:class="notes" presentation:placeholder="true">
            <draw:text-box/>
          </draw:frame>
        </presentation:notes>
      </draw:page>
      <draw:page draw:name="page24" draw:style-name="dp1" draw:master-page-name="Default">
        <office:forms form:automatic-focus="false" form:apply-design-mode="false"/>
        <draw:frame presentation:style-name="pr3" draw:text-style-name="P7" draw:layer="layout" svg:width="17.476cm" svg:height="2.999cm" svg:x="0.957cm" svg:y="0.227cm" presentation:class="title" presentation:user-transformed="true">
          <draw:text-box>
            <text:p text:style-name="P6"><text:span text:style-name="T6">Configuring a SessionFactory from XML Metadata</text:span></text:p>
          </draw:text-box>
        </draw:frame>
        <draw:rect draw:style-name="gr18" draw:text-style-name="P40" draw:layer="layout" svg:width="21.892cm" svg:height="11.78cm" svg:x="1.745cm" svg:y="4.096cm">
          <text:p text:style-name="P18"><text:span text:style-name="T38">&lt;bean</text:span><text:span text:style-name="T39"> </text:span><text:span text:style-name="T40">id</text:span><text:span text:style-name="T39">=</text:span><text:span text:style-name="T41">“orderService”</text:span><text:span text:style-name="T39"> </text:span><text:span text:style-name="T40">class</text:span><text:span text:style-name="T39">=</text:span><text:span text:style-name="T41">“example.OrderServiceImpl”</text:span><text:span text:style-name="T38">&gt;</text:span></text:p>
          <text:p text:style-name="P18"><text:span text:style-name="T49"><text:s text:c="4"/></text:span><text:span text:style-name="T53">&lt;constructor-arg </text:span><text:span text:style-name="T54">ref</text:span><text:span text:style-name="T53">=</text:span><text:span text:style-name="T55">“orderRepository”</text:span><text:span text:style-name="T53">/&gt;</text:span></text:p>
          <text:p text:style-name="P18"><text:span text:style-name="T38">&lt;/bean&gt;</text:span></text:p>
          <text:p text:style-name="P18"><text:span text:style-name="T38">&lt;bean</text:span><text:span text:style-name="T39"> </text:span><text:span text:style-name="T40">id</text:span><text:span text:style-name="T39">=</text:span><text:span text:style-name="T41">“orderRepository” </text:span></text:p>
          <text:p text:style-name="P18"><text:span text:style-name="T39"><text:s text:c="11"/></text:span><text:span text:style-name="T40">class</text:span><text:span text:style-name="T39">=</text:span><text:span text:style-name="T41">“example.HibernateOrderRepository”</text:span><text:span text:style-name="T38">&gt;</text:span></text:p>
          <text:p text:style-name="P18"><text:span text:style-name="T39"><text:s text:c="4"/></text:span><text:span text:style-name="T53">&lt;property </text:span><text:span text:style-name="T54">name</text:span><text:span text:style-name="T53">=</text:span><text:span text:style-name="T55">“sessionFactory”</text:span><text:span text:style-name="T53"> </text:span><text:span text:style-name="T54">ref</text:span><text:span text:style-name="T53">=</text:span><text:span text:style-name="T55">“sessionFactory”</text:span><text:span text:style-name="T53">/&gt;</text:span></text:p>
          <text:p text:style-name="P18"><text:span text:style-name="T38">&lt;/bean&gt;</text:span><text:span text:style-name="T39"> </text:span></text:p>
          <text:p text:style-name="P18"><text:span text:style-name="T38">&lt;bean</text:span><text:span text:style-name="T39"> </text:span><text:span text:style-name="T40">id</text:span><text:span text:style-name="T39">=</text:span><text:span text:style-name="T41">“sessionFactory”</text:span></text:p>
          <text:p text:style-name="P18"><text:span text:style-name="T39"><text:s text:c="10"/></text:span><text:span text:style-name="T40">class</text:span><text:span text:style-name="T39">=</text:span><text:span text:style-name="T41">“org.springframework.orm.hibernate3.LocalSessionFactoryBean”</text:span><text:span text:style-name="T38">&gt;</text:span></text:p>
          <text:p text:style-name="P18"><text:span text:style-name="T39"><text:s text:c="4"/></text:span><text:span text:style-name="T53">&lt;property </text:span><text:span text:style-name="T54">name</text:span><text:span text:style-name="T53">=</text:span><text:span text:style-name="T55">“dataSource”</text:span><text:span text:style-name="T53"> </text:span><text:span text:style-name="T54">ref</text:span><text:span text:style-name="T53">=</text:span><text:span text:style-name="T55">“dataSource”</text:span><text:span text:style-name="T53">/&gt;</text:span></text:p>
          <text:p text:style-name="P18"><text:span text:style-name="T39"><text:s text:c="4"/></text:span><text:span text:style-name="T38">&lt;property</text:span><text:span text:style-name="T39"> </text:span><text:span text:style-name="T40">name</text:span><text:span text:style-name="T39">=</text:span><text:span text:style-name="T41">“mappingLocations”</text:span><text:span text:style-name="T38">&gt;</text:span></text:p>
          <text:p text:style-name="P18"><text:span text:style-name="T38"><text:s text:c="8"/></text:span><text:span text:style-name="T38">&lt;list&gt;</text:span></text:p>
          <text:p text:style-name="P18"><text:span text:style-name="T39"><text:s text:c="12"/></text:span><text:span text:style-name="T38">&lt;value&gt;</text:span><text:span text:style-name="T39">classpath:example/Customer.hbm.xml</text:span><text:span text:style-name="T38">&lt;/value&gt;</text:span></text:p>
          <text:p text:style-name="P18"><text:span text:style-name="T38"><text:s text:c="12"/></text:span><text:span text:style-name="T38">&lt;value&gt;</text:span><text:span text:style-name="T52">classpath:example/Address.hbm.xml&lt;</text:span><text:span text:style-name="T38">/value&gt;</text:span></text:p>
          <text:p text:style-name="P18"><text:span text:style-name="T38"><text:s text:c="8"/></text:span><text:span text:style-name="T38">&lt;/list&gt;</text:span></text:p>
          <text:p text:style-name="P18"><text:span text:style-name="T38"><text:s text:c="4"/></text:span><text:span text:style-name="T38">&lt;/property&gt;</text:span></text:p>
          <text:p text:style-name="P18"><text:span text:style-name="T38">&lt;/bean&gt;</text:span></text:p>
          <text:p text:style-name="P18"><text:span text:style-name="T38">&lt;jee:jndi-lookup</text:span><text:span text:style-name="T39"> </text:span><text:span text:style-name="T40">id</text:span><text:span text:style-name="T39">=</text:span><text:span text:style-name="T41">“dataSource”</text:span><text:span text:style-name="T39"> </text:span><text:span text:style-name="T40">jndi-name</text:span><text:span text:style-name="T39">=</text:span><text:span text:style-name="T41">“java:comp/env/jdbc/orders”</text:span><text:span text:style-name="T38">/&gt;</text:span></text:p>
        </draw:rect>
        <draw:rect draw:style-name="gr15" draw:text-style-name="P41" draw:layer="layout" svg:width="9.705cm" svg:height="0.955cm" svg:x="9.205cm" svg:y="13.583cm">
          <text:p><text:span text:style-name="T51">Wildcards are supported here</text:span></text:p>
        </draw:rect>
        <draw:line draw:style-name="gr7" draw:layer="layout" svg:x1="9.203cm" svg:y1="14.062cm" svg:x2="7.521cm" svg:y2="13.19cm">
          <text:p/>
        </draw:line>
        <presentation:notes draw:style-name="dp2">
          <draw:custom-shape draw:name="Rectangle 7" draw:style-name="gr2" draw:text-style-name="P24"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4"/>
          <draw:frame presentation:style-name="pr5" draw:text-style-name="P25" draw:layer="layout" svg:width="16.254cm" svg:height="12.001cm" svg:x="2.033cm" svg:y="12.668cm" presentation:class="notes" presentation:placeholder="true">
            <draw:text-box/>
          </draw:frame>
        </presentation:notes>
      </draw:page>
      <draw:page draw:name="page25" draw:style-name="dp1" draw:master-page-name="Default">
        <office:forms form:automatic-focus="false" form:apply-design-mode="false"/>
        <draw:frame presentation:style-name="pr16" draw:text-style-name="P7" draw:layer="layout" svg:width="17.476cm" svg:height="3.224cm" svg:x="0.957cm" svg:y="0.218cm" presentation:class="title" presentation:user-transformed="true">
          <draw:text-box>
            <text:p text:style-name="P6"><text:span text:style-name="T6">Strategies for Combining Spring / Hibernate</text:span></text:p>
          </draw:text-box>
        </draw:frame>
        <draw:frame presentation:style-name="pr4" draw:text-style-name="P35" draw:layer="layout" svg:width="21.855cm" svg:height="11.219cm" svg:x="1.748cm" svg:y="4.061cm" presentation:class="outline" presentation:user-transformed="true">
          <draw:text-box>
            <text:list text:style-name="L3">
              <text:list-item>
                <text:p text:style-name="P8"><text:span text:style-name="T45">Use Hibernate APIs</text:span></text:p>
                <text:list>
                  <text:list-item>
                    <text:p><text:span text:style-name="T15">Benefits</text:span></text:p>
                    <text:list>
                      <text:list-item>
                        <text:p><text:span text:style-name="T56">No dependencies on the Spring API</text:span></text:p>
                      </text:list-item>
                    </text:list>
                  </text:list-item>
                </text:list>
              </text:list-item>
              <text:list-item>
                <text:p text:style-name="P8"><text:span text:style-name="T45">Use Spring APIs (HibernateTemplate)</text:span></text:p>
                <text:list>
                  <text:list-item>
                    <text:p><text:span text:style-name="T15">Benefits</text:span></text:p>
                    <text:list>
                      <text:list-item>
                        <text:p><text:span text:style-name="T17">Uses Spring AOP to manage Hibernate transactions</text:span></text:p>
                      </text:list-item>
                      <text:list-item>
                        <text:p><text:span text:style-name="T56">Converts Hibernate Exceptions to Spring DataAccessExceptions</text:span></text:p>
                      </text:list-item>
                      <text:list-item>
                        <text:p><text:span text:style-name="T56">Reduces the amount of Hibernate boilerplate code</text:span></text:p>
                      </text:list-item>
                      <text:list-item>
                        <text:p><text:span text:style-name="T56">Configures Hibernate resources from the Spring ApplicationContext</text:span></text:p>
                      </text:list-item>
                      <text:list-item>
                        <text:p><text:span text:style-name="T56">Provides an abstraction barrier for Hibernate</text:span></text:p>
                      </text:list-item>
                    </text:list>
                  </text:list-item>
                </text:list>
              </text:list-item>
            </text:list>
          </draw:text-box>
        </draw:frame>
        <presentation:notes draw:style-name="dp2">
          <draw:page-thumbnail draw:style-name="gr3" draw:layer="layout" svg:width="13.335cm" svg:height="10.002cm" svg:x="3.492cm" svg:y="2.001cm" draw:page-number="25" presentation:class="page"/>
          <draw:frame presentation:style-name="pr6" draw:layer="layout" svg:width="16.254cm" svg:height="11.75cm" svg:x="2.033cm" svg:y="12.668cm" presentation:class="notes" presentation:placeholder="true">
            <draw:text-box/>
          </draw:frame>
        </presentation:notes>
      </draw:page>
      <draw:page draw:name="page26" draw:style-name="dp1" draw:master-page-name="Default">
        <office:forms form:automatic-focus="false" form:apply-design-mode="false"/>
        <draw:frame presentation:style-name="pr3" draw:text-style-name="P7" draw:layer="layout" svg:width="17.476cm" svg:height="2.753cm" svg:x="0.957cm" svg:y="0.225cm" presentation:class="title" presentation:user-transformed="true">
          <draw:text-box>
            <text:p text:style-name="P6">Topics in this Session</text:p>
          </draw:text-box>
        </draw:frame>
        <draw:frame presentation:style-name="pr4" draw:text-style-name="P11" draw:layer="layout" svg:width="21.855cm" svg:height="11.219cm" svg:x="1.745cm" svg:y="4.057cm" presentation:class="outline" presentation:user-transformed="true">
          <draw:text-box>
            <text:list text:style-name="L3">
              <text:list-item>
                <text:p text:style-name="P8"><text:span text:style-name="T5">Introduction to Hibernate</text:span></text:p>
                <text:list>
                  <text:list-item>
                    <text:p text:style-name="P9"><text:span text:style-name="T5">Mapping</text:span></text:p>
                  </text:list-item>
                  <text:list-item>
                    <text:p text:style-name="P9"><text:span text:style-name="T5">Querying</text:span></text:p>
                  </text:list-item>
                </text:list>
              </text:list-item>
              <text:list-item>
                <text:p text:style-name="P8"><text:span text:style-name="T5">Configuring a Hibernate SessionFactory</text:span></text:p>
              </text:list-item>
              <text:list-item>
                <text:p text:style-name="P8"><text:span text:style-name="T4">Implementing Native Hibernate DAOs</text:span></text:p>
              </text:list-item>
              <text:list-item>
                <text:p text:style-name="P8"><text:span text:style-name="T5">Spring’s HibernateTemplate</text:span></text:p>
              </text:list-item>
            </text:list>
            <text:p text:style-name="P10"><text:span text:style-name="T4"/></text:p>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6"/>
          <draw:frame presentation:style-name="pr5" draw:text-style-name="P6" draw:layer="layout" svg:width="16.254cm" svg:height="12.001cm" svg:x="2.033cm" svg:y="12.668cm" presentation:class="notes" presentation:placeholder="true">
            <draw:text-box/>
          </draw:frame>
        </presentation:notes>
      </draw:page>
      <draw:page draw:name="Implementing Native Hibernate DAOs (1)" draw:style-name="dp1" draw:master-page-name="Default">
        <office:forms form:automatic-focus="false" form:apply-design-mode="false"/>
        <draw:frame presentation:style-name="pr3" draw:text-style-name="P43" draw:layer="layout" svg:width="17.476cm" svg:height="2.999cm" svg:x="0.958cm" svg:y="0.226cm" presentation:class="title" presentation:user-transformed="true">
          <draw:text-box>
            <text:p text:style-name="P6"><text:span text:style-name="T57">Implementing Native Hibernate DAOs (1)</text:span></text:p>
          </draw:text-box>
        </draw:frame>
        <draw:frame presentation:style-name="pr4" draw:text-style-name="P35" draw:layer="layout" svg:width="21.855cm" svg:height="11.219cm" svg:x="1.749cm" svg:y="4.061cm" presentation:class="outline" presentation:user-transformed="true">
          <draw:text-box>
            <text:list text:style-name="L3">
              <text:list-item>
                <text:p text:style-name="P8"><text:span text:style-name="T45">For Hibernate 3.1+</text:span></text:p>
                <text:list>
                  <text:list-item>
                    <text:p><text:span text:style-name="T6">Hibernate provides hooks so Spring can </text:span></text:p>
                    <text:list>
                      <text:list-item>
                        <text:p><text:span text:style-name="T6">Manage Hibernate transactions and Hibernate Sessions in a transparent fashion</text:span></text:p>
                      </text:list-item>
                      <text:list-item>
                        <text:p><text:span text:style-name="T6">Use AOP for transparent exception translation to Spring’s DataAccessException hierarchy</text:span></text:p>
                      </text:list-item>
                    </text:list>
                  </text:list-item>
                </text:list>
              </text:list-item>
              <text:list-item>
                <text:p><text:span text:style-name="T6">It is now possible to remove any dependency on Spring in your DAO implementations</text:span></text:p>
                <text:list>
                  <text:list-item>
                    <text:p><text:span text:style-name="T6">Some argue that these improvements make using native Hibernate DAOs preferable to using Spring's HibernateTemplates</text:span></text:p>
                  </text:list-item>
                </text:list>
              </text:list-item>
            </text:list>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7"/>
          <draw:frame presentation:style-name="pr5" draw:text-style-name="P6" draw:layer="layout" svg:width="16.254cm" svg:height="12.001cm" svg:x="2.033cm" svg:y="12.668cm" presentation:class="notes" presentation:placeholder="true">
            <draw:text-box/>
          </draw:frame>
        </presentation:notes>
      </draw:page>
      <draw:page draw:name="Spring-managed Transactions and Sessions (1)" draw:style-name="dp1" draw:master-page-name="Default">
        <office:forms form:automatic-focus="false" form:apply-design-mode="false"/>
        <draw:frame presentation:style-name="pr3" draw:text-style-name="P43" draw:layer="layout" svg:width="17.476cm" svg:height="2.999cm" svg:x="0.959cm" svg:y="0.227cm" presentation:class="title" presentation:user-transformed="true">
          <draw:text-box>
            <text:p text:style-name="P6"><text:span text:style-name="T58">Spring-Managed Transactions (1)</text:span></text:p>
          </draw:text-box>
        </draw:frame>
        <draw:frame presentation:style-name="pr17" draw:text-style-name="P13" draw:layer="layout" svg:width="21.855cm" svg:height="9.605cm" svg:x="1.747cm" svg:y="4.065cm" presentation:class="outline" presentation:user-transformed="true">
          <draw:text-box>
            <text:list text:style-name="L3">
              <text:list-item>
                <text:p text:style-name="P8"><text:span text:style-name="T6">To have Hibernate transparently participate in Spring-Managed transactions:</text:span></text:p>
                <text:list>
                  <text:list-item>
                    <text:p><text:span text:style-name="T6">Use one of Spring’s </text:span><text:span text:style-name="T59">FactoryBeans</text:span><text:span text:style-name="T6"> to build the Hibernate </text:span><text:span text:style-name="T59">SessionFactory</text:span></text:p>
                  </text:list-item>
                  <text:list-item>
                    <text:p><text:span text:style-name="T59">Define a DAO / Repository</text:span></text:p>
                  </text:list-item>
                  <text:list-item>
                    <text:p><text:span text:style-name="T59">Declare a TransactionManager</text:span></text:p>
                    <text:list>
                      <text:list-item>
                        <text:p><text:span text:style-name="T39">HibernateTransactionManager</text:span></text:p>
                      </text:list-item>
                      <text:list-item>
                        <text:p><text:span text:style-name="T39">JtaTransactionManager</text:span></text:p>
                      </text:list-item>
                    </text:list>
                  </text:list-item>
                  <text:list-item>
                    <text:p><text:span text:style-name="T6">Inject the SessionFactory into both the DAO / Repository and TransactionManager</text:span></text:p>
                  </text:list-item>
                </text:list>
              </text:list-item>
            </text:list>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8"/>
          <draw:frame presentation:style-name="pr5" draw:text-style-name="P6" draw:layer="layout" svg:width="16.254cm" svg:height="12.001cm" svg:x="2.033cm" svg:y="12.668cm" presentation:class="notes" presentation:placeholder="true">
            <draw:text-box/>
          </draw:frame>
        </presentation:notes>
      </draw:page>
      <draw:page draw:name="Spring-managed Transactions and Sessions (2)" draw:style-name="dp1" draw:master-page-name="Default">
        <office:forms form:automatic-focus="false" form:apply-design-mode="false"/>
        <draw:frame presentation:style-name="pr3" draw:text-style-name="P43" draw:layer="layout" svg:width="17.476cm" svg:height="2.999cm" svg:x="0.958cm" svg:y="0.225cm" presentation:class="title" presentation:user-transformed="true">
          <draw:text-box>
            <text:p text:style-name="P6"><text:span text:style-name="T58">Spring-Managed Transactions (2)</text:span></text:p>
          </draw:text-box>
        </draw:frame>
        <draw:frame presentation:style-name="pr4" draw:text-style-name="P11" draw:layer="layout" svg:width="21.855cm" svg:height="11.219cm" svg:x="1.746cm" svg:y="4.057cm" presentation:class="outline" presentation:user-transformed="true">
          <draw:text-box>
            <text:list text:style-name="L3">
              <text:list-item>
                <text:p text:style-name="P8">The code – with no Spring dependencies</text:p>
              </text:list-item>
            </text:list>
          </draw:text-box>
        </draw:frame>
        <draw:custom-shape draw:name="Text Box 4" draw:style-name="gr32" draw:text-style-name="P32" draw:layer="layout" svg:width="20.153cm" svg:height="9.622cm" svg:x="2.974cm" svg:y="5.717cm">
          <text:p text:style-name="P18"><text:span text:style-name="T40"/></text:p>
          <text:p text:style-name="P18"><text:span text:style-name="T40">public class</text:span><text:span text:style-name="T39"> HibernateOrderRepository </text:span><text:span text:style-name="T40">implements</text:span><text:span text:style-name="T39"> OrderRepository {</text:span></text:p>
          <text:p text:style-name="P18"><text:span text:style-name="T39"><text:s text:c="4"/></text:span><text:span text:style-name="T40">private</text:span><text:span text:style-name="T39"> SessionFactory sessionFactory;</text:span></text:p>
          <text:p text:style-name="P18"><text:span text:style-name="T39"/></text:p>
          <text:p text:style-name="P18"><text:span text:style-name="T39"><text:s text:c="4"/></text:span><text:span text:style-name="T40">public void</text:span><text:span text:style-name="T39"> </text:span><text:span text:style-name="T60">setSessionFactory</text:span><text:span text:style-name="T39">(SessionFactory sessionFactory) {</text:span></text:p>
          <text:p text:style-name="P18"><text:span text:style-name="T39"><text:s text:c="8"/></text:span><text:span text:style-name="T40">this</text:span><text:span text:style-name="T39">.sessionFactory = sessionFactory;</text:span></text:p>
          <text:p text:style-name="P18"><text:span text:style-name="T39"><text:s text:c="4"/></text:span><text:span text:style-name="T39">}</text:span></text:p>
          <text:p text:style-name="P18"><text:span text:style-name="T39"><text:s text:c="4"/></text:span><text:span text:style-name="T39">...</text:span></text:p>
          <text:p text:style-name="P18"><text:span text:style-name="T40"><text:s text:c="4"/></text:span><text:span text:style-name="T40">public </text:span><text:span text:style-name="T39">Order findById(</text:span><text:span text:style-name="T40">long</text:span><text:span text:style-name="T39"> orderId) {</text:span></text:p>
          <text:p text:style-name="P18"><text:span text:style-name="T39"><text:s text:c="8"/></text:span><text:span text:style-name="T39">// use the Spring-managed Session</text:span></text:p>
          <text:p text:style-name="P18"><text:span text:style-name="T39"><text:s text:c="8"/></text:span><text:span text:style-name="T39">Session session = </text:span><text:span text:style-name="T40">this</text:span><text:span text:style-name="T39">.sessionFactory.getCurrentSession();</text:span></text:p>
          <text:p text:style-name="P18"><text:span text:style-name="T39"><text:s text:c="8"/></text:span><text:span text:style-name="T40">return </text:span><text:span text:style-name="T39">(Order) session.get(Order</text:span><text:span text:style-name="T40">.class</text:span><text:span text:style-name="T39">, orderId);</text:span></text:p>
          <text:p text:style-name="P18"><text:span text:style-name="T39"><text:s text:c="4"/></text:span><text:span text:style-name="T39">}</text:span></text:p>
          <text:p text:style-name="P18"><text:span text:style-name="T39">}</text:span></text:p>
          <draw:enhanced-geometry svg:viewBox="0 0 21600 21600" draw:type="mso-spt202" draw:enhanced-path="M 0 0 L 21600 0 21600 21600 0 21600 0 0 Z N"/>
        </draw:custom-shap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9"/>
          <draw:frame presentation:style-name="pr5" draw:text-style-name="P6" draw:layer="layout" svg:width="16.254cm" svg:height="12.001cm" svg:x="2.033cm" svg:y="12.668cm" presentation:class="notes" presentation:placeholder="true">
            <draw:text-box/>
          </draw:frame>
        </presentation:notes>
      </draw:page>
      <draw:page draw:name="Spring-managed Transactions (3)" draw:style-name="dp1" draw:master-page-name="Default">
        <office:forms form:automatic-focus="false" form:apply-design-mode="false"/>
        <draw:frame presentation:style-name="pr3" draw:text-style-name="P43" draw:layer="layout" svg:width="17.476cm" svg:height="2.999cm" svg:x="0.958cm" svg:y="0.226cm" presentation:class="title" presentation:user-transformed="true">
          <draw:text-box>
            <text:p text:style-name="P6"><text:span text:style-name="T58">Spring-Managed Transactions (3)</text:span></text:p>
          </draw:text-box>
        </draw:frame>
        <draw:frame presentation:style-name="pr4" draw:text-style-name="P11" draw:layer="layout" svg:width="21.855cm" svg:height="11.219cm" svg:x="1.746cm" svg:y="4.058cm" presentation:class="outline" presentation:user-transformed="true">
          <draw:text-box>
            <text:list text:style-name="L3">
              <text:list-item>
                <text:p text:style-name="P8">The configuration</text:p>
              </text:list-item>
            </text:list>
          </draw:text-box>
        </draw:frame>
        <draw:custom-shape draw:name="Text Box 5" draw:style-name="gr33" draw:text-style-name="P44" draw:layer="layout" svg:width="20.16cm" svg:height="8.464cm" svg:x="2.955cm" svg:y="5.737cm">
          <text:p text:style-name="P18"><text:span text:style-name="T53">&lt;beans&gt;</text:span></text:p>
          <text:p text:style-name="P18"><text:span text:style-name="T53"><text:s text:c="2"/></text:span><text:span text:style-name="T53">&lt;bean</text:span><text:span text:style-name="T60"> </text:span><text:span text:style-name="T54">id</text:span><text:span text:style-name="T60">=</text:span><text:span text:style-name="T55">“sessionFactory”</text:span></text:p>
          <text:p text:style-name="P18"><text:span text:style-name="T60"><text:s text:c="8"/></text:span><text:span text:style-name="T54">class</text:span><text:span text:style-name="T60">=</text:span><text:span text:style-name="T55">“org.springframework.orm.hibernate3.LocalSessionFactoryBean”</text:span><text:span text:style-name="T53">&gt;</text:span></text:p>
          <text:p text:style-name="P18"><text:span text:style-name="T60"><text:s text:c="8"/></text:span><text:span text:style-name="T60">...</text:span></text:p>
          <text:p text:style-name="P18"><text:span text:style-name="T60"><text:s text:c="2"/></text:span><text:span text:style-name="T53">&lt;/bean&gt;</text:span></text:p>
          <text:p text:style-name="P18"><text:span text:style-name="T60"><text:s text:c="2"/></text:span><text:span text:style-name="T53">&lt;bean</text:span><text:span text:style-name="T54"> id</text:span><text:span text:style-name="T60">=</text:span><text:span text:style-name="T55">“orderRepository”</text:span><text:span text:style-name="T60"> </text:span><text:span text:style-name="T54">class</text:span><text:span text:style-name="T60">=</text:span><text:span text:style-name="T55">“HibernateOrderRepository”</text:span><text:span text:style-name="T53">&gt;</text:span></text:p>
          <text:p text:style-name="P18"><text:span text:style-name="T60"><text:s text:c="6"/></text:span><text:span text:style-name="T60">&lt;property name=“sessionFactory” ref=“sessionFactory”/&gt;</text:span></text:p>
          <text:p text:style-name="P18"><text:span text:style-name="T60"><text:s text:c="2"/></text:span><text:span text:style-name="T53">&lt;/bean&gt;</text:span></text:p>
          <text:p text:style-name="P18"><text:span text:style-name="T60"><text:s text:c="2"/></text:span><text:span text:style-name="T53">&lt;bean</text:span><text:span text:style-name="T54"> id</text:span><text:span text:style-name="T60">= </text:span><text:span text:style-name="T55">“transactionManager”</text:span><text:span text:style-name="T60"> <text:s text:c="8"/></text:span></text:p>
          <text:p text:style-name="P18"><text:span text:style-name="T60"><text:s text:c="13"/></text:span><text:span text:style-name="T54">class</text:span><text:span text:style-name="T60">=</text:span><text:span text:style-name="T55">“org.sfwk.orm.hibernate3.HibernateTransactionManager”</text:span><text:span text:style-name="T53">&gt;</text:span></text:p>
          <text:p text:style-name="P18"><text:span text:style-name="T60"><text:s text:c="6"/></text:span><text:span text:style-name="T60">&lt;property name=“sessionFactory” ref=“sessionFactory” /&gt;</text:span></text:p>
          <text:p text:style-name="P18"><text:span text:style-name="T53"><text:s text:c="2"/></text:span><text:span text:style-name="T53">&lt;/bean&gt;</text:span></text:p>
          <text:p text:style-name="P18"><text:span text:style-name="T53">&lt;/beans&gt;</text:span></text:p>
          <draw:enhanced-geometry svg:viewBox="0 0 21600 21600" draw:type="mso-spt202" draw:enhanced-path="M 0 0 L 21600 0 21600 21600 0 21600 0 0 Z N"/>
        </draw:custom-shape>
        <draw:g draw:name="Group 9">
          <draw:custom-shape draw:name="Text Box 7" draw:style-name="gr34" draw:text-style-name="P28" draw:layer="layout" svg:width="20.219cm" svg:height="0.972cm" svg:x="2.908cm" svg:y="14.613cm">
            <text:p text:style-name="P27"><text:span text:style-name="T28">Could use JtaTransactionManager if needed</text:span></text:p>
            <draw:enhanced-geometry svg:viewBox="0 0 21600 21600" draw:type="mso-spt202" draw:enhanced-path="M 0 0 L 21600 0 21600 21600 0 21600 0 0 Z N"/>
          </draw:custom-shape>
          <draw:line draw:style-name="gr35" draw:layer="layout" svg:x1="20.525cm" svg:y1="14.631cm" svg:x2="20.525cm" svg:y2="12.267cm">
            <text:p/>
          </draw:line>
        </draw:g>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0"/>
          <draw:frame presentation:style-name="pr5" draw:text-style-name="P6" draw:layer="layout" svg:width="16.254cm" svg:height="12.001cm" svg:x="2.033cm" svg:y="12.668cm" presentation:class="notes" presentation:placeholder="true">
            <draw:text-box/>
          </draw:frame>
        </presentation:notes>
      </draw:page>
      <draw:page draw:name="page31" draw:style-name="dp1" draw:master-page-name="Default">
        <office:forms form:automatic-focus="false" form:apply-design-mode="false"/>
        <draw:frame presentation:style-name="pr3" draw:text-style-name="P43" draw:layer="layout" svg:width="17.476cm" svg:height="2.999cm" svg:x="0.957cm" svg:y="0.225cm" presentation:class="title" presentation:user-transformed="true">
          <draw:text-box>
            <text:p text:style-name="P6"><text:span text:style-name="T58">Spring-Managed Transactions (4)</text:span></text:p>
          </draw:text-box>
        </draw:frame>
        <draw:frame presentation:style-name="pr18" draw:text-style-name="P13" draw:layer="layout" svg:width="21.855cm" svg:height="9.143cm" svg:x="1.745cm" svg:y="4.057cm" presentation:class="outline" presentation:user-transformed="true">
          <draw:text-box>
            <text:list text:style-name="L3">
              <text:list-item>
                <text:p text:style-name="P8">Best practice: Use read-only transactions when you don't write anything in the database</text:p>
                <text:list>
                  <text:list-item>
                    <text:p>This prevents Hibernate from flushing its session, which can result in a dramatic performance improvement</text:p>
                  </text:list-item>
                  <text:list-item>
                    <text:p>It can also provide an additional safeguards with some databases</text:p>
                    <text:list>
                      <text:list-item>
                        <text:p><text:span text:style-name="T20">Oracle will only accept SELECT statements for read-only transactions</text:span></text:p>
                        <text:list>
                          <text:list-item>
                            <text:p><text:span text:style-name="T21">Other types of statements will generate errors</text:span></text:p>
                          </text:list-item>
                        </text:list>
                      </text:list-item>
                    </text:list>
                  </text:list-item>
                </text:list>
              </text:list-item>
            </text:list>
          </draw:text-box>
        </draw:frame>
        <draw:custom-shape draw:name="Text Box 5" draw:style-name="gr36" draw:text-style-name="P23" draw:layer="layout" svg:width="23.114cm" svg:height="10.56cm" svg:x="32.517cm" svg:y="31.245cm">
          <text:p text:style-name="P18"><text:span text:style-name="T31">&lt;beans&gt;</text:span></text:p>
          <text:p text:style-name="P18"><text:span text:style-name="T31"><text:s text:c="2"/></text:span><text:span text:style-name="T31">&lt;bean</text:span><text:span text:style-name="T28"> </text:span><text:span text:style-name="T27">id</text:span><text:span text:style-name="T28">=</text:span><text:span text:style-name="T26">“sessionFactory”</text:span></text:p>
          <text:p text:style-name="P18"><text:span text:style-name="T28"><text:s text:c="8"/></text:span><text:span text:style-name="T27">class</text:span><text:span text:style-name="T28">=</text:span><text:span text:style-name="T26">“org.springframework.orm.hibernate3.LocalSessionFactoryBean”</text:span><text:span text:style-name="T31">&gt;</text:span></text:p>
          <text:p text:style-name="P18"><text:span text:style-name="T28"><text:s text:c="8"/></text:span><text:span text:style-name="T28">...</text:span></text:p>
          <text:p text:style-name="P18"><text:span text:style-name="T28"><text:s text:c="2"/></text:span><text:span text:style-name="T31">&lt;/bean&gt;</text:span></text:p>
          <text:p text:style-name="P18"><text:span text:style-name="T28"><text:s text:c="2"/></text:span><text:span text:style-name="T31">&lt;bean</text:span><text:span text:style-name="T27"> id</text:span><text:span text:style-name="T28">=</text:span><text:span text:style-name="T26">“orderRepository”</text:span><text:span text:style-name="T28"> </text:span><text:span text:style-name="T27">class</text:span><text:span text:style-name="T28">=</text:span><text:span text:style-name="T26">“HibernateOrderRepository”</text:span><text:span text:style-name="T31">&gt;</text:span></text:p>
          <text:p text:style-name="P18"><text:span text:style-name="T28"><text:s text:c="6"/></text:span><text:span text:style-name="T61">&lt;property name=“sessionFactory” ref=“sessionFactory”/&gt;</text:span></text:p>
          <text:p text:style-name="P18"><text:span text:style-name="T28"><text:s text:c="2"/></text:span><text:span text:style-name="T31">&lt;/bean&gt;</text:span></text:p>
          <text:p text:style-name="P18"><text:span text:style-name="T28"><text:s text:c="2"/></text:span><text:span text:style-name="T31">&lt;bean</text:span><text:span text:style-name="T27"> id</text:span><text:span text:style-name="T28">= </text:span><text:span text:style-name="T26">“transactionManager”</text:span><text:span text:style-name="T28"> <text:s text:c="8"/></text:span></text:p>
          <text:p text:style-name="P18"><text:span text:style-name="T28"><text:s text:c="13"/></text:span><text:span text:style-name="T27">class</text:span><text:span text:style-name="T28">=</text:span><text:span text:style-name="T26">“org.sfwk.orm.hibernate3.HibernateTransactionManager”</text:span><text:span text:style-name="T31">&gt;</text:span></text:p>
          <text:p text:style-name="P18"><text:span text:style-name="T28"><text:s text:c="6"/></text:span><text:span text:style-name="T61">&lt;property name=“sessionFactory” ref=“sessionFactory” /&gt;</text:span></text:p>
          <text:p text:style-name="P18"><text:span text:style-name="T31"><text:s text:c="2"/></text:span><text:span text:style-name="T31">&lt;/bean&gt;</text:span></text:p>
          <text:p text:style-name="P18"><text:span text:style-name="T31">&lt;/beans&gt;</text:span></text:p>
          <draw:enhanced-geometry svg:viewBox="0 0 21600 21600" draw:type="mso-spt202" draw:enhanced-path="M 0 0 L 21600 0 21600 21600 0 21600 0 0 Z N"/>
        </draw:custom-shape>
        <draw:custom-shape draw:style-name="gr37" draw:text-style-name="P38" draw:layer="layout" svg:width="21.379cm" svg:height="3.585cm" svg:x="2.329cm" svg:y="13.442cm">
          <text:p text:style-name="P45"><text:span text:style-name="T62"><text:s text:c="3"/></text:span><text:span text:style-name="T63">@Transactional(readOnly=true)</text:span></text:p>
          <text:p text:style-name="P45"><text:span text:style-name="T62"><text:s text:c="3"/></text:span><text:span text:style-name="T64">public</text:span><text:span text:style-name="T62"> List&lt;RewardConfirmation&gt; listRewardsFrom(Date d) {</text:span></text:p>
          <text:p text:style-name="P45"><text:span text:style-name="T62"><text:s text:c="6"/></text:span><text:span text:style-name="T65">// Read-only, atomic unit-of-work</text:span></text:p>
          <text:p text:style-name="P45"><text:span text:style-name="T62"><text:s text:c="3"/></text:span><text:span text:style-name="T62">}</text:span></text:p>
          <draw:enhanced-geometry svg:viewBox="0 0 21600 21600" draw:type="rectangle" draw:enhanced-path="M 0 0 L 21600 0 21600 21600 0 21600 0 0 Z N"/>
        </draw:custom-shape>
        <presentation:notes draw:style-name="dp2">
          <draw:custom-shape draw:name="Rectangle 7" draw:style-name="gr2" draw:text-style-name="P24"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1"/>
          <draw:frame presentation:style-name="pr5" draw:text-style-name="P25" draw:layer="layout" svg:width="16.254cm" svg:height="12.001cm" svg:x="2.033cm" svg:y="12.668cm" presentation:class="notes" presentation:placeholder="true">
            <draw:text-box/>
          </draw:frame>
        </presentation:notes>
      </draw:page>
      <draw:page draw:name="page32" draw:style-name="dp1" draw:master-page-name="Default">
        <office:forms form:automatic-focus="false" form:apply-design-mode="false"/>
        <draw:frame presentation:style-name="pr3" draw:text-style-name="P43" draw:layer="layout" svg:width="17.476cm" svg:height="2.999cm" svg:x="0.957cm" svg:y="0.226cm" presentation:class="title" presentation:user-transformed="true">
          <draw:text-box>
            <text:p text:style-name="P6"><text:span text:style-name="T58">The Effect of a Rollback on POJO state</text:span></text:p>
          </draw:text-box>
        </draw:frame>
        <draw:frame presentation:style-name="pr18" draw:text-style-name="P13" draw:layer="layout" svg:width="21.855cm" svg:height="10.927cm" svg:x="1.746cm" svg:y="4.058cm" presentation:class="outline" presentation:user-transformed="true">
          <draw:text-box>
            <text:list text:style-name="L3">
              <text:list-item>
                <text:p text:style-name="P8">Transactional rollbacks affect the database only; NOT the corresponding service or entity components</text:p>
                <text:list>
                  <text:list-item>
                    <text:p>In other words if the state of a POJO is modified during a transaction and the transaction is rolled back, the object in memory will NOT restored to its original state</text:p>
                    <text:list>
                      <text:list-item>
                        <text:p>Should you need such restoration, you will have to manage it programmatically</text:p>
                      </text:list-item>
                    </text:list>
                  </text:list-item>
                </text:list>
              </text:list-item>
              <text:list-item>
                <text:p>Demonstration</text:p>
                <text:list>
                  <text:list-item>
                    <text:p>EntityRollback</text:p>
                  </text:list-item>
                </text:list>
              </text:list-item>
            </text:list>
          </draw:text-box>
        </draw:frame>
        <presentation:notes draw:style-name="dp2">
          <draw:page-thumbnail draw:style-name="gr3" draw:layer="layout" svg:width="13.335cm" svg:height="10.002cm" svg:x="3.492cm" svg:y="2.001cm" draw:page-number="32" presentation:class="page"/>
          <draw:frame presentation:style-name="pr6" draw:layer="layout" svg:width="16.254cm" svg:height="11.75cm" svg:x="2.033cm" svg:y="12.668cm" presentation:class="notes" presentation:placeholder="true">
            <draw:text-box/>
          </draw:frame>
        </presentation:notes>
      </draw:page>
      <draw:page draw:name="page33" draw:style-name="dp1" draw:master-page-name="Default">
        <office:forms form:automatic-focus="false" form:apply-design-mode="false"/>
        <draw:frame presentation:style-name="pr3" draw:text-style-name="P43" draw:layer="layout" svg:width="17.476cm" svg:height="2.999cm" svg:x="0.957cm" svg:y="0.226cm" presentation:class="title" presentation:user-transformed="true">
          <draw:text-box>
            <text:p text:style-name="P6"><text:span text:style-name="T58">Transparent Exception Translation (1)</text:span></text:p>
          </draw:text-box>
        </draw:frame>
        <draw:frame presentation:style-name="pr18" draw:text-style-name="P46" draw:layer="layout" svg:width="21.855cm" svg:height="10.064cm" svg:x="1.746cm" svg:y="4.058cm" presentation:class="outline" presentation:user-transformed="true">
          <draw:text-box>
            <text:list text:style-name="L3">
              <text:list-item>
                <text:p text:style-name="P8"><text:span text:style-name="T66">Unfortunately, the previous DAO implementation throws native, vendor-specific </text:span><text:span text:style-name="T67">HibernateExceptions</text:span></text:p>
                <text:list>
                  <text:list-item>
                    <text:p><text:span text:style-name="T66">Not desirable to let these propagate up to the service layer or other users of the DAOs</text:span></text:p>
                    <text:list>
                      <text:list-item>
                        <text:p><text:span text:style-name="T17">Introduces dependency on specific persistence solution where it should not exist</text:span></text:p>
                      </text:list-item>
                    </text:list>
                  </text:list-item>
                </text:list>
              </text:list-item>
              <text:list-item>
                <text:p text:style-name="P8"><text:span text:style-name="T66">Use Spring AOP to provide translation to Spring’s rich, vendor-neutral </text:span><text:span text:style-name="T67">DataAccessException</text:span><text:span text:style-name="T66"> hierarchy</text:span></text:p>
              </text:list-item>
            </text:list>
          </draw:text-box>
        </draw:frame>
        <presentation:notes draw:style-name="dp2">
          <draw:page-thumbnail draw:layer="layout" svg:width="13.335cm" svg:height="10.001cm" svg:x="3.493cm" svg:y="2.002cm" draw:page-number="33"/>
          <draw:frame presentation:style-name="pr5" draw:text-style-name="P25" draw:layer="layout" svg:width="16.254cm" svg:height="12.001cm" svg:x="2.033cm" svg:y="12.668cm" presentation:class="notes" presentation:placeholder="true">
            <draw:text-box/>
          </draw:frame>
          <draw:custom-shape draw:name="Slide Number Placeholder 3" draw:style-name="gr2" draw:text-style-name="P24"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presentation:notes>
      </draw:page>
      <draw:page draw:name="Transparent Exception Translation (2)" draw:style-name="dp1" draw:master-page-name="Default">
        <office:forms form:automatic-focus="false" form:apply-design-mode="false"/>
        <draw:frame presentation:style-name="pr3" draw:text-style-name="P43" draw:layer="layout" svg:width="17.476cm" svg:height="2.999cm" svg:x="0.957cm" svg:y="0.227cm" presentation:class="title" presentation:user-transformed="true">
          <draw:text-box>
            <text:p text:style-name="P6"><text:span text:style-name="T58">Transparent Exception Translation (2)</text:span></text:p>
          </draw:text-box>
        </draw:frame>
        <draw:frame presentation:style-name="pr19" draw:text-style-name="P13" draw:layer="layout" svg:width="21.855cm" svg:height="8.626cm" svg:x="1.748cm" svg:y="4.057cm" presentation:class="outline" presentation:user-transformed="true">
          <draw:text-box>
            <text:list text:style-name="L3">
              <text:list-item>
                <text:p text:style-name="P8"><text:span text:style-name="T6">T</text:span><text:span text:style-name="T68">o replace native HibernateExceptions with Spring DataAccessExceptions:</text:span></text:p>
                <text:list>
                  <text:list-item>
                    <text:p><text:span text:style-name="T6">Java 5+</text:span></text:p>
                    <text:list>
                      <text:list-item>
                        <text:p><text:span text:style-name="T56">Annotate your DAO with an </text:span><text:span text:style-name="T69">@Repository</text:span><text:span text:style-name="T56"> annotation</text:span></text:p>
                      </text:list-item>
                      <text:list-item>
                        <text:p><text:span text:style-name="T56">Define a Spring-provided </text:span><text:span text:style-name="T39">BeanPostProcessor</text:span></text:p>
                      </text:list-item>
                    </text:list>
                  </text:list-item>
                  <text:list-item>
                    <text:p><text:span text:style-name="T6">Java 1.4+</text:span></text:p>
                    <text:list>
                      <text:list-item>
                        <text:p><text:span text:style-name="T56">Use pointcut matching on your own (base or marker) repository interface to apply Spring-provided </text:span><text:span text:style-name="T60">PersistenceExceptionTranslationInterceptor</text:span></text:p>
                      </text:list-item>
                    </text:list>
                  </text:list-item>
                </text:list>
              </text:list-item>
            </text:list>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4"/>
          <draw:frame presentation:style-name="pr5" draw:text-style-name="P6" draw:layer="layout" svg:width="16.254cm" svg:height="12.001cm" svg:x="2.033cm" svg:y="12.668cm" presentation:class="notes" presentation:placeholder="true">
            <draw:text-box/>
          </draw:frame>
        </presentation:notes>
      </draw:page>
      <draw:page draw:name="Transparent Exception Translation (3):  Java 5+ Environment" draw:style-name="dp1" draw:master-page-name="Default">
        <office:forms form:automatic-focus="false" form:apply-design-mode="false"/>
        <draw:rect draw:style-name="gr18" draw:text-style-name="P30" draw:layer="layout" svg:width="20.271cm" svg:height="3.261cm" svg:x="3.157cm" svg:y="5.495cm">
          <text:p text:style-name="P18"><text:span text:style-name="T70">@Repository</text:span></text:p>
          <text:p text:style-name="P18"><text:span text:style-name="T71">public class</text:span><text:span text:style-name="T28"> HibernateOrderRepository </text:span><text:span text:style-name="T71">implements</text:span><text:span text:style-name="T28"> OrderRepository {</text:span></text:p>
          <text:p text:style-name="P18"><text:span text:style-name="T28"><text:s text:c="3"/></text:span><text:span text:style-name="T28">...</text:span></text:p>
          <text:p text:style-name="P18"><text:span text:style-name="T28">}</text:span></text:p>
        </draw:rect>
        <draw:rect draw:style-name="gr18" draw:text-style-name="P30" draw:layer="layout" svg:width="20.275cm" svg:height="1.722cm" svg:x="3.149cm" svg:y="10.695cm">
          <text:p text:style-name="P18"><text:span text:style-name="T31">&lt;bean</text:span><text:span text:style-name="T28"> </text:span><text:span text:style-name="T27">class</text:span><text:span text:style-name="T28">=</text:span><text:span text:style-name="T26">“org.springframework.dao.annotation. <text:s text:c="11"/></text:span></text:p>
          <text:p text:style-name="P18"><text:span text:style-name="T26"><text:s text:c="23"/></text:span><text:span text:style-name="T26">PersistenceExceptionTranslationPostProcessor”</text:span><text:span text:style-name="T31">/&gt;</text:span></text:p>
        </draw:rect>
        <draw:frame presentation:style-name="pr3" draw:text-style-name="P43" draw:layer="layout" svg:width="17.476cm" svg:height="2.999cm" svg:x="0.957cm" svg:y="0.229cm" presentation:class="title" presentation:user-transformed="true">
          <draw:text-box>
            <text:p text:style-name="P6"><text:span text:style-name="T58">Transparent Exception Translation: Java 5</text:span></text:p>
          </draw:text-box>
        </draw:frame>
        <draw:frame presentation:style-name="pr19" draw:text-style-name="P13" draw:layer="layout" svg:width="21.855cm" svg:height="8.626cm" svg:x="1.748cm" svg:y="4.058cm" presentation:class="outline" presentation:user-transformed="true">
          <draw:text-box>
            <text:list text:style-name="L3">
              <text:list-item>
                <text:p text:style-name="P8"><text:span text:style-name="T6">The code:</text:span></text:p>
              </text:list-item>
            </text:list>
            <text:p text:style-name="P10"/>
            <text:p text:style-name="P10"/>
            <text:p text:style-name="P10"/>
            <text:list text:continue-numbering="true" text:style-name="L3">
              <text:list-item>
                <text:p text:style-name="P8">The configuration:</text:p>
              </text:list-item>
            </text:list>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5"/>
          <draw:frame presentation:style-name="pr15" draw:text-style-name="P37" draw:layer="layout" svg:width="16.254cm" svg:height="12cm" svg:x="2.033cm" svg:y="12.668cm" presentation:class="notes" presentation:user-transformed="true">
            <draw:text-box>
              <text:p text:style-name="P36"><text:span text:style-name="T6">NOTE: It is even possible to set the “repositoryAnnotationType” on the postProcessor to avoid the Spring-specific @Repository annotation.</text:span></text:p>
              <text:p text:style-name="P36"><text:span text:style-name="T6">NOTE: if a DAO method is actually marked as throwing HibernateException, then no translation will be done. This still allows throwing HibernateException where needed.</text:span></text:p>
              <text:p text:style-name="P36"><text:span text:style-name="T6">You don’t need to tell this to the class unless asked, but the interceptor will actually find and use the SessionFactory as the actual exception translator.</text:span></text:p>
              <text:p text:style-name="P36"><text:span text:style-name="T6"/></text:p>
            </draw:text-box>
          </draw:frame>
        </presentation:notes>
      </draw:page>
      <draw:page draw:name="Transparent Exception Translation (4):  Java 1.3+ Environment" draw:style-name="dp1" draw:master-page-name="Default">
        <office:forms form:automatic-focus="false" form:apply-design-mode="false"/>
        <draw:custom-shape draw:name="Text Box 4" draw:style-name="gr38" draw:text-style-name="P19" draw:layer="layout" svg:width="20.195cm" svg:height="2.453cm" svg:x="3.021cm" svg:y="5.327cm">
          <text:p text:style-name="P18"><text:span text:style-name="T71">public class</text:span><text:span text:style-name="T28"> HibernateOrderRepository </text:span><text:span text:style-name="T71">implements</text:span><text:span text:style-name="T28"> MyRepository {</text:span></text:p>
          <text:p text:style-name="P18"><text:span text:style-name="T28"><text:s text:c="3"/></text:span><text:span text:style-name="T28">...</text:span></text:p>
          <text:p text:style-name="P18"><text:span text:style-name="T28">}</text:span></text:p>
          <draw:enhanced-geometry svg:viewBox="0 0 21600 21600" draw:type="mso-spt202" draw:enhanced-path="M 0 0 L 21600 0 21600 21600 0 21600 0 0 Z N"/>
        </draw:custom-shape>
        <draw:custom-shape draw:name="Text Box 5" draw:style-name="gr39" draw:text-style-name="P19" draw:layer="layout" svg:width="20.129cm" svg:height="6.377cm" svg:x="3.019cm" svg:y="9.128cm">
          <text:p text:style-name="P18"><text:span text:style-name="T31">&lt;bean</text:span><text:span text:style-name="T28"> </text:span><text:span text:style-name="T27">id</text:span><text:span text:style-name="T28">=</text:span><text:span text:style-name="T26">“persistenceExceptionInterceptor”</text:span></text:p>
          <text:p text:style-name="P18"><text:span text:style-name="T28"><text:s text:c="11"/></text:span><text:span text:style-name="T27">class</text:span><text:span text:style-name="T28">=</text:span><text:span text:style-name="T26">“org.springframework.dao.support. <text:s text:c="11"/></text:span></text:p>
          <text:p text:style-name="P18"><text:span text:style-name="T26"><text:s text:c="24"/></text:span><text:span text:style-name="T26">PersistenceExceptionTranslationInterceptor”</text:span><text:span text:style-name="T31">/&gt;</text:span></text:p>
          <text:p text:style-name="P18"><text:span text:style-name="T31"/></text:p>
          <text:p text:style-name="P18"><text:span text:style-name="T31">&lt;aop:config&gt;</text:span></text:p>
          <text:p text:style-name="P18"><text:span text:style-name="T31"><text:s text:c="4"/></text:span><text:span text:style-name="T31">&lt;aop:advisor</text:span><text:span text:style-name="T28"> </text:span><text:span text:style-name="T27">pointcut</text:span><text:span text:style-name="T28">=</text:span><text:span text:style-name="T26">“execution(* *..MyRepository+.*(..))”</text:span></text:p>
          <text:p text:style-name="P18"><text:span text:style-name="T26"><text:s text:c="26"/></text:span><text:span text:style-name="T27">advice-ref</text:span><text:span text:style-name="T28">=</text:span><text:span text:style-name="T26">“persistenceExceptionInterceptor” </text:span><text:span text:style-name="T31">/&gt;</text:span></text:p>
          <text:p text:style-name="P18"><text:span text:style-name="T31">&lt;/aop:config&gt;</text:span></text:p>
          <draw:enhanced-geometry svg:viewBox="0 0 21600 21600" draw:type="mso-spt202" draw:enhanced-path="M 0 0 L 21600 0 21600 21600 0 21600 0 0 Z N"/>
        </draw:custom-shape>
        <draw:frame presentation:style-name="pr3" draw:text-style-name="P43" draw:layer="layout" svg:width="17.476cm" svg:height="2.999cm" svg:x="0.958cm" svg:y="0.23cm" presentation:class="title" presentation:user-transformed="true">
          <draw:text-box>
            <text:p text:style-name="P6"><text:span text:style-name="T58">Transparent Exception Translation: Java 1.4</text:span></text:p>
          </draw:text-box>
        </draw:frame>
        <draw:frame presentation:style-name="pr19" draw:text-style-name="P13" draw:layer="layout" svg:width="21.855cm" svg:height="8.626cm" svg:x="1.75cm" svg:y="4.058cm" presentation:class="outline" presentation:user-transformed="true">
          <draw:text-box>
            <text:list text:style-name="L3">
              <text:list-item>
                <text:p text:style-name="P8"><text:span text:style-name="T6">The code:</text:span></text:p>
              </text:list-item>
            </text:list>
            <text:p text:style-name="P10"/>
            <text:p text:style-name="P10"/>
            <text:list text:continue-numbering="true" text:style-name="L3">
              <text:list-item>
                <text:p text:style-name="P8">The configuration:</text:p>
              </text:list-item>
            </text:list>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6"/>
          <draw:frame presentation:style-name="pr15" draw:text-style-name="P37" draw:layer="layout" svg:width="16.254cm" svg:height="12cm" svg:x="2.033cm" svg:y="12.668cm" presentation:class="notes" presentation:user-transformed="true">
            <draw:text-box>
              <text:p text:style-name="P36"><text:span text:style-name="T6">NOTE: if a DAO method is actually marked as throwing HibernateException, then no translation will be done. This still allows throwing HibernateException where needed.</text:span></text:p>
              <text:p text:style-name="P36"><text:span text:style-name="T6">You don’t need to tell this to the class unless asked, but the interceptor will actually find and use the SessionFactory as the actual exception translator. You may even set the translator if needed.</text:span></text:p>
            </draw:text-box>
          </draw:frame>
        </presentation:notes>
      </draw:page>
      <draw:page draw:name="page37" draw:style-name="dp1" draw:master-page-name="Default">
        <office:forms form:automatic-focus="false" form:apply-design-mode="false"/>
        <draw:frame presentation:style-name="pr3" draw:text-style-name="P7" draw:layer="layout" svg:width="17.476cm" svg:height="2.753cm" svg:x="0.957cm" svg:y="0.225cm" presentation:class="title" presentation:user-transformed="true">
          <draw:text-box>
            <text:p text:style-name="P6">Topics in this Session</text:p>
          </draw:text-box>
        </draw:frame>
        <draw:frame presentation:style-name="pr4" draw:text-style-name="P11" draw:layer="layout" svg:width="21.855cm" svg:height="11.219cm" svg:x="1.745cm" svg:y="4.057cm" presentation:class="outline" presentation:user-transformed="true">
          <draw:text-box>
            <text:list text:style-name="L3">
              <text:list-item>
                <text:p text:style-name="P8"><text:span text:style-name="T5">Introduction to Hibernate</text:span></text:p>
                <text:list>
                  <text:list-item>
                    <text:p text:style-name="P9"><text:span text:style-name="T5">Mapping</text:span></text:p>
                  </text:list-item>
                  <text:list-item>
                    <text:p text:style-name="P9"><text:span text:style-name="T5">Querying</text:span></text:p>
                  </text:list-item>
                </text:list>
              </text:list-item>
              <text:list-item>
                <text:p text:style-name="P8"><text:span text:style-name="T5">Configuring a Hibernate SessionFactory</text:span></text:p>
              </text:list-item>
              <text:list-item>
                <text:p text:style-name="P8"><text:span text:style-name="T72">Implementing Native Hibernate DAOs</text:span></text:p>
              </text:list-item>
              <text:list-item>
                <text:p text:style-name="P8"><text:span text:style-name="T4">Spring’s HibernateTemplate</text:span></text:p>
              </text:list-item>
            </text:list>
            <text:p text:style-name="P10"><text:span text:style-name="T4"/></text:p>
          </draw:text-box>
        </draw:frame>
        <presentation:notes draw:style-name="dp2">
          <draw:custom-shape draw:name="Rectangle 7" draw:style-name="gr2" draw:text-style-name="P24"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7"/>
          <draw:frame presentation:style-name="pr5" draw:text-style-name="P25" draw:layer="layout" svg:width="16.254cm" svg:height="12.001cm" svg:x="2.033cm" svg:y="12.668cm" presentation:class="notes" presentation:placeholder="true">
            <draw:text-box/>
          </draw:frame>
        </presentation:notes>
      </draw:page>
      <draw:page draw:name="HibernateTemplate" draw:style-name="dp1" draw:master-page-name="Default">
        <office:forms form:automatic-focus="false" form:apply-design-mode="false"/>
        <draw:frame presentation:style-name="pr3" draw:text-style-name="P7" draw:layer="layout" svg:width="17.476cm" svg:height="2.753cm" svg:x="0.959cm" svg:y="0.225cm" presentation:class="title" presentation:user-transformed="true">
          <draw:text-box>
            <text:p text:style-name="P6"><text:span text:style-name="T6">HibernateTemplate</text:span></text:p>
          </draw:text-box>
        </draw:frame>
        <draw:frame presentation:style-name="pr4" draw:text-style-name="P11" draw:layer="layout" svg:width="21.855cm" svg:height="12.334cm" svg:x="1.747cm" svg:y="4.057cm" presentation:class="outline" presentation:user-transformed="true">
          <draw:text-box>
            <text:list text:style-name="L3">
              <text:list-item>
                <text:p text:style-name="P8"><text:span text:style-name="T6">Consistent with Spring’s general DAO support</text:span></text:p>
                <text:list>
                  <text:list-item>
                    <text:p text:style-name="P9"><text:span text:style-name="T6">Manages resources (acquiring/releasing Sessions)</text:span></text:p>
                  </text:list-item>
                  <text:list-item>
                    <text:p text:style-name="P9"><text:span text:style-name="T6">Translates Exceptions to the </text:span><text:span text:style-name="T59">DataAccessException</text:span><text:span text:style-name="T6"> hierarchy</text:span></text:p>
                  </text:list-item>
                  <text:list-item>
                    <text:p text:style-name="P9"><text:span text:style-name="T6">Participates in Spring-managed transactions automatically</text:span></text:p>
                  </text:list-item>
                  <text:list-item>
                    <text:p text:style-name="P9"><text:span text:style-name="T6">Provides convenience methods</text:span></text:p>
                  </text:list-item>
                </text:list>
              </text:list-item>
              <text:list-item>
                <text:p><text:span text:style-name="T6">Recent features introduced in Hibernate 3.1+ make Spring's HibernateTemplate somewhat superfluous</text:span></text:p>
                <text:list>
                  <text:list-item>
                    <text:p><text:span text:style-name="T6">Spring's HibernateTemplate may still be desirable when working with legacy Hibernate implementations</text:span></text:p>
                  </text:list-item>
                </text:list>
              </text:list-item>
            </text:list>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8"/>
          <draw:frame presentation:style-name="pr5" draw:text-style-name="P6" draw:layer="layout" svg:width="16.254cm" svg:height="12.001cm" svg:x="2.033cm" svg:y="12.668cm" presentation:class="notes" presentation:placeholder="true">
            <draw:text-box/>
          </draw:frame>
        </presentation:notes>
      </draw:page>
      <draw:page draw:name="Configuring HibernateTemplate" draw:style-name="dp1" draw:master-page-name="Default">
        <office:forms form:automatic-focus="false" form:apply-design-mode="false"/>
        <draw:frame presentation:style-name="pr3" draw:text-style-name="P7" draw:layer="layout" svg:width="17.476cm" svg:height="2.999cm" svg:x="0.959cm" svg:y="0.225cm" presentation:class="title" presentation:user-transformed="true">
          <draw:text-box>
            <text:p text:style-name="P6"><text:span text:style-name="T6">Configuring a HibernateTemplate</text:span></text:p>
          </draw:text-box>
        </draw:frame>
        <draw:frame presentation:style-name="pr20" draw:text-style-name="P13" draw:layer="layout" svg:width="21.855cm" svg:height="7.006cm" svg:x="1.747cm" svg:y="4.057cm" presentation:class="outline" presentation:user-transformed="true">
          <draw:text-box>
            <text:list text:style-name="L3">
              <text:list-item>
                <text:p text:style-name="P8"><text:span text:style-name="T6">Simply provide a reference to the Hibernate </text:span><text:span text:style-name="T59">SessionFactory</text:span></text:p>
                <text:list>
                  <text:list-item>
                    <text:p><text:span text:style-name="T59">You could also rely on dependency injection to wire the HibernateTemplate to the SessionFactory</text:span></text:p>
                  </text:list-item>
                </text:list>
              </text:list-item>
            </text:list>
          </draw:text-box>
        </draw:frame>
        <draw:custom-shape draw:name="Text Box 4" draw:style-name="gr40" draw:text-style-name="P19" draw:layer="layout" svg:width="18.799cm" svg:height="1.835cm" svg:x="3.095cm" svg:y="8.327cm">
          <text:p text:style-name="P18"><text:span text:style-name="T73">HibernateTemplate hibernateTemplate = </text:span></text:p>
          <text:p text:style-name="P18"><text:span text:style-name="T73"><text:s text:c="26"/></text:span><text:span text:style-name="T74"><text:s/></text:span><text:span text:style-name="T75">new</text:span><text:span text:style-name="T74"> </text:span><text:span text:style-name="T73">HibernateTemplate(sessionFactory);</text:span></text:p>
          <draw:enhanced-geometry svg:viewBox="0 0 21600 21600" draw:type="mso-spt202" draw:enhanced-path="M 0 0 L 21600 0 21600 21600 0 21600 0 0 Z N"/>
        </draw:custom-shap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9"/>
          <draw:frame presentation:style-name="pr5" draw:text-style-name="P6" draw:layer="layout" svg:width="16.254cm" svg:height="12.001cm" svg:x="2.033cm" svg:y="12.668cm" presentation:class="notes" presentation:placeholder="true">
            <draw:text-box/>
          </draw:frame>
        </presentation:notes>
      </draw:page>
      <draw:page draw:name="page40" draw:style-name="dp1" draw:master-page-name="Default">
        <office:forms form:automatic-focus="false" form:apply-design-mode="false"/>
        <draw:custom-shape draw:name="Text Box 4" draw:style-name="gr41" draw:text-style-name="P19" draw:layer="layout" svg:width="21.648cm" svg:height="12.348cm" svg:x="1.774cm" svg:y="4.066cm">
          <text:p text:style-name="P18"><text:span text:style-name="T27">@Repository</text:span></text:p>
          <text:p text:style-name="P18"><text:span text:style-name="T27">public class</text:span><text:span text:style-name="T28"> MemberRepositoryImpl </text:span><text:span text:style-name="T27">implements</text:span><text:span text:style-name="T28"> MemberRepository {</text:span></text:p>
          <text:p text:style-name="P18"><text:span text:style-name="T28"><text:s text:c="4"/></text:span><text:span text:style-name="T28">private HibernateTemplate template;</text:span></text:p>
          <text:p text:style-name="P18"><text:span text:style-name="T28"/></text:p>
          <text:p text:style-name="P18"><text:span text:style-name="T28"><text:s text:c="4"/></text:span><text:span text:style-name="T27">public void</text:span><text:span text:style-name="T28"> </text:span><text:span text:style-name="T76">setSessionFactory</text:span><text:span text:style-name="T28">(SessionFactory sessionFactory) {</text:span></text:p>
          <text:p text:style-name="P18"><text:span text:style-name="T28"><text:s text:c="8"/></text:span><text:span text:style-name="T28">template = new HibernateTemplate( sessionFactory );</text:span></text:p>
          <text:p text:style-name="P18"><text:span text:style-name="T28"><text:s text:c="4"/></text:span><text:span text:style-name="T28">}</text:span></text:p>
          <text:p text:style-name="P18"><text:span text:style-name="T28"/></text:p>
          <text:p text:style-name="P18"><text:span text:style-name="T27"><text:s text:c="4"/></text:span><text:span text:style-name="T27">public void </text:span><text:span text:style-name="T48">addMember(MemberTO memberTO) {</text:span></text:p>
          <text:p text:style-name="P18"><text:span text:style-name="T48"><text:s text:c="8"/></text:span><text:span text:style-name="T48">template.saveOrUpdate(memberTO);</text:span></text:p>
          <text:p text:style-name="P18"><text:span text:style-name="T48"><text:s text:c="4"/></text:span><text:span text:style-name="T48">}</text:span></text:p>
          <text:p text:style-name="P18"><text:span text:style-name="T27"><text:s text:c="4"/></text:span><text:span text:style-name="T27">public </text:span><text:span text:style-name="T48">List&lt;MemberTO&gt; getMemberByName(String name) {</text:span></text:p>
          <text:p text:style-name="P18"><text:span text:style-name="T48"><text:s text:c="8"/></text:span><text:span text:style-name="T48">List&lt;MemberTO&gt; list = template.find</text:span></text:p>
          <text:p text:style-name="P18"><text:span text:style-name="T48"><text:tab/></text:span><text:span text:style-name="T48">("from member where name=?", name);</text:span></text:p>
          <text:p text:style-name="P18"><text:span text:style-name="T27"><text:s text:c="8"/></text:span><text:span text:style-name="T27">return </text:span><text:span text:style-name="T48">list;</text:span></text:p>
          <text:p text:style-name="P18"><text:span text:style-name="T27"><text:s text:c="4"/></text:span><text:span text:style-name="T48">}</text:span></text:p>
          <text:p text:style-name="P18"><text:span text:style-name="T28">}</text:span></text:p>
          <draw:enhanced-geometry svg:viewBox="0 0 21600 21600" draw:type="mso-spt202" draw:enhanced-path="M 0 0 L 21600 0 21600 21600 0 21600 0 0 Z N"/>
        </draw:custom-shape>
        <draw:frame presentation:style-name="pr3" draw:text-style-name="P7" draw:layer="layout" svg:width="17.476cm" svg:height="2.753cm" svg:x="0.959cm" svg:y="0.226cm" presentation:class="title" presentation:user-transformed="true">
          <draw:text-box>
            <text:p text:style-name="P6"><text:span text:style-name="T6">Using a HibernateTemplate</text:span></text:p>
          </draw:text-box>
        </draw:frame>
        <presentation:notes draw:style-name="dp2">
          <draw:page-thumbnail draw:style-name="gr3" draw:layer="layout" svg:width="13.335cm" svg:height="10.002cm" svg:x="3.492cm" svg:y="2.001cm" draw:page-number="40" presentation:class="page"/>
          <draw:frame presentation:style-name="pr6" draw:layer="layout" svg:width="16.254cm" svg:height="11.75cm" svg:x="2.033cm" svg:y="12.668cm" presentation:class="notes" presentation:placeholder="true">
            <draw:text-box/>
          </draw:frame>
        </presentation:notes>
      </draw:page>
      <draw:page draw:name="page41" draw:style-name="dp1" draw:master-page-name="Default">
        <office:forms form:automatic-focus="false" form:apply-design-mode="false"/>
        <draw:frame presentation:style-name="pr16" draw:text-style-name="P7" draw:layer="layout" svg:width="17.476cm" svg:height="3.224cm" svg:x="0.957cm" svg:y="0.118cm" presentation:class="title" presentation:user-transformed="true">
          <draw:text-box>
            <text:p text:style-name="P6"><text:span text:style-name="T6">Review (1)</text:span></text:p>
          </draw:text-box>
        </draw:frame>
        <draw:frame presentation:style-name="pr21" draw:layer="layout" svg:width="10.606cm" svg:height="12.323cm" svg:x="2.759cm" svg:y="6.558cm" presentation:class="outline" presentation:user-transformed="true">
          <draw:text-box>
            <text:p>Session</text:p>
            <text:p>SessionFactory</text:p>
            <text:p>Entity</text:p>
            <text:p/>
          </draw:text-box>
        </draw:frame>
        <draw:frame presentation:style-name="pr21" draw:layer="layout" svg:width="10.607cm" svg:height="12.323cm" svg:x="13cm" svg:y="6.558cm" presentation:class="outline" presentation:user-transformed="true">
          <draw:text-box>
            <text:p><text:span text:style-name="T77">A persistent object</text:span></text:p>
            <text:p><text:span text:style-name="T77">A stateful object representing a unit-of-work</text:span></text:p>
            <text:p>A <text:span text:style-name="T77">thread-safe, shareable object representing a single data source</text:span></text:p>
            <text:p><text:span text:style-name="T77"/></text:p>
          </draw:text-box>
        </draw:frame>
        <draw:frame presentation:style-name="pr20" draw:text-style-name="P13" draw:layer="layout" svg:width="21.737cm" svg:height="7.006cm" svg:x="1.567cm" svg:y="4.058cm" presentation:class="outline" presentation:user-transformed="true">
          <draw:text-box>
            <text:list text:style-name="L3">
              <text:list-item>
                <text:p text:style-name="P8"><text:span text:style-name="T6">Match the term on the left with its definition on the right</text:span></text:p>
              </text:list-item>
            </text:list>
          </draw:text-box>
        </draw:frame>
        <presentation:notes draw:style-name="dp2">
          <draw:page-thumbnail draw:style-name="gr3" draw:layer="layout" svg:width="13.335cm" svg:height="10.002cm" svg:x="3.492cm" svg:y="2.001cm" draw:page-number="41" presentation:class="page"/>
          <draw:frame presentation:style-name="pr6" draw:layer="layout" svg:width="16.254cm" svg:height="11.75cm" svg:x="2.033cm" svg:y="12.668cm" presentation:class="notes" presentation:placeholder="true">
            <draw:text-box/>
          </draw:frame>
        </presentation:notes>
      </draw:page>
      <draw:page draw:name="page42" draw:style-name="dp1" draw:master-page-name="Default">
        <office:forms form:automatic-focus="false" form:apply-design-mode="false"/>
        <draw:frame presentation:style-name="pr16" draw:text-style-name="P7" draw:layer="layout" svg:width="17.476cm" svg:height="3.224cm" svg:x="0.957cm" svg:y="0.119cm" presentation:class="title" presentation:user-transformed="true">
          <draw:text-box>
            <text:p text:style-name="P6"><text:span text:style-name="T6">Review (1) - Answer</text:span></text:p>
          </draw:text-box>
        </draw:frame>
        <draw:frame presentation:style-name="pr21" draw:layer="layout" svg:width="10.606cm" svg:height="12.323cm" svg:x="2.759cm" svg:y="6.559cm" presentation:class="outline" presentation:user-transformed="true">
          <draw:text-box>
            <text:p>Session</text:p>
            <text:p>SessionFactory</text:p>
            <text:p>Entity</text:p>
            <text:p/>
          </draw:text-box>
        </draw:frame>
        <draw:frame presentation:style-name="pr21" draw:layer="layout" svg:width="10.606cm" svg:height="12.323cm" svg:x="13.001cm" svg:y="6.559cm" presentation:class="outline" presentation:user-transformed="true">
          <draw:text-box>
            <text:p><text:span text:style-name="T77">A persistent object</text:span></text:p>
            <text:p><text:span text:style-name="T77">A stateful object representing a unit-of-work</text:span></text:p>
            <text:p>A <text:span text:style-name="T77">thread-safe, shareable object representing a single data source</text:span></text:p>
            <text:p><text:span text:style-name="T77"/></text:p>
          </draw:text-box>
        </draw:frame>
        <draw:frame presentation:style-name="pr20" draw:text-style-name="P13" draw:layer="layout" svg:width="21.737cm" svg:height="7.006cm" svg:x="1.567cm" svg:y="4.059cm" presentation:class="outline" presentation:user-transformed="true">
          <draw:text-box>
            <text:list text:style-name="L3">
              <text:list-item>
                <text:p text:style-name="P8"><text:span text:style-name="T6">Match the term on the left with its definition on the right</text:span></text:p>
              </text:list-item>
            </text:list>
          </draw:text-box>
        </draw:frame>
        <draw:line draw:style-name="gr12" draw:layer="layout" svg:x1="9.627cm" svg:y1="7.163cm" svg:x2="12.4cm" svg:y2="8.357cm">
          <text:p/>
        </draw:line>
        <draw:line draw:style-name="gr12" draw:layer="layout" svg:x1="9.686cm" svg:y1="8.434cm" svg:x2="12.668cm" svg:y2="11.432cm">
          <text:p/>
        </draw:line>
        <draw:line draw:style-name="gr12" draw:layer="layout" svg:x1="9.723cm" svg:y1="9.623cm" svg:x2="12.591cm" svg:y2="7.127cm">
          <text:p/>
        </draw:line>
        <presentation:notes draw:style-name="dp2">
          <draw:page-thumbnail draw:style-name="gr3" draw:layer="layout" svg:width="13.335cm" svg:height="10.002cm" svg:x="3.492cm" svg:y="2.001cm" draw:page-number="42" presentation:class="page"/>
          <draw:frame presentation:style-name="pr6" draw:layer="layout" svg:width="16.254cm" svg:height="11.75cm" svg:x="2.033cm" svg:y="12.668cm" presentation:class="notes" presentation:placeholder="true">
            <draw:text-box/>
          </draw:frame>
        </presentation:notes>
      </draw:page>
      <draw:page draw:name="page43" draw:style-name="dp1" draw:master-page-name="Default">
        <office:forms form:automatic-focus="false" form:apply-design-mode="false"/>
        <draw:frame presentation:style-name="pr16" draw:text-style-name="P7" draw:layer="layout" svg:width="17.476cm" svg:height="3.224cm" svg:x="0.957cm" svg:y="0.118cm" presentation:class="title" presentation:user-transformed="true">
          <draw:text-box>
            <text:p text:style-name="P6"><text:span text:style-name="T6">Review (2)</text:span></text:p>
          </draw:text-box>
        </draw:frame>
        <draw:frame presentation:style-name="pr22" draw:text-style-name="P13" draw:layer="layout" svg:width="21.736cm" svg:height="2.313cm" svg:x="1.567cm" svg:y="4.058cm" presentation:class="outline" presentation:user-transformed="true">
          <draw:text-box>
            <text:list text:style-name="L3">
              <text:list-item>
                <text:p text:style-name="P8"><text:span text:style-name="T6">Find all annotations described in this chapter (horizontally, vertically or diagonally)</text:span></text:p>
              </text:list-item>
            </text:list>
          </draw:text-box>
        </draw:frame>
        <draw:frame draw:style-name="gr42" draw:text-style-name="P47" draw:layer="layout" svg:width="5.337cm" svg:height="11.411cm" svg:x="9.203cm" svg:y="6.306cm">
          <draw:text-box>
            <text:p text:style-name="P8"><text:span text:style-name="T78">KENGPAXOC NRBSOYZNV</text:span></text:p>
            <text:p text:style-name="P8"><text:span text:style-name="T78">CENTITYEB</text:span></text:p>
            <text:p text:style-name="P8"><text:span text:style-name="T78">ZAOEDAZTW</text:span></text:p>
            <text:p text:style-name="P8"><text:span text:style-name="T78">MRSPLBWOV</text:span></text:p>
            <text:p text:style-name="P8"><text:span text:style-name="T78">MXBCOLUMN</text:span></text:p>
            <text:p text:style-name="P8"><text:span text:style-name="T78">LEAFAESAV</text:span></text:p>
            <text:p text:style-name="P8"><text:span text:style-name="T78">QNCUEDEND</text:span></text:p>
            <text:p text:style-name="P8"><text:span text:style-name="T78">OVNDFOEYD</text:span></text:p>
          </draw:text-box>
        </draw:frame>
        <draw:rect draw:style-name="gr43" draw:layer="layout" svg:width="5.314cm" svg:height="11.493cm" svg:x="9.165cm" svg:y="6.435cm">
          <text:p/>
        </draw:rect>
        <presentation:notes draw:style-name="dp2">
          <draw:page-thumbnail draw:style-name="gr3" draw:layer="layout" svg:width="13.335cm" svg:height="10.002cm" svg:x="3.492cm" svg:y="2.001cm" draw:page-number="43" presentation:class="page"/>
          <draw:frame presentation:style-name="pr6" draw:layer="layout" svg:width="16.254cm" svg:height="11.75cm" svg:x="2.033cm" svg:y="12.668cm" presentation:class="notes" presentation:placeholder="true">
            <draw:text-box/>
          </draw:frame>
        </presentation:notes>
      </draw:page>
      <draw:page draw:name="page44" draw:style-name="dp1" draw:master-page-name="Default">
        <office:forms form:automatic-focus="false" form:apply-design-mode="false"/>
        <draw:frame presentation:style-name="pr16" draw:text-style-name="P7" draw:layer="layout" svg:width="17.476cm" svg:height="3.224cm" svg:x="0.957cm" svg:y="0.121cm" presentation:class="title" presentation:user-transformed="true">
          <draw:text-box>
            <text:p text:style-name="P6"><text:span text:style-name="T6">Review (2) - Answer</text:span></text:p>
          </draw:text-box>
        </draw:frame>
        <draw:frame presentation:style-name="pr22" draw:text-style-name="P13" draw:layer="layout" svg:width="21.737cm" svg:height="2.313cm" svg:x="1.566cm" svg:y="4.061cm" presentation:class="outline" presentation:user-transformed="true">
          <draw:text-box>
            <text:list text:style-name="L3">
              <text:list-item>
                <text:p text:style-name="P8"><text:span text:style-name="T6">Find all annotations described in this chapter (horizontally, vertically or diagonally)</text:span></text:p>
              </text:list-item>
            </text:list>
          </draw:text-box>
        </draw:frame>
        <draw:rect draw:style-name="gr43" draw:layer="layout" svg:width="5.314cm" svg:height="11.493cm" svg:x="9.164cm" svg:y="6.437cm">
          <text:p/>
        </draw:rect>
        <draw:frame draw:style-name="gr42" draw:text-style-name="P47" draw:layer="layout" svg:width="5.337cm" svg:height="11.411cm" svg:x="9.203cm" svg:y="6.309cm">
          <draw:text-box>
            <text:p><text:span text:style-name="T78">KENGPAX</text:span><text:span text:style-name="T79">O</text:span><text:span text:style-name="T78">C NRBSOYZ</text:span><text:span text:style-name="T79">N</text:span><text:span text:style-name="T78">V</text:span></text:p>
            <text:p text:style-name="P8"><text:span text:style-name="T79">CENTITYE</text:span><text:span text:style-name="T78">B</text:span></text:p>
            <text:p text:style-name="P8"><text:span text:style-name="T78">Z</text:span><text:span text:style-name="T79">A</text:span><text:span text:style-name="T78">OE</text:span><text:span text:style-name="T79">DA</text:span><text:span text:style-name="T78">Z</text:span><text:span text:style-name="T79">T</text:span><text:span text:style-name="T78">W</text:span></text:p>
            <text:p text:style-name="P8"><text:span text:style-name="T78">MR</text:span><text:span text:style-name="T79">S</text:span><text:span text:style-name="T78">PL</text:span><text:span text:style-name="T79">B</text:span><text:span text:style-name="T78">W</text:span><text:span text:style-name="T79">O</text:span><text:span text:style-name="T78">V</text:span></text:p>
            <text:p text:style-name="P8"><text:span text:style-name="T78">MXB</text:span><text:span text:style-name="T79">COLUMN</text:span></text:p>
            <text:p text:style-name="P8"><text:span text:style-name="T78">LEAF</text:span><text:span text:style-name="T79">AE</text:span><text:span text:style-name="T78">S</text:span><text:span text:style-name="T79">A</text:span><text:span text:style-name="T78">V</text:span></text:p>
            <text:p text:style-name="P8"><text:span text:style-name="T78">QNCUE</text:span><text:span text:style-name="T79">D</text:span><text:span text:style-name="T78">E</text:span><text:span text:style-name="T79">N</text:span><text:span text:style-name="T78">D</text:span></text:p>
            <text:p text:style-name="P8"><text:span text:style-name="T78">OVNDFO</text:span><text:span text:style-name="T79">EY</text:span><text:span text:style-name="T78">D</text:span></text:p>
          </draw:text-box>
        </draw:frame>
        <presentation:notes draw:style-name="dp2">
          <draw:page-thumbnail draw:style-name="gr3" draw:layer="layout" svg:width="13.335cm" svg:height="10.002cm" svg:x="3.492cm" svg:y="2.001cm" draw:page-number="44" presentation:class="page"/>
          <draw:frame presentation:style-name="pr6" draw:layer="layout" svg:width="16.254cm" svg:height="11.75cm" svg:x="2.033cm" svg:y="12.668cm" presentation:class="notes" presentation:placeholder="true">
            <draw:text-box/>
          </draw:frame>
        </presentation:notes>
      </draw:page>
      <draw:page draw:name="page45" draw:style-name="dp1" draw:master-page-name="Default">
        <office:forms form:automatic-focus="false" form:apply-design-mode="false"/>
        <draw:frame presentation:style-name="pr16" draw:text-style-name="P7" draw:layer="layout" svg:width="17.476cm" svg:height="3.224cm" svg:x="0.957cm" svg:y="0.119cm" presentation:class="title" presentation:user-transformed="true">
          <draw:text-box>
            <text:p text:style-name="P6"><text:span text:style-name="T6">Review (3)</text:span></text:p>
          </draw:text-box>
        </draw:frame>
        <draw:frame presentation:style-name="pr21" draw:layer="layout" svg:width="10.607cm" svg:height="12.323cm" svg:x="2.758cm" svg:y="6.559cm" presentation:class="outline" presentation:user-transformed="true">
          <draw:text-box>
            <text:p>Set</text:p>
            <text:p>Bag</text:p>
            <text:p>IdBag</text:p>
            <text:p>List</text:p>
            <text:p>Map</text:p>
            <text:p/>
          </draw:text-box>
        </draw:frame>
        <draw:frame presentation:style-name="pr21" draw:layer="layout" svg:width="11.758cm" svg:height="12.323cm" svg:x="12.007cm" svg:y="6.559cm" presentation:class="outline" presentation:user-transformed="true">
          <draw:text-box>
            <text:p><text:span text:style-name="T77">Unordered collection of unkeyed values</text:span></text:p>
            <text:p><text:span text:style-name="T77">Ordered collection of values</text:span></text:p>
            <text:p><text:span text:style-name="T77">Collection of unique values (ordered or unordered)</text:span></text:p>
            <text:p><text:span text:style-name="T77">Unordered collection of keyed values</text:span></text:p>
            <text:p><text:span text:style-name="T77">Unordered collection of key / value pairs</text:span></text:p>
          </draw:text-box>
        </draw:frame>
        <draw:frame presentation:style-name="pr20" draw:text-style-name="P13" draw:layer="layout" svg:width="21.737cm" svg:height="7.006cm" svg:x="1.567cm" svg:y="4.059cm" presentation:class="outline" presentation:user-transformed="true">
          <draw:text-box>
            <text:list text:style-name="L3">
              <text:list-item>
                <text:p text:style-name="P8"><text:span text:style-name="T6">Match the term on the left with its definition on the right</text:span></text:p>
              </text:list-item>
            </text:list>
          </draw:text-box>
        </draw:frame>
        <presentation:notes draw:style-name="dp2">
          <draw:page-thumbnail draw:style-name="gr3" draw:layer="layout" svg:width="13.335cm" svg:height="10.002cm" svg:x="3.492cm" svg:y="2.001cm" draw:page-number="45" presentation:class="page"/>
          <draw:frame presentation:style-name="pr6" draw:layer="layout" svg:width="16.254cm" svg:height="11.75cm" svg:x="2.033cm" svg:y="12.668cm" presentation:class="notes" presentation:placeholder="true">
            <draw:text-box/>
          </draw:frame>
        </presentation:notes>
      </draw:page>
      <draw:page draw:name="page46" draw:style-name="dp1" draw:master-page-name="Default">
        <office:forms form:automatic-focus="false" form:apply-design-mode="false"/>
        <draw:frame presentation:style-name="pr16" draw:text-style-name="P7" draw:layer="layout" svg:width="17.476cm" svg:height="3.224cm" svg:x="0.957cm" svg:y="0.119cm" presentation:class="title" presentation:user-transformed="true">
          <draw:text-box>
            <text:p text:style-name="P6"><text:span text:style-name="T6">Review (3) - Answer</text:span></text:p>
          </draw:text-box>
        </draw:frame>
        <draw:frame presentation:style-name="pr21" draw:layer="layout" svg:width="10.607cm" svg:height="12.323cm" svg:x="2.758cm" svg:y="6.559cm" presentation:class="outline" presentation:user-transformed="true">
          <draw:text-box>
            <text:p>Set</text:p>
            <text:p>Bag</text:p>
            <text:p>IdBag</text:p>
            <text:p>List</text:p>
            <text:p>Map</text:p>
            <text:p/>
          </draw:text-box>
        </draw:frame>
        <draw:frame presentation:style-name="pr21" draw:layer="layout" svg:width="11.758cm" svg:height="12.323cm" svg:x="12.007cm" svg:y="6.559cm" presentation:class="outline" presentation:user-transformed="true">
          <draw:text-box>
            <text:p><text:span text:style-name="T77">Unordered collection of unkeyed values</text:span></text:p>
            <text:p><text:span text:style-name="T77">Ordered collection of values</text:span></text:p>
            <text:p><text:span text:style-name="T77">Collection of unique values (ordered or unordered)</text:span></text:p>
            <text:p><text:span text:style-name="T77">Unordered collection of keyed values</text:span></text:p>
            <text:p><text:span text:style-name="T77">Unordered collection of key / value pairs</text:span></text:p>
          </draw:text-box>
        </draw:frame>
        <draw:frame presentation:style-name="pr20" draw:text-style-name="P13" draw:layer="layout" svg:width="21.737cm" svg:height="7.006cm" svg:x="1.567cm" svg:y="4.059cm" presentation:class="outline" presentation:user-transformed="true">
          <draw:text-box>
            <text:list text:style-name="L3">
              <text:list-item>
                <text:p text:style-name="P8"><text:span text:style-name="T6">Match the term on the left with its definition on the right</text:span></text:p>
              </text:list-item>
            </text:list>
          </draw:text-box>
        </draw:frame>
        <draw:line draw:style-name="gr12" draw:layer="layout" svg:x1="5.559cm" svg:y1="7.194cm" svg:x2="11.5cm" svg:y2="11.698cm">
          <text:p/>
        </draw:line>
        <draw:line draw:style-name="gr12" draw:layer="layout" svg:x1="5.623cm" svg:y1="8.44cm" svg:x2="11.468cm" svg:y2="7.13cm">
          <text:p/>
        </draw:line>
        <draw:line draw:style-name="gr12" draw:layer="layout" svg:x1="5.655cm" svg:y1="9.59cm" svg:x2="11.564cm" svg:y2="13.934cm">
          <text:p/>
        </draw:line>
        <draw:line draw:style-name="gr12" draw:layer="layout" svg:x1="5.687cm" svg:y1="10.931cm" svg:x2="11.373cm" svg:y2="9.334cm">
          <text:p/>
        </draw:line>
        <draw:line draw:style-name="gr12" draw:layer="layout" svg:x1="5.687cm" svg:y1="12.145cm" svg:x2="11.596cm" svg:y2="16.17cm">
          <text:p/>
        </draw:line>
        <presentation:notes draw:style-name="dp2">
          <draw:page-thumbnail draw:style-name="gr3" draw:layer="layout" svg:width="13.335cm" svg:height="10.002cm" svg:x="3.492cm" svg:y="2.001cm" draw:page-number="46" presentation:class="page"/>
          <draw:frame presentation:style-name="pr6" draw:layer="layout" svg:width="16.254cm" svg:height="11.75cm" svg:x="2.033cm" svg:y="12.668cm" presentation:class="notes" presentation:placeholder="true">
            <draw:text-box/>
          </draw:frame>
        </presentation:notes>
      </draw:page>
      <draw:page draw:name="page47" draw:style-name="dp1" draw:master-page-name="Default">
        <office:forms form:automatic-focus="false" form:apply-design-mode="false"/>
        <draw:frame presentation:style-name="pr16" draw:text-style-name="P7" draw:layer="layout" svg:width="17.476cm" svg:height="3.224cm" svg:x="0.957cm" svg:y="0.119cm" presentation:class="title" presentation:user-transformed="true">
          <draw:text-box>
            <text:p text:style-name="P6"><text:span text:style-name="T6">Review (4)</text:span></text:p>
          </draw:text-box>
        </draw:frame>
        <draw:frame presentation:style-name="pr20" draw:text-style-name="P13" draw:layer="layout" svg:width="21.736cm" svg:height="9.206cm" svg:x="1.567cm" svg:y="4.06cm" presentation:class="outline" presentation:user-transformed="true">
          <draw:text-box>
            <text:list text:style-name="L3">
              <text:list-item>
                <text:p text:style-name="P8"><text:span text:style-name="T6">Which of the following are benefits of using object query languages like HQL?</text:span></text:p>
                <text:list>
                  <text:list-item>
                    <text:p><text:span text:style-name="T6">They are type-safe</text:span></text:p>
                  </text:list-item>
                  <text:list-item>
                    <text:p><text:span text:style-name="T6">They are precompiled</text:span></text:p>
                  </text:list-item>
                  <text:list-item>
                    <text:p><text:span text:style-name="T6">They are more loosely coupled to the database than SQL</text:span></text:p>
                  </text:list-item>
                  <text:list-item>
                    <text:p><text:span text:style-name="T6">They are less verbose than SQL equivalents</text:span></text:p>
                  </text:list-item>
                  <text:list-item>
                    <text:p><text:span text:style-name="T6">They throw Spring DataAccessExceptions when they fail</text:span></text:p>
                  </text:list-item>
                </text:list>
              </text:list-item>
            </text:list>
          </draw:text-box>
        </draw:frame>
        <presentation:notes draw:style-name="dp2">
          <draw:page-thumbnail draw:style-name="gr3" draw:layer="layout" svg:width="13.335cm" svg:height="10.002cm" svg:x="3.492cm" svg:y="2.001cm" draw:page-number="47" presentation:class="page"/>
          <draw:frame presentation:style-name="pr6" draw:layer="layout" svg:width="16.254cm" svg:height="11.75cm" svg:x="2.033cm" svg:y="12.668cm" presentation:class="notes" presentation:placeholder="true">
            <draw:text-box/>
          </draw:frame>
        </presentation:notes>
      </draw:page>
      <draw:page draw:name="page48" draw:style-name="dp1" draw:master-page-name="Default">
        <office:forms form:automatic-focus="false" form:apply-design-mode="false"/>
        <draw:frame presentation:style-name="pr16" draw:text-style-name="P7" draw:layer="layout" svg:width="17.476cm" svg:height="3.224cm" svg:x="0.958cm" svg:y="0.119cm" presentation:class="title" presentation:user-transformed="true">
          <draw:text-box>
            <text:p text:style-name="P6"><text:span text:style-name="T6">Review (4) - Answer</text:span></text:p>
          </draw:text-box>
        </draw:frame>
        <draw:frame presentation:style-name="pr20" draw:text-style-name="P13" draw:layer="layout" svg:width="21.737cm" svg:height="9.206cm" svg:x="1.568cm" svg:y="4.06cm" presentation:class="outline" presentation:user-transformed="true">
          <draw:text-box>
            <text:list text:style-name="L3">
              <text:list-item>
                <text:p text:style-name="P8"><text:span text:style-name="T6">Which of the following are benefits of using object query languages like HQL?</text:span></text:p>
                <text:list>
                  <text:list-item>
                    <text:p><text:span text:style-name="T6">They are type-safe</text:span></text:p>
                  </text:list-item>
                  <text:list-item>
                    <text:p><text:span text:style-name="T6">They are precompiled</text:span></text:p>
                  </text:list-item>
                  <text:list-item>
                    <text:p><text:span text:style-name="T80">They are more loosely coupled to the database than SQL</text:span></text:p>
                  </text:list-item>
                  <text:list-item>
                    <text:p><text:span text:style-name="T80">They are less verbose than SQL equivalents</text:span></text:p>
                  </text:list-item>
                  <text:list-item>
                    <text:p><text:span text:style-name="T6">They throw Spring DataAccessExceptions when they fail</text:span></text:p>
                  </text:list-item>
                </text:list>
              </text:list-item>
            </text:list>
          </draw:text-box>
        </draw:frame>
        <presentation:notes draw:style-name="dp2">
          <draw:page-thumbnail draw:style-name="gr3" draw:layer="layout" svg:width="13.335cm" svg:height="10.002cm" svg:x="3.492cm" svg:y="2.001cm" draw:page-number="48" presentation:class="page"/>
          <draw:frame presentation:style-name="pr6" draw:layer="layout" svg:width="16.254cm" svg:height="11.75cm" svg:x="2.033cm" svg:y="12.668cm" presentation:class="notes" presentation:placeholder="true">
            <draw:text-box/>
          </draw:frame>
        </presentation:notes>
      </draw:page>
      <draw:page draw:name="page49" draw:style-name="dp1" draw:master-page-name="Default">
        <office:forms form:automatic-focus="false" form:apply-design-mode="false"/>
        <draw:frame presentation:style-name="pr16" draw:text-style-name="P7" draw:layer="layout" svg:width="17.476cm" svg:height="3.224cm" svg:x="0.959cm" svg:y="0.119cm" presentation:class="title" presentation:user-transformed="true">
          <draw:text-box>
            <text:p text:style-name="P6"><text:span text:style-name="T6">Review (5)</text:span></text:p>
          </draw:text-box>
        </draw:frame>
        <draw:frame presentation:style-name="pr20" draw:text-style-name="P13" draw:layer="layout" svg:width="21.738cm" svg:height="8.523cm" svg:x="1.568cm" svg:y="4.06cm" presentation:class="outline" presentation:user-transformed="true">
          <draw:text-box>
            <text:list text:style-name="L3">
              <text:list-item>
                <text:p text:style-name="P8"><text:span text:style-name="T6">Which of the following would you include in the definition of a Hibernate SessionFactory?</text:span></text:p>
                <text:list>
                  <text:list-item>
                    <text:p><text:span text:style-name="T6">DataSource</text:span></text:p>
                  </text:list-item>
                  <text:list-item>
                    <text:p><text:span text:style-name="T6">Connection</text:span></text:p>
                  </text:list-item>
                  <text:list-item>
                    <text:p><text:span text:style-name="T6">Transaction</text:span></text:p>
                  </text:list-item>
                  <text:list-item>
                    <text:p><text:span text:style-name="T6">TransactionManager</text:span></text:p>
                  </text:list-item>
                  <text:list-item>
                    <text:p><text:span text:style-name="T6">Entity</text:span></text:p>
                  </text:list-item>
                  <text:list-item>
                    <text:p><text:span text:style-name="T6">PersistenceContext</text:span></text:p>
                  </text:list-item>
                </text:list>
              </text:list-item>
            </text:list>
          </draw:text-box>
        </draw:frame>
        <presentation:notes draw:style-name="dp2">
          <draw:page-thumbnail draw:style-name="gr3" draw:layer="layout" svg:width="13.335cm" svg:height="10.002cm" svg:x="3.492cm" svg:y="2.001cm" draw:page-number="49" presentation:class="page"/>
          <draw:frame presentation:style-name="pr6" draw:layer="layout" svg:width="16.254cm" svg:height="11.75cm" svg:x="2.033cm" svg:y="12.668cm" presentation:class="notes" presentation:placeholder="true">
            <draw:text-box/>
          </draw:frame>
        </presentation:notes>
      </draw:page>
      <draw:page draw:name="page50" draw:style-name="dp1" draw:master-page-name="Default">
        <office:forms form:automatic-focus="false" form:apply-design-mode="false"/>
        <draw:frame presentation:style-name="pr16" draw:text-style-name="P7" draw:layer="layout" svg:width="17.476cm" svg:height="3.224cm" svg:x="0.96cm" svg:y="0.119cm" presentation:class="title" presentation:user-transformed="true">
          <draw:text-box>
            <text:p text:style-name="P6"><text:span text:style-name="T6">Review (5) - Answer</text:span></text:p>
          </draw:text-box>
        </draw:frame>
        <draw:frame presentation:style-name="pr20" draw:text-style-name="P13" draw:layer="layout" svg:width="21.739cm" svg:height="8.523cm" svg:x="1.568cm" svg:y="4.06cm" presentation:class="outline" presentation:user-transformed="true">
          <draw:text-box>
            <text:list text:style-name="L3">
              <text:list-item>
                <text:p text:style-name="P8"><text:span text:style-name="T6">Which of the following would you include in the definition of a Hibernate SessionFactory?</text:span></text:p>
                <text:list>
                  <text:list-item>
                    <text:p><text:span text:style-name="T80">DataSource</text:span></text:p>
                  </text:list-item>
                  <text:list-item>
                    <text:p><text:span text:style-name="T6">Connection</text:span></text:p>
                  </text:list-item>
                  <text:list-item>
                    <text:p><text:span text:style-name="T6">Transaction</text:span></text:p>
                  </text:list-item>
                  <text:list-item>
                    <text:p><text:span text:style-name="T80">TransactionManager</text:span></text:p>
                  </text:list-item>
                  <text:list-item>
                    <text:p><text:span text:style-name="T6">Entity</text:span></text:p>
                  </text:list-item>
                  <text:list-item>
                    <text:p><text:span text:style-name="T6">PersistenceContext</text:span></text:p>
                  </text:list-item>
                </text:list>
              </text:list-item>
            </text:list>
          </draw:text-box>
        </draw:frame>
        <presentation:notes draw:style-name="dp2">
          <draw:page-thumbnail draw:style-name="gr3" draw:layer="layout" svg:width="13.335cm" svg:height="10.002cm" svg:x="3.492cm" svg:y="2.001cm" draw:page-number="50" presentation:class="page"/>
          <draw:frame presentation:style-name="pr6" draw:layer="layout" svg:width="16.254cm" svg:height="11.75cm" svg:x="2.033cm" svg:y="12.668cm" presentation:class="notes" presentation:placeholder="true">
            <draw:text-box/>
          </draw:frame>
        </presentation:notes>
      </draw:page>
      <draw:page draw:name="page51" draw:style-name="dp1" draw:master-page-name="Default">
        <office:forms form:automatic-focus="false" form:apply-design-mode="false"/>
        <draw:frame presentation:style-name="pr16" draw:text-style-name="P7" draw:layer="layout" svg:width="17.476cm" svg:height="3.224cm" svg:x="0.96cm" svg:y="0.12cm" presentation:class="title" presentation:user-transformed="true">
          <draw:text-box>
            <text:p text:style-name="P6"><text:span text:style-name="T6">Review (6)</text:span></text:p>
          </draw:text-box>
        </draw:frame>
        <draw:frame presentation:style-name="pr20" draw:text-style-name="P13" draw:layer="layout" svg:width="21.739cm" svg:height="7.006cm" svg:x="1.568cm" svg:y="4.061cm" presentation:class="outline" presentation:user-transformed="true">
          <draw:text-box>
            <text:list text:style-name="L3">
              <text:list-item>
                <text:p text:style-name="P8"><text:span text:style-name="T6">Hibernate does </text:span><text:span text:style-name="T81">not</text:span><text:span text:style-name="T82"> allow you to designate the set of classes for which a SessionFactory is responsible using wild cards</text:span></text:p>
                <text:list>
                  <text:list-item>
                    <text:p><text:span text:style-name="T82">True</text:span></text:p>
                  </text:list-item>
                  <text:list-item>
                    <text:p><text:span text:style-name="T82">False</text:span></text:p>
                  </text:list-item>
                </text:list>
              </text:list-item>
            </text:list>
          </draw:text-box>
        </draw:frame>
        <presentation:notes draw:style-name="dp2">
          <draw:page-thumbnail draw:style-name="gr3" draw:layer="layout" svg:width="13.335cm" svg:height="10.002cm" svg:x="3.492cm" svg:y="2.001cm" draw:page-number="51" presentation:class="page"/>
          <draw:frame presentation:style-name="pr6" draw:layer="layout" svg:width="16.254cm" svg:height="11.75cm" svg:x="2.033cm" svg:y="12.668cm" presentation:class="notes" presentation:placeholder="true">
            <draw:text-box/>
          </draw:frame>
        </presentation:notes>
      </draw:page>
      <draw:page draw:name="page52" draw:style-name="dp1" draw:master-page-name="Default">
        <office:forms form:automatic-focus="false" form:apply-design-mode="false"/>
        <draw:frame presentation:style-name="pr16" draw:text-style-name="P7" draw:layer="layout" svg:width="17.476cm" svg:height="3.224cm" svg:x="0.961cm" svg:y="0.121cm" presentation:class="title" presentation:user-transformed="true">
          <draw:text-box>
            <text:p text:style-name="P6"><text:span text:style-name="T6">Review (6) - Answer</text:span></text:p>
          </draw:text-box>
        </draw:frame>
        <draw:frame presentation:style-name="pr20" draw:text-style-name="P13" draw:layer="layout" svg:width="21.74cm" svg:height="7.006cm" svg:x="1.568cm" svg:y="4.062cm" presentation:class="outline" presentation:user-transformed="true">
          <draw:text-box>
            <text:list text:style-name="L3">
              <text:list-item>
                <text:p text:style-name="P8"><text:span text:style-name="T6">Hibernate does </text:span><text:span text:style-name="T81">not</text:span><text:span text:style-name="T82"> allow you to designate the set of classes for which a SessionFactory is responsible using wild cards</text:span></text:p>
                <text:list>
                  <text:list-item>
                    <text:p><text:span text:style-name="T83">True</text:span></text:p>
                  </text:list-item>
                  <text:list-item>
                    <text:p><text:span text:style-name="T84">False</text:span></text:p>
                  </text:list-item>
                </text:list>
              </text:list-item>
            </text:list>
          </draw:text-box>
        </draw:frame>
        <presentation:notes draw:style-name="dp2">
          <draw:page-thumbnail draw:style-name="gr3" draw:layer="layout" svg:width="13.335cm" svg:height="10.002cm" svg:x="3.492cm" svg:y="2.001cm" draw:page-number="52" presentation:class="page"/>
          <draw:frame presentation:style-name="pr6" draw:layer="layout" svg:width="16.254cm" svg:height="11.75cm" svg:x="2.033cm" svg:y="12.668cm" presentation:class="notes" presentation:placeholder="true">
            <draw:text-box/>
          </draw:frame>
        </presentation:notes>
      </draw:page>
      <draw:page draw:name="LAB"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85">LAB</text:span></text:p>
          </draw:text-box>
        </draw:frame>
        <draw:frame presentation:style-name="pr23" draw:text-style-name="P48" draw:layer="layout" svg:width="17.78cm" svg:height="4.87cm" svg:x="3.625cm" svg:y="8.461cm" presentation:class="subtitle" presentation:user-transformed="true">
          <draw:text-box>
            <text:p text:style-name="P9"/>
            <text:p text:style-name="P9"/>
            <text:p text:style-name="P9">Using Hibernate with Spring</text:p>
          </draw:text-box>
        </draw:frame>
        <presentation:notes draw:style-name="dp2">
          <draw:custom-shape draw:name="Rectangle 7" draw:style-name="gr2" draw:text-style-name="P5" draw:layer="layout" svg:width="8.807cm" svg:height="1.332cm" svg:x="11.509cm" svg:y="25.334cm">
            <text:p text:style-name="P4"><text:span text:style-name="T3"><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53"/>
          <draw:frame presentation:style-name="pr24" draw:text-style-name="P6" draw:layer="layout" svg:width="16.254cm" svg:height="12.001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3" draw:display-name="Dash 3"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ffffcc"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no-wrap" draw:shadow="hidden" draw:shadow-color="#808080"/>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draw:shadow="hidden"/>
    </style:style>
    <style:style style:name="Mpr2"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draw:shadow="hidden"/>
    </style:style>
    <style:style style:name="Mpr3"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draw:shadow="hidden"/>
    </style:style>
    <style:style style:name="Mpr4"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draw:shadow="hidden"/>
    </style:style>
    <style:style style:name="Mpr5"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draw:shadow="hidden"/>
    </style:style>
    <style:style style:name="Mpr6"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wrap" draw:shadow="hidden"/>
    </style:style>
    <style:style style:name="Mpr7"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draw:shadow="hidden"/>
    </style:style>
    <style:style style:name="Mpr8"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0%" fo:text-align="end" fo:text-indent="0cm"/>
    </style:style>
    <style:style style:name="MP5" style:family="paragraph">
      <style:paragraph-properties text:enable-numbering="false" fo:margin-left="0cm" fo:margin-right="0cm" fo:line-height="100%" fo:text-align="end" fo:text-indent="0cm" style:writing-mode="lr-tb"/>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text:enable-numbering="false" fo:margin-left="0cm" fo:margin-right="0cm" fo:line-height="100%" fo:text-indent="0cm" style:punctuation-wrap="hanging" style:line-break="strict" style:writing-mode="lr-tb"/>
    </style:style>
    <style:style style:name="MP9" style:family="paragraph">
      <style:paragraph-properties text:enable-numbering="false" fo:margin-left="0cm" fo:margin-right="0cm" fo:line-height="100%" fo:text-align="end" fo:text-indent="0cm" style:punctuation-wrap="hanging" style:line-break="strict" style:writing-mode="lr-tb"/>
    </style:style>
    <style:style style:name="MP10" style:family="paragraph">
      <style:paragraph-properties fo:margin-left="0cm" fo:margin-right="0cm" fo:line-height="100%" fo:text-indent="0cm"/>
    </style:style>
    <style:style style:name="MP11" style:family="paragraph">
      <style:paragraph-properties text:enable-numbering="false" fo:margin-left="0cm" fo:margin-right="0cm" fo:line-height="100%" fo:text-indent="0cm" style:writing-mode="lr-tb"/>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MT3" style:family="text">
      <style:text-properties fo:font-family="Arial" style:font-family-generic="swiss" style:font-pitch="variable" fo:font-size="13pt" fo:language="en" fo:country="US" style:font-size-asian="13pt" style:font-size-complex="13pt"/>
    </style:style>
    <style:style style:name="M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ML1">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Hibernate 1 - </text:span><text:span text:style-name="M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2.573cm" svg:x="1.745cm" svg:y="4.657cm" presentation:class="outline" presentation:placeholder="true">
        <draw:text-box/>
      </draw:frame>
      <draw:custom-shape draw:style-name="Mgr4" draw:text-style-name="MP5" draw:layer="backgroundobjects" svg:width="5.292cm" svg:height="1.27cm" svg:x="19.566cm" svg:y="18.181cm">
        <text:p text:style-name="MP4"><text:span text:style-name="MT2"><text:page-number>&lt;number&gt;</text:page-number></text:span></text:p>
        <draw:enhanced-geometry svg:viewBox="0 0 21600 21600" draw:type="rectangle" draw:enhanced-path="M 0 0 L 21600 0 21600 21600 0 21600 0 0 Z N"/>
      </draw:custom-shape>
      <draw:custom-shape draw:style-name="Mgr5" draw:text-style-name="MP6" draw:layer="backgroundobjects" svg:width="24.346cm" svg:height="0.119cm" svg:x="0.525cm" svg:y="3.261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3" draw:layer="backgroundobjects" svg:width="5.979cm" svg:height="1.821cm" svg:x="18.994cm" svg:y="0.632cm">
        <draw:image xlink:href="Pictures/100000000000054C0000019DA8493AEF.jpg" xlink:type="simple" xlink:show="embed" xlink:actuate="onLoad">
          <text:p/>
        </draw:image>
      </draw:frame>
      <presentation:notes style:page-layout-name="PM0">
        <draw:rect draw:style-name="Mgr6" draw:text-style-name="MP7" draw:layer="backgroundobjects" svg:width="20.32cm" svg:height="26.67cm" svg:x="0cm" svg:y="0cm">
          <text:p/>
        </draw:rect>
        <draw:frame presentation:style-name="Mpr1" draw:text-style-name="MP8" draw:layer="backgroundobjects" svg:width="8.806cm" svg:height="1.333cm" svg:x="0cm" svg:y="0cm" presentation:class="header">
          <draw:text-box>
            <text:p text:style-name="MP8"><text:span text:style-name="MT3"><presentation:header/></text:span></text:p>
          </draw:text-box>
        </draw:frame>
        <draw:frame presentation:style-name="Mpr2" draw:text-style-name="MP9" draw:layer="backgroundobjects" svg:width="8.807cm" svg:height="1.333cm" svg:x="11.508cm" svg:y="0cm" presentation:class="date-time">
          <draw:text-box>
            <text:p text:style-name="MP9"><text:span text:style-name="MT3"><text:date style:data-style-name="D3" text:date-value="2014-04-09">04/09/14</text:date></text:span></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presentation:style-name="Mpr3" draw:text-style-name="MP8" draw:layer="backgroundobjects" svg:width="8.806cm" svg:height="1.333cm" svg:x="0cm" svg:y="25.333cm" presentation:class="footer">
          <draw:text-box>
            <text:p text:style-name="MP8"><text:span text:style-name="MT3"><presentation:footer/></text:span></text:p>
          </draw:text-box>
        </draw:frame>
        <draw:frame presentation:style-name="Mpr4" draw:text-style-name="MP9" draw:layer="backgroundobjects" svg:width="8.807cm" svg:height="1.333cm" svg:x="11.508cm" svg:y="25.333cm" presentation:class="page-number">
          <draw:text-box>
            <text:p text:style-name="MP9"><text:span text:style-name="MT3"><text:page-number>&lt;number&gt;</text:page-number></text:span></text:p>
          </draw:text-box>
        </draw:frame>
      </presentation:notes>
    </style:master-page>
    <style:master-page style:name="Title1"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Mgr4" draw:text-style-name="MP11" draw:layer="backgroundobjects" svg:width="18.49cm" svg:height="1.037cm" svg:x="0.635cm" svg:y="18.353cm">
        <text:p text:style-name="MP10"><text:span text:style-name="MT4">Copyright 2005-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3cm" svg:x="1.27cm" svg:y="4.457cm" presentation:class="outline" presentation:placeholder="true">
        <draw:text-box/>
      </draw:frame>
      <draw:frame draw:style-name="Mgr3" draw:text-style-name="MP3" draw:layer="backgroundobjects" svg:width="5.979cm" svg:height="1.821cm" svg:x="18.994cm" svg:y="0.632cm">
        <draw:image xlink:href="Pictures/100000000000054C0000019DA8493AEF.jpg" xlink:type="simple" xlink:show="embed" xlink:actuate="onLoad">
          <text:p/>
        </draw:image>
      </draw:frame>
      <presentation:notes style:page-layout-name="PM0">
        <draw:rect draw:style-name="Mgr6" draw:text-style-name="MP7" draw:layer="backgroundobjects" svg:width="20.32cm" svg:height="26.67cm" svg:x="0cm" svg:y="0cm">
          <text:p/>
        </draw:rect>
        <draw:frame presentation:style-name="Mpr5" draw:text-style-name="MP8" draw:layer="backgroundobjects" svg:width="8.806cm" svg:height="1.333cm" svg:x="0cm" svg:y="0cm" presentation:class="header">
          <draw:text-box>
            <text:p text:style-name="MP8"><text:span text:style-name="MT3"><presentation:header/></text:span></text:p>
          </draw:text-box>
        </draw:frame>
        <draw:frame presentation:style-name="Mpr6" draw:text-style-name="MP9" draw:layer="backgroundobjects" svg:width="8.807cm" svg:height="1.333cm" svg:x="11.508cm" svg:y="0cm" presentation:class="date-time">
          <draw:text-box>
            <text:p text:style-name="MP9"><text:span text:style-name="MT3"><text:date style:data-style-name="D3" text:date-value="2014-04-09">04/09/14</text:date></text:span></text:p>
          </draw:text-box>
        </draw:frame>
        <draw:page-thumbnail presentation:style-name="Title1-title" draw:layer="backgroundobjects" svg:width="13.335cm" svg:height="10.002cm" svg:x="3.492cm" svg:y="2.001cm" presentation:class="page"/>
        <draw:frame presentation:style-name="Title1-notes" draw:layer="backgroundobjects" svg:width="16.254cm" svg:height="12cm" svg:x="2.033cm" svg:y="12.668cm" presentation:class="notes" presentation:placeholder="true">
          <draw:text-box/>
        </draw:frame>
        <draw:frame presentation:style-name="Mpr7" draw:text-style-name="MP8" draw:layer="backgroundobjects" svg:width="8.806cm" svg:height="1.333cm" svg:x="0cm" svg:y="25.333cm" presentation:class="footer">
          <draw:text-box>
            <text:p text:style-name="MP8"><text:span text:style-name="MT3"><presentation:footer/></text:span></text:p>
          </draw:text-box>
        </draw:frame>
        <draw:frame presentation:style-name="Mpr8" draw:text-style-name="MP9" draw:layer="backgroundobjects" svg:width="8.807cm" svg:height="1.333cm" svg:x="11.508cm" svg:y="25.333cm" presentation:class="page-number">
          <draw:text-box>
            <text:p text:style-name="MP9"><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Module Name</dc:title>
    <meta:initial-creator>Mark Fisher</meta:initial-creator>
    <meta:creation-date>2006-09-22T09:51:11</meta:creation-date>
    <dc:date>2014-04-09T18:24:51</dc:date>
    <dc:language>en-US</dc:language>
    <meta:editing-cycles>252</meta:editing-cycles>
    <meta:editing-duration>P1DT12H20M40S</meta:editing-duration>
    <meta:document-statistic meta:object-count="360"/>
    <meta:user-defined meta:name="Info 1"/>
    <meta:user-defined meta:name="Info 2"/>
    <meta:user-defined meta:name="Info 3"/>
    <meta:user-defined meta:name="Info 4"/>
  </office:meta>
</office:document-meta>
</file>